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plot">
      <style:table-properties table:display="true" style:writing-mode="lr-tb"/>
    </style:style>
    <style:style style:name="ta2" style:family="table" style:master-page-name="PageStyle_5f_density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o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plot.V38" table:end-x="22.31pt" table:end-y="12.73pt" draw:z-index="0" draw:name="Chart 1" draw:style-name="gr1" draw:text-style-name="P1" svg:width="1494.71pt" svg:height="591.73pt" svg:x="0.74pt" svg:y="3.74pt">
              <draw:object draw:notify-on-update-of-ranges="density.D1:density.D1 density.D2:density.D2048 density.B2:density.B204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9">
          <table:table-cell table:style-name="ce1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nsity" table:style-name="ta2">
        <table:table-column table:style-name="co1" table:number-columns-repeated="1024" table:default-cell-style-name="Default"/>
        <table:table-row table:style-name="ro2">
          <table:table-cell table:style-name="ce2" office:value-type="string" calcext:value-type="string">
            <text:p>bin_min</text:p>
          </table:table-cell>
          <table:table-cell table:style-name="ce2" office:value-type="string" calcext:value-type="string">
            <text:p>bin_max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log</text:p>
          </table:table-cell>
          <table:table-cell table:number-columns-repeated="1020"/>
        </table:table-row>
        <table:table-row table:style-name="ro2">
          <table:table-cell table:style-name="ce2" office:value-type="float" office:value="-1023" calcext:value-type="float">
            <text:p>-1023</text:p>
          </table:table-cell>
          <table:table-cell table:style-name="ce2" office:value-type="float" office:value="-1024" calcext:value-type="float">
            <text:p>-10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22" calcext:value-type="float">
            <text:p>-1022</text:p>
          </table:table-cell>
          <table:table-cell table:style-name="ce2" office:value-type="float" office:value="-1023" calcext:value-type="float">
            <text:p>-10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21" calcext:value-type="float">
            <text:p>-1021</text:p>
          </table:table-cell>
          <table:table-cell table:style-name="ce2" office:value-type="float" office:value="-1022" calcext:value-type="float">
            <text:p>-10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20" calcext:value-type="float">
            <text:p>-1020</text:p>
          </table:table-cell>
          <table:table-cell table:style-name="ce2" office:value-type="float" office:value="-1021" calcext:value-type="float">
            <text:p>-10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9" calcext:value-type="float">
            <text:p>-1019</text:p>
          </table:table-cell>
          <table:table-cell table:style-name="ce2" office:value-type="float" office:value="-1020" calcext:value-type="float">
            <text:p>-10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8" calcext:value-type="float">
            <text:p>-1018</text:p>
          </table:table-cell>
          <table:table-cell table:style-name="ce2" office:value-type="float" office:value="-1019" calcext:value-type="float">
            <text:p>-10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7" calcext:value-type="float">
            <text:p>-1017</text:p>
          </table:table-cell>
          <table:table-cell table:style-name="ce2" office:value-type="float" office:value="-1018" calcext:value-type="float">
            <text:p>-10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6" calcext:value-type="float">
            <text:p>-1016</text:p>
          </table:table-cell>
          <table:table-cell table:style-name="ce2" office:value-type="float" office:value="-1017" calcext:value-type="float">
            <text:p>-10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5" calcext:value-type="float">
            <text:p>-1015</text:p>
          </table:table-cell>
          <table:table-cell table:style-name="ce2" office:value-type="float" office:value="-1016" calcext:value-type="float">
            <text:p>-10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4" calcext:value-type="float">
            <text:p>-1014</text:p>
          </table:table-cell>
          <table:table-cell table:style-name="ce2" office:value-type="float" office:value="-1015" calcext:value-type="float">
            <text:p>-10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3" calcext:value-type="float">
            <text:p>-1013</text:p>
          </table:table-cell>
          <table:table-cell table:style-name="ce2" office:value-type="float" office:value="-1014" calcext:value-type="float">
            <text:p>-10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2" calcext:value-type="float">
            <text:p>-1012</text:p>
          </table:table-cell>
          <table:table-cell table:style-name="ce2" office:value-type="float" office:value="-1013" calcext:value-type="float">
            <text:p>-10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1" calcext:value-type="float">
            <text:p>-1011</text:p>
          </table:table-cell>
          <table:table-cell table:style-name="ce2" office:value-type="float" office:value="-1012" calcext:value-type="float">
            <text:p>-10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10" calcext:value-type="float">
            <text:p>-1010</text:p>
          </table:table-cell>
          <table:table-cell table:style-name="ce2" office:value-type="float" office:value="-1011" calcext:value-type="float">
            <text:p>-10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9" calcext:value-type="float">
            <text:p>-1009</text:p>
          </table:table-cell>
          <table:table-cell table:style-name="ce2" office:value-type="float" office:value="-1010" calcext:value-type="float">
            <text:p>-10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8" calcext:value-type="float">
            <text:p>-1008</text:p>
          </table:table-cell>
          <table:table-cell table:style-name="ce2" office:value-type="float" office:value="-1009" calcext:value-type="float">
            <text:p>-10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7" calcext:value-type="float">
            <text:p>-1007</text:p>
          </table:table-cell>
          <table:table-cell table:style-name="ce2" office:value-type="float" office:value="-1008" calcext:value-type="float">
            <text:p>-10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6" calcext:value-type="float">
            <text:p>-1006</text:p>
          </table:table-cell>
          <table:table-cell table:style-name="ce2" office:value-type="float" office:value="-1007" calcext:value-type="float">
            <text:p>-10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5" calcext:value-type="float">
            <text:p>-1005</text:p>
          </table:table-cell>
          <table:table-cell table:style-name="ce2" office:value-type="float" office:value="-1006" calcext:value-type="float">
            <text:p>-10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4" calcext:value-type="float">
            <text:p>-1004</text:p>
          </table:table-cell>
          <table:table-cell table:style-name="ce2" office:value-type="float" office:value="-1005" calcext:value-type="float">
            <text:p>-10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3" calcext:value-type="float">
            <text:p>-1003</text:p>
          </table:table-cell>
          <table:table-cell table:style-name="ce2" office:value-type="float" office:value="-1004" calcext:value-type="float">
            <text:p>-10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2" calcext:value-type="float">
            <text:p>-1002</text:p>
          </table:table-cell>
          <table:table-cell table:style-name="ce2" office:value-type="float" office:value="-1003" calcext:value-type="float">
            <text:p>-10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1" calcext:value-type="float">
            <text:p>-1001</text:p>
          </table:table-cell>
          <table:table-cell table:style-name="ce2" office:value-type="float" office:value="-1002" calcext:value-type="float">
            <text:p>-10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1000" calcext:value-type="float">
            <text:p>-1000</text:p>
          </table:table-cell>
          <table:table-cell table:style-name="ce2" office:value-type="float" office:value="-1001" calcext:value-type="float">
            <text:p>-10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9" calcext:value-type="float">
            <text:p>-999</text:p>
          </table:table-cell>
          <table:table-cell table:style-name="ce2" office:value-type="float" office:value="-1000" calcext:value-type="float">
            <text:p>-10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8" calcext:value-type="float">
            <text:p>-998</text:p>
          </table:table-cell>
          <table:table-cell table:style-name="ce2" office:value-type="float" office:value="-999" calcext:value-type="float">
            <text:p>-9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7" calcext:value-type="float">
            <text:p>-997</text:p>
          </table:table-cell>
          <table:table-cell table:style-name="ce2" office:value-type="float" office:value="-998" calcext:value-type="float">
            <text:p>-9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6" calcext:value-type="float">
            <text:p>-996</text:p>
          </table:table-cell>
          <table:table-cell table:style-name="ce2" office:value-type="float" office:value="-997" calcext:value-type="float">
            <text:p>-9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5" calcext:value-type="float">
            <text:p>-995</text:p>
          </table:table-cell>
          <table:table-cell table:style-name="ce2" office:value-type="float" office:value="-996" calcext:value-type="float">
            <text:p>-9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4" calcext:value-type="float">
            <text:p>-994</text:p>
          </table:table-cell>
          <table:table-cell table:style-name="ce2" office:value-type="float" office:value="-995" calcext:value-type="float">
            <text:p>-9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3" calcext:value-type="float">
            <text:p>-993</text:p>
          </table:table-cell>
          <table:table-cell table:style-name="ce2" office:value-type="float" office:value="-994" calcext:value-type="float">
            <text:p>-9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2" calcext:value-type="float">
            <text:p>-992</text:p>
          </table:table-cell>
          <table:table-cell table:style-name="ce2" office:value-type="float" office:value="-993" calcext:value-type="float">
            <text:p>-9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1" calcext:value-type="float">
            <text:p>-991</text:p>
          </table:table-cell>
          <table:table-cell table:style-name="ce2" office:value-type="float" office:value="-992" calcext:value-type="float">
            <text:p>-9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90" calcext:value-type="float">
            <text:p>-990</text:p>
          </table:table-cell>
          <table:table-cell table:style-name="ce2" office:value-type="float" office:value="-991" calcext:value-type="float">
            <text:p>-9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9" calcext:value-type="float">
            <text:p>-989</text:p>
          </table:table-cell>
          <table:table-cell table:style-name="ce2" office:value-type="float" office:value="-990" calcext:value-type="float">
            <text:p>-9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8" calcext:value-type="float">
            <text:p>-988</text:p>
          </table:table-cell>
          <table:table-cell table:style-name="ce2" office:value-type="float" office:value="-989" calcext:value-type="float">
            <text:p>-9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7" calcext:value-type="float">
            <text:p>-987</text:p>
          </table:table-cell>
          <table:table-cell table:style-name="ce2" office:value-type="float" office:value="-988" calcext:value-type="float">
            <text:p>-9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6" calcext:value-type="float">
            <text:p>-986</text:p>
          </table:table-cell>
          <table:table-cell table:style-name="ce2" office:value-type="float" office:value="-987" calcext:value-type="float">
            <text:p>-9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5" calcext:value-type="float">
            <text:p>-985</text:p>
          </table:table-cell>
          <table:table-cell table:style-name="ce2" office:value-type="float" office:value="-986" calcext:value-type="float">
            <text:p>-9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4" calcext:value-type="float">
            <text:p>-984</text:p>
          </table:table-cell>
          <table:table-cell table:style-name="ce2" office:value-type="float" office:value="-985" calcext:value-type="float">
            <text:p>-9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3" calcext:value-type="float">
            <text:p>-983</text:p>
          </table:table-cell>
          <table:table-cell table:style-name="ce2" office:value-type="float" office:value="-984" calcext:value-type="float">
            <text:p>-9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2" calcext:value-type="float">
            <text:p>-982</text:p>
          </table:table-cell>
          <table:table-cell table:style-name="ce2" office:value-type="float" office:value="-983" calcext:value-type="float">
            <text:p>-9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1" calcext:value-type="float">
            <text:p>-981</text:p>
          </table:table-cell>
          <table:table-cell table:style-name="ce2" office:value-type="float" office:value="-982" calcext:value-type="float">
            <text:p>-9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80" calcext:value-type="float">
            <text:p>-980</text:p>
          </table:table-cell>
          <table:table-cell table:style-name="ce2" office:value-type="float" office:value="-981" calcext:value-type="float">
            <text:p>-9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9" calcext:value-type="float">
            <text:p>-979</text:p>
          </table:table-cell>
          <table:table-cell table:style-name="ce2" office:value-type="float" office:value="-980" calcext:value-type="float">
            <text:p>-9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8" calcext:value-type="float">
            <text:p>-978</text:p>
          </table:table-cell>
          <table:table-cell table:style-name="ce2" office:value-type="float" office:value="-979" calcext:value-type="float">
            <text:p>-9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7" calcext:value-type="float">
            <text:p>-977</text:p>
          </table:table-cell>
          <table:table-cell table:style-name="ce2" office:value-type="float" office:value="-978" calcext:value-type="float">
            <text:p>-9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6" calcext:value-type="float">
            <text:p>-976</text:p>
          </table:table-cell>
          <table:table-cell table:style-name="ce2" office:value-type="float" office:value="-977" calcext:value-type="float">
            <text:p>-9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5" calcext:value-type="float">
            <text:p>-975</text:p>
          </table:table-cell>
          <table:table-cell table:style-name="ce2" office:value-type="float" office:value="-976" calcext:value-type="float">
            <text:p>-9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4" calcext:value-type="float">
            <text:p>-974</text:p>
          </table:table-cell>
          <table:table-cell table:style-name="ce2" office:value-type="float" office:value="-975" calcext:value-type="float">
            <text:p>-9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3" calcext:value-type="float">
            <text:p>-973</text:p>
          </table:table-cell>
          <table:table-cell table:style-name="ce2" office:value-type="float" office:value="-974" calcext:value-type="float">
            <text:p>-9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2" calcext:value-type="float">
            <text:p>-972</text:p>
          </table:table-cell>
          <table:table-cell table:style-name="ce2" office:value-type="float" office:value="-973" calcext:value-type="float">
            <text:p>-9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1" calcext:value-type="float">
            <text:p>-971</text:p>
          </table:table-cell>
          <table:table-cell table:style-name="ce2" office:value-type="float" office:value="-972" calcext:value-type="float">
            <text:p>-9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70" calcext:value-type="float">
            <text:p>-970</text:p>
          </table:table-cell>
          <table:table-cell table:style-name="ce2" office:value-type="float" office:value="-971" calcext:value-type="float">
            <text:p>-9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9" calcext:value-type="float">
            <text:p>-969</text:p>
          </table:table-cell>
          <table:table-cell table:style-name="ce2" office:value-type="float" office:value="-970" calcext:value-type="float">
            <text:p>-9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8" calcext:value-type="float">
            <text:p>-968</text:p>
          </table:table-cell>
          <table:table-cell table:style-name="ce2" office:value-type="float" office:value="-969" calcext:value-type="float">
            <text:p>-9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7" calcext:value-type="float">
            <text:p>-967</text:p>
          </table:table-cell>
          <table:table-cell table:style-name="ce2" office:value-type="float" office:value="-968" calcext:value-type="float">
            <text:p>-9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6" calcext:value-type="float">
            <text:p>-966</text:p>
          </table:table-cell>
          <table:table-cell table:style-name="ce2" office:value-type="float" office:value="-967" calcext:value-type="float">
            <text:p>-9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5" calcext:value-type="float">
            <text:p>-965</text:p>
          </table:table-cell>
          <table:table-cell table:style-name="ce2" office:value-type="float" office:value="-966" calcext:value-type="float">
            <text:p>-9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4" calcext:value-type="float">
            <text:p>-964</text:p>
          </table:table-cell>
          <table:table-cell table:style-name="ce2" office:value-type="float" office:value="-965" calcext:value-type="float">
            <text:p>-9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3" calcext:value-type="float">
            <text:p>-963</text:p>
          </table:table-cell>
          <table:table-cell table:style-name="ce2" office:value-type="float" office:value="-964" calcext:value-type="float">
            <text:p>-9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2" calcext:value-type="float">
            <text:p>-962</text:p>
          </table:table-cell>
          <table:table-cell table:style-name="ce2" office:value-type="float" office:value="-963" calcext:value-type="float">
            <text:p>-9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1" calcext:value-type="float">
            <text:p>-961</text:p>
          </table:table-cell>
          <table:table-cell table:style-name="ce2" office:value-type="float" office:value="-962" calcext:value-type="float">
            <text:p>-9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60" calcext:value-type="float">
            <text:p>-960</text:p>
          </table:table-cell>
          <table:table-cell table:style-name="ce2" office:value-type="float" office:value="-961" calcext:value-type="float">
            <text:p>-9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9" calcext:value-type="float">
            <text:p>-959</text:p>
          </table:table-cell>
          <table:table-cell table:style-name="ce2" office:value-type="float" office:value="-960" calcext:value-type="float">
            <text:p>-9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8" calcext:value-type="float">
            <text:p>-958</text:p>
          </table:table-cell>
          <table:table-cell table:style-name="ce2" office:value-type="float" office:value="-959" calcext:value-type="float">
            <text:p>-9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7" calcext:value-type="float">
            <text:p>-957</text:p>
          </table:table-cell>
          <table:table-cell table:style-name="ce2" office:value-type="float" office:value="-958" calcext:value-type="float">
            <text:p>-9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6" calcext:value-type="float">
            <text:p>-956</text:p>
          </table:table-cell>
          <table:table-cell table:style-name="ce2" office:value-type="float" office:value="-957" calcext:value-type="float">
            <text:p>-9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5" calcext:value-type="float">
            <text:p>-955</text:p>
          </table:table-cell>
          <table:table-cell table:style-name="ce2" office:value-type="float" office:value="-956" calcext:value-type="float">
            <text:p>-9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4" calcext:value-type="float">
            <text:p>-954</text:p>
          </table:table-cell>
          <table:table-cell table:style-name="ce2" office:value-type="float" office:value="-955" calcext:value-type="float">
            <text:p>-9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3" calcext:value-type="float">
            <text:p>-953</text:p>
          </table:table-cell>
          <table:table-cell table:style-name="ce2" office:value-type="float" office:value="-954" calcext:value-type="float">
            <text:p>-9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2" calcext:value-type="float">
            <text:p>-952</text:p>
          </table:table-cell>
          <table:table-cell table:style-name="ce2" office:value-type="float" office:value="-953" calcext:value-type="float">
            <text:p>-9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1" calcext:value-type="float">
            <text:p>-951</text:p>
          </table:table-cell>
          <table:table-cell table:style-name="ce2" office:value-type="float" office:value="-952" calcext:value-type="float">
            <text:p>-9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-951" calcext:value-type="float">
            <text:p>-9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9" calcext:value-type="float">
            <text:p>-949</text:p>
          </table:table-cell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8" calcext:value-type="float">
            <text:p>-948</text:p>
          </table:table-cell>
          <table:table-cell table:style-name="ce2" office:value-type="float" office:value="-949" calcext:value-type="float">
            <text:p>-9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7" calcext:value-type="float">
            <text:p>-947</text:p>
          </table:table-cell>
          <table:table-cell table:style-name="ce2" office:value-type="float" office:value="-948" calcext:value-type="float">
            <text:p>-9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6" calcext:value-type="float">
            <text:p>-946</text:p>
          </table:table-cell>
          <table:table-cell table:style-name="ce2" office:value-type="float" office:value="-947" calcext:value-type="float">
            <text:p>-9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5" calcext:value-type="float">
            <text:p>-945</text:p>
          </table:table-cell>
          <table:table-cell table:style-name="ce2" office:value-type="float" office:value="-946" calcext:value-type="float">
            <text:p>-9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4" calcext:value-type="float">
            <text:p>-944</text:p>
          </table:table-cell>
          <table:table-cell table:style-name="ce2" office:value-type="float" office:value="-945" calcext:value-type="float">
            <text:p>-9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3" calcext:value-type="float">
            <text:p>-943</text:p>
          </table:table-cell>
          <table:table-cell table:style-name="ce2" office:value-type="float" office:value="-944" calcext:value-type="float">
            <text:p>-9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2" calcext:value-type="float">
            <text:p>-942</text:p>
          </table:table-cell>
          <table:table-cell table:style-name="ce2" office:value-type="float" office:value="-943" calcext:value-type="float">
            <text:p>-9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1" calcext:value-type="float">
            <text:p>-941</text:p>
          </table:table-cell>
          <table:table-cell table:style-name="ce2" office:value-type="float" office:value="-942" calcext:value-type="float">
            <text:p>-9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40" calcext:value-type="float">
            <text:p>-940</text:p>
          </table:table-cell>
          <table:table-cell table:style-name="ce2" office:value-type="float" office:value="-941" calcext:value-type="float">
            <text:p>-9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9" calcext:value-type="float">
            <text:p>-939</text:p>
          </table:table-cell>
          <table:table-cell table:style-name="ce2" office:value-type="float" office:value="-940" calcext:value-type="float">
            <text:p>-9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8" calcext:value-type="float">
            <text:p>-938</text:p>
          </table:table-cell>
          <table:table-cell table:style-name="ce2" office:value-type="float" office:value="-939" calcext:value-type="float">
            <text:p>-9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7" calcext:value-type="float">
            <text:p>-937</text:p>
          </table:table-cell>
          <table:table-cell table:style-name="ce2" office:value-type="float" office:value="-938" calcext:value-type="float">
            <text:p>-9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6" calcext:value-type="float">
            <text:p>-936</text:p>
          </table:table-cell>
          <table:table-cell table:style-name="ce2" office:value-type="float" office:value="-937" calcext:value-type="float">
            <text:p>-9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5" calcext:value-type="float">
            <text:p>-935</text:p>
          </table:table-cell>
          <table:table-cell table:style-name="ce2" office:value-type="float" office:value="-936" calcext:value-type="float">
            <text:p>-9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4" calcext:value-type="float">
            <text:p>-934</text:p>
          </table:table-cell>
          <table:table-cell table:style-name="ce2" office:value-type="float" office:value="-935" calcext:value-type="float">
            <text:p>-9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3" calcext:value-type="float">
            <text:p>-933</text:p>
          </table:table-cell>
          <table:table-cell table:style-name="ce2" office:value-type="float" office:value="-934" calcext:value-type="float">
            <text:p>-9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2" calcext:value-type="float">
            <text:p>-932</text:p>
          </table:table-cell>
          <table:table-cell table:style-name="ce2" office:value-type="float" office:value="-933" calcext:value-type="float">
            <text:p>-9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1" calcext:value-type="float">
            <text:p>-931</text:p>
          </table:table-cell>
          <table:table-cell table:style-name="ce2" office:value-type="float" office:value="-932" calcext:value-type="float">
            <text:p>-9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30" calcext:value-type="float">
            <text:p>-930</text:p>
          </table:table-cell>
          <table:table-cell table:style-name="ce2" office:value-type="float" office:value="-931" calcext:value-type="float">
            <text:p>-9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9" calcext:value-type="float">
            <text:p>-929</text:p>
          </table:table-cell>
          <table:table-cell table:style-name="ce2" office:value-type="float" office:value="-930" calcext:value-type="float">
            <text:p>-9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8" calcext:value-type="float">
            <text:p>-928</text:p>
          </table:table-cell>
          <table:table-cell table:style-name="ce2" office:value-type="float" office:value="-929" calcext:value-type="float">
            <text:p>-9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7" calcext:value-type="float">
            <text:p>-927</text:p>
          </table:table-cell>
          <table:table-cell table:style-name="ce2" office:value-type="float" office:value="-928" calcext:value-type="float">
            <text:p>-9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6" calcext:value-type="float">
            <text:p>-926</text:p>
          </table:table-cell>
          <table:table-cell table:style-name="ce2" office:value-type="float" office:value="-927" calcext:value-type="float">
            <text:p>-9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5" calcext:value-type="float">
            <text:p>-925</text:p>
          </table:table-cell>
          <table:table-cell table:style-name="ce2" office:value-type="float" office:value="-926" calcext:value-type="float">
            <text:p>-9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4" calcext:value-type="float">
            <text:p>-924</text:p>
          </table:table-cell>
          <table:table-cell table:style-name="ce2" office:value-type="float" office:value="-925" calcext:value-type="float">
            <text:p>-9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3" calcext:value-type="float">
            <text:p>-923</text:p>
          </table:table-cell>
          <table:table-cell table:style-name="ce2" office:value-type="float" office:value="-924" calcext:value-type="float">
            <text:p>-9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2" calcext:value-type="float">
            <text:p>-922</text:p>
          </table:table-cell>
          <table:table-cell table:style-name="ce2" office:value-type="float" office:value="-923" calcext:value-type="float">
            <text:p>-9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1" calcext:value-type="float">
            <text:p>-921</text:p>
          </table:table-cell>
          <table:table-cell table:style-name="ce2" office:value-type="float" office:value="-922" calcext:value-type="float">
            <text:p>-9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20" calcext:value-type="float">
            <text:p>-920</text:p>
          </table:table-cell>
          <table:table-cell table:style-name="ce2" office:value-type="float" office:value="-921" calcext:value-type="float">
            <text:p>-9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9" calcext:value-type="float">
            <text:p>-919</text:p>
          </table:table-cell>
          <table:table-cell table:style-name="ce2" office:value-type="float" office:value="-920" calcext:value-type="float">
            <text:p>-9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8" calcext:value-type="float">
            <text:p>-918</text:p>
          </table:table-cell>
          <table:table-cell table:style-name="ce2" office:value-type="float" office:value="-919" calcext:value-type="float">
            <text:p>-9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7" calcext:value-type="float">
            <text:p>-917</text:p>
          </table:table-cell>
          <table:table-cell table:style-name="ce2" office:value-type="float" office:value="-918" calcext:value-type="float">
            <text:p>-9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6" calcext:value-type="float">
            <text:p>-916</text:p>
          </table:table-cell>
          <table:table-cell table:style-name="ce2" office:value-type="float" office:value="-917" calcext:value-type="float">
            <text:p>-9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5" calcext:value-type="float">
            <text:p>-915</text:p>
          </table:table-cell>
          <table:table-cell table:style-name="ce2" office:value-type="float" office:value="-916" calcext:value-type="float">
            <text:p>-9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4" calcext:value-type="float">
            <text:p>-914</text:p>
          </table:table-cell>
          <table:table-cell table:style-name="ce2" office:value-type="float" office:value="-915" calcext:value-type="float">
            <text:p>-9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3" calcext:value-type="float">
            <text:p>-913</text:p>
          </table:table-cell>
          <table:table-cell table:style-name="ce2" office:value-type="float" office:value="-914" calcext:value-type="float">
            <text:p>-9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2" calcext:value-type="float">
            <text:p>-912</text:p>
          </table:table-cell>
          <table:table-cell table:style-name="ce2" office:value-type="float" office:value="-913" calcext:value-type="float">
            <text:p>-9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1" calcext:value-type="float">
            <text:p>-911</text:p>
          </table:table-cell>
          <table:table-cell table:style-name="ce2" office:value-type="float" office:value="-912" calcext:value-type="float">
            <text:p>-9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10" calcext:value-type="float">
            <text:p>-910</text:p>
          </table:table-cell>
          <table:table-cell table:style-name="ce2" office:value-type="float" office:value="-911" calcext:value-type="float">
            <text:p>-9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9" calcext:value-type="float">
            <text:p>-909</text:p>
          </table:table-cell>
          <table:table-cell table:style-name="ce2" office:value-type="float" office:value="-910" calcext:value-type="float">
            <text:p>-9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8" calcext:value-type="float">
            <text:p>-908</text:p>
          </table:table-cell>
          <table:table-cell table:style-name="ce2" office:value-type="float" office:value="-909" calcext:value-type="float">
            <text:p>-9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7" calcext:value-type="float">
            <text:p>-907</text:p>
          </table:table-cell>
          <table:table-cell table:style-name="ce2" office:value-type="float" office:value="-908" calcext:value-type="float">
            <text:p>-9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6" calcext:value-type="float">
            <text:p>-906</text:p>
          </table:table-cell>
          <table:table-cell table:style-name="ce2" office:value-type="float" office:value="-907" calcext:value-type="float">
            <text:p>-9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5" calcext:value-type="float">
            <text:p>-905</text:p>
          </table:table-cell>
          <table:table-cell table:style-name="ce2" office:value-type="float" office:value="-906" calcext:value-type="float">
            <text:p>-9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4" calcext:value-type="float">
            <text:p>-904</text:p>
          </table:table-cell>
          <table:table-cell table:style-name="ce2" office:value-type="float" office:value="-905" calcext:value-type="float">
            <text:p>-9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3" calcext:value-type="float">
            <text:p>-903</text:p>
          </table:table-cell>
          <table:table-cell table:style-name="ce2" office:value-type="float" office:value="-904" calcext:value-type="float">
            <text:p>-9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2" calcext:value-type="float">
            <text:p>-902</text:p>
          </table:table-cell>
          <table:table-cell table:style-name="ce2" office:value-type="float" office:value="-903" calcext:value-type="float">
            <text:p>-9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1" calcext:value-type="float">
            <text:p>-901</text:p>
          </table:table-cell>
          <table:table-cell table:style-name="ce2" office:value-type="float" office:value="-902" calcext:value-type="float">
            <text:p>-9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900" calcext:value-type="float">
            <text:p>-900</text:p>
          </table:table-cell>
          <table:table-cell table:style-name="ce2" office:value-type="float" office:value="-901" calcext:value-type="float">
            <text:p>-9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9" calcext:value-type="float">
            <text:p>-899</text:p>
          </table:table-cell>
          <table:table-cell table:style-name="ce2" office:value-type="float" office:value="-900" calcext:value-type="float">
            <text:p>-9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8" calcext:value-type="float">
            <text:p>-898</text:p>
          </table:table-cell>
          <table:table-cell table:style-name="ce2" office:value-type="float" office:value="-899" calcext:value-type="float">
            <text:p>-8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7" calcext:value-type="float">
            <text:p>-897</text:p>
          </table:table-cell>
          <table:table-cell table:style-name="ce2" office:value-type="float" office:value="-898" calcext:value-type="float">
            <text:p>-8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6" calcext:value-type="float">
            <text:p>-896</text:p>
          </table:table-cell>
          <table:table-cell table:style-name="ce2" office:value-type="float" office:value="-897" calcext:value-type="float">
            <text:p>-8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5" calcext:value-type="float">
            <text:p>-895</text:p>
          </table:table-cell>
          <table:table-cell table:style-name="ce2" office:value-type="float" office:value="-896" calcext:value-type="float">
            <text:p>-8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4" calcext:value-type="float">
            <text:p>-894</text:p>
          </table:table-cell>
          <table:table-cell table:style-name="ce2" office:value-type="float" office:value="-895" calcext:value-type="float">
            <text:p>-8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3" calcext:value-type="float">
            <text:p>-893</text:p>
          </table:table-cell>
          <table:table-cell table:style-name="ce2" office:value-type="float" office:value="-894" calcext:value-type="float">
            <text:p>-8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2" calcext:value-type="float">
            <text:p>-892</text:p>
          </table:table-cell>
          <table:table-cell table:style-name="ce2" office:value-type="float" office:value="-893" calcext:value-type="float">
            <text:p>-8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1" calcext:value-type="float">
            <text:p>-891</text:p>
          </table:table-cell>
          <table:table-cell table:style-name="ce2" office:value-type="float" office:value="-892" calcext:value-type="float">
            <text:p>-8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90" calcext:value-type="float">
            <text:p>-890</text:p>
          </table:table-cell>
          <table:table-cell table:style-name="ce2" office:value-type="float" office:value="-891" calcext:value-type="float">
            <text:p>-8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9" calcext:value-type="float">
            <text:p>-889</text:p>
          </table:table-cell>
          <table:table-cell table:style-name="ce2" office:value-type="float" office:value="-890" calcext:value-type="float">
            <text:p>-8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8" calcext:value-type="float">
            <text:p>-888</text:p>
          </table:table-cell>
          <table:table-cell table:style-name="ce2" office:value-type="float" office:value="-889" calcext:value-type="float">
            <text:p>-8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7" calcext:value-type="float">
            <text:p>-887</text:p>
          </table:table-cell>
          <table:table-cell table:style-name="ce2" office:value-type="float" office:value="-888" calcext:value-type="float">
            <text:p>-8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6" calcext:value-type="float">
            <text:p>-886</text:p>
          </table:table-cell>
          <table:table-cell table:style-name="ce2" office:value-type="float" office:value="-887" calcext:value-type="float">
            <text:p>-8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5" calcext:value-type="float">
            <text:p>-885</text:p>
          </table:table-cell>
          <table:table-cell table:style-name="ce2" office:value-type="float" office:value="-886" calcext:value-type="float">
            <text:p>-8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4" calcext:value-type="float">
            <text:p>-884</text:p>
          </table:table-cell>
          <table:table-cell table:style-name="ce2" office:value-type="float" office:value="-885" calcext:value-type="float">
            <text:p>-8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3" calcext:value-type="float">
            <text:p>-883</text:p>
          </table:table-cell>
          <table:table-cell table:style-name="ce2" office:value-type="float" office:value="-884" calcext:value-type="float">
            <text:p>-8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2" calcext:value-type="float">
            <text:p>-882</text:p>
          </table:table-cell>
          <table:table-cell table:style-name="ce2" office:value-type="float" office:value="-883" calcext:value-type="float">
            <text:p>-8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1" calcext:value-type="float">
            <text:p>-881</text:p>
          </table:table-cell>
          <table:table-cell table:style-name="ce2" office:value-type="float" office:value="-882" calcext:value-type="float">
            <text:p>-8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80" calcext:value-type="float">
            <text:p>-880</text:p>
          </table:table-cell>
          <table:table-cell table:style-name="ce2" office:value-type="float" office:value="-881" calcext:value-type="float">
            <text:p>-8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9" calcext:value-type="float">
            <text:p>-879</text:p>
          </table:table-cell>
          <table:table-cell table:style-name="ce2" office:value-type="float" office:value="-880" calcext:value-type="float">
            <text:p>-8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8" calcext:value-type="float">
            <text:p>-878</text:p>
          </table:table-cell>
          <table:table-cell table:style-name="ce2" office:value-type="float" office:value="-879" calcext:value-type="float">
            <text:p>-8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7" calcext:value-type="float">
            <text:p>-877</text:p>
          </table:table-cell>
          <table:table-cell table:style-name="ce2" office:value-type="float" office:value="-878" calcext:value-type="float">
            <text:p>-8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6" calcext:value-type="float">
            <text:p>-876</text:p>
          </table:table-cell>
          <table:table-cell table:style-name="ce2" office:value-type="float" office:value="-877" calcext:value-type="float">
            <text:p>-8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5" calcext:value-type="float">
            <text:p>-875</text:p>
          </table:table-cell>
          <table:table-cell table:style-name="ce2" office:value-type="float" office:value="-876" calcext:value-type="float">
            <text:p>-8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4" calcext:value-type="float">
            <text:p>-874</text:p>
          </table:table-cell>
          <table:table-cell table:style-name="ce2" office:value-type="float" office:value="-875" calcext:value-type="float">
            <text:p>-8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3" calcext:value-type="float">
            <text:p>-873</text:p>
          </table:table-cell>
          <table:table-cell table:style-name="ce2" office:value-type="float" office:value="-874" calcext:value-type="float">
            <text:p>-8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2" calcext:value-type="float">
            <text:p>-872</text:p>
          </table:table-cell>
          <table:table-cell table:style-name="ce2" office:value-type="float" office:value="-873" calcext:value-type="float">
            <text:p>-8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1" calcext:value-type="float">
            <text:p>-871</text:p>
          </table:table-cell>
          <table:table-cell table:style-name="ce2" office:value-type="float" office:value="-872" calcext:value-type="float">
            <text:p>-8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70" calcext:value-type="float">
            <text:p>-870</text:p>
          </table:table-cell>
          <table:table-cell table:style-name="ce2" office:value-type="float" office:value="-871" calcext:value-type="float">
            <text:p>-8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9" calcext:value-type="float">
            <text:p>-869</text:p>
          </table:table-cell>
          <table:table-cell table:style-name="ce2" office:value-type="float" office:value="-870" calcext:value-type="float">
            <text:p>-8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8" calcext:value-type="float">
            <text:p>-868</text:p>
          </table:table-cell>
          <table:table-cell table:style-name="ce2" office:value-type="float" office:value="-869" calcext:value-type="float">
            <text:p>-8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7" calcext:value-type="float">
            <text:p>-867</text:p>
          </table:table-cell>
          <table:table-cell table:style-name="ce2" office:value-type="float" office:value="-868" calcext:value-type="float">
            <text:p>-8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6" calcext:value-type="float">
            <text:p>-866</text:p>
          </table:table-cell>
          <table:table-cell table:style-name="ce2" office:value-type="float" office:value="-867" calcext:value-type="float">
            <text:p>-8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5" calcext:value-type="float">
            <text:p>-865</text:p>
          </table:table-cell>
          <table:table-cell table:style-name="ce2" office:value-type="float" office:value="-866" calcext:value-type="float">
            <text:p>-8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4" calcext:value-type="float">
            <text:p>-864</text:p>
          </table:table-cell>
          <table:table-cell table:style-name="ce2" office:value-type="float" office:value="-865" calcext:value-type="float">
            <text:p>-8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3" calcext:value-type="float">
            <text:p>-863</text:p>
          </table:table-cell>
          <table:table-cell table:style-name="ce2" office:value-type="float" office:value="-864" calcext:value-type="float">
            <text:p>-8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2" calcext:value-type="float">
            <text:p>-862</text:p>
          </table:table-cell>
          <table:table-cell table:style-name="ce2" office:value-type="float" office:value="-863" calcext:value-type="float">
            <text:p>-8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1" calcext:value-type="float">
            <text:p>-861</text:p>
          </table:table-cell>
          <table:table-cell table:style-name="ce2" office:value-type="float" office:value="-862" calcext:value-type="float">
            <text:p>-8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60" calcext:value-type="float">
            <text:p>-860</text:p>
          </table:table-cell>
          <table:table-cell table:style-name="ce2" office:value-type="float" office:value="-861" calcext:value-type="float">
            <text:p>-8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9" calcext:value-type="float">
            <text:p>-859</text:p>
          </table:table-cell>
          <table:table-cell table:style-name="ce2" office:value-type="float" office:value="-860" calcext:value-type="float">
            <text:p>-8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8" calcext:value-type="float">
            <text:p>-858</text:p>
          </table:table-cell>
          <table:table-cell table:style-name="ce2" office:value-type="float" office:value="-859" calcext:value-type="float">
            <text:p>-8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7" calcext:value-type="float">
            <text:p>-857</text:p>
          </table:table-cell>
          <table:table-cell table:style-name="ce2" office:value-type="float" office:value="-858" calcext:value-type="float">
            <text:p>-8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6" calcext:value-type="float">
            <text:p>-856</text:p>
          </table:table-cell>
          <table:table-cell table:style-name="ce2" office:value-type="float" office:value="-857" calcext:value-type="float">
            <text:p>-8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5" calcext:value-type="float">
            <text:p>-855</text:p>
          </table:table-cell>
          <table:table-cell table:style-name="ce2" office:value-type="float" office:value="-856" calcext:value-type="float">
            <text:p>-8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4" calcext:value-type="float">
            <text:p>-854</text:p>
          </table:table-cell>
          <table:table-cell table:style-name="ce2" office:value-type="float" office:value="-855" calcext:value-type="float">
            <text:p>-8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3" calcext:value-type="float">
            <text:p>-853</text:p>
          </table:table-cell>
          <table:table-cell table:style-name="ce2" office:value-type="float" office:value="-854" calcext:value-type="float">
            <text:p>-8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2" calcext:value-type="float">
            <text:p>-852</text:p>
          </table:table-cell>
          <table:table-cell table:style-name="ce2" office:value-type="float" office:value="-853" calcext:value-type="float">
            <text:p>-8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1" calcext:value-type="float">
            <text:p>-851</text:p>
          </table:table-cell>
          <table:table-cell table:style-name="ce2" office:value-type="float" office:value="-852" calcext:value-type="float">
            <text:p>-8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50" calcext:value-type="float">
            <text:p>-850</text:p>
          </table:table-cell>
          <table:table-cell table:style-name="ce2" office:value-type="float" office:value="-851" calcext:value-type="float">
            <text:p>-8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9" calcext:value-type="float">
            <text:p>-849</text:p>
          </table:table-cell>
          <table:table-cell table:style-name="ce2" office:value-type="float" office:value="-850" calcext:value-type="float">
            <text:p>-8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8" calcext:value-type="float">
            <text:p>-848</text:p>
          </table:table-cell>
          <table:table-cell table:style-name="ce2" office:value-type="float" office:value="-849" calcext:value-type="float">
            <text:p>-8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7" calcext:value-type="float">
            <text:p>-847</text:p>
          </table:table-cell>
          <table:table-cell table:style-name="ce2" office:value-type="float" office:value="-848" calcext:value-type="float">
            <text:p>-8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6" calcext:value-type="float">
            <text:p>-846</text:p>
          </table:table-cell>
          <table:table-cell table:style-name="ce2" office:value-type="float" office:value="-847" calcext:value-type="float">
            <text:p>-8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5" calcext:value-type="float">
            <text:p>-845</text:p>
          </table:table-cell>
          <table:table-cell table:style-name="ce2" office:value-type="float" office:value="-846" calcext:value-type="float">
            <text:p>-8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4" calcext:value-type="float">
            <text:p>-844</text:p>
          </table:table-cell>
          <table:table-cell table:style-name="ce2" office:value-type="float" office:value="-845" calcext:value-type="float">
            <text:p>-8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3" calcext:value-type="float">
            <text:p>-843</text:p>
          </table:table-cell>
          <table:table-cell table:style-name="ce2" office:value-type="float" office:value="-844" calcext:value-type="float">
            <text:p>-8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2" calcext:value-type="float">
            <text:p>-842</text:p>
          </table:table-cell>
          <table:table-cell table:style-name="ce2" office:value-type="float" office:value="-843" calcext:value-type="float">
            <text:p>-8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1" calcext:value-type="float">
            <text:p>-841</text:p>
          </table:table-cell>
          <table:table-cell table:style-name="ce2" office:value-type="float" office:value="-842" calcext:value-type="float">
            <text:p>-8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40" calcext:value-type="float">
            <text:p>-840</text:p>
          </table:table-cell>
          <table:table-cell table:style-name="ce2" office:value-type="float" office:value="-841" calcext:value-type="float">
            <text:p>-8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9" calcext:value-type="float">
            <text:p>-839</text:p>
          </table:table-cell>
          <table:table-cell table:style-name="ce2" office:value-type="float" office:value="-840" calcext:value-type="float">
            <text:p>-8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8" calcext:value-type="float">
            <text:p>-838</text:p>
          </table:table-cell>
          <table:table-cell table:style-name="ce2" office:value-type="float" office:value="-839" calcext:value-type="float">
            <text:p>-8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7" calcext:value-type="float">
            <text:p>-837</text:p>
          </table:table-cell>
          <table:table-cell table:style-name="ce2" office:value-type="float" office:value="-838" calcext:value-type="float">
            <text:p>-8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6" calcext:value-type="float">
            <text:p>-836</text:p>
          </table:table-cell>
          <table:table-cell table:style-name="ce2" office:value-type="float" office:value="-837" calcext:value-type="float">
            <text:p>-8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5" calcext:value-type="float">
            <text:p>-835</text:p>
          </table:table-cell>
          <table:table-cell table:style-name="ce2" office:value-type="float" office:value="-836" calcext:value-type="float">
            <text:p>-8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4" calcext:value-type="float">
            <text:p>-834</text:p>
          </table:table-cell>
          <table:table-cell table:style-name="ce2" office:value-type="float" office:value="-835" calcext:value-type="float">
            <text:p>-8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3" calcext:value-type="float">
            <text:p>-833</text:p>
          </table:table-cell>
          <table:table-cell table:style-name="ce2" office:value-type="float" office:value="-834" calcext:value-type="float">
            <text:p>-8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2" calcext:value-type="float">
            <text:p>-832</text:p>
          </table:table-cell>
          <table:table-cell table:style-name="ce2" office:value-type="float" office:value="-833" calcext:value-type="float">
            <text:p>-8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1" calcext:value-type="float">
            <text:p>-831</text:p>
          </table:table-cell>
          <table:table-cell table:style-name="ce2" office:value-type="float" office:value="-832" calcext:value-type="float">
            <text:p>-8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30" calcext:value-type="float">
            <text:p>-830</text:p>
          </table:table-cell>
          <table:table-cell table:style-name="ce2" office:value-type="float" office:value="-831" calcext:value-type="float">
            <text:p>-8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9" calcext:value-type="float">
            <text:p>-829</text:p>
          </table:table-cell>
          <table:table-cell table:style-name="ce2" office:value-type="float" office:value="-830" calcext:value-type="float">
            <text:p>-8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8" calcext:value-type="float">
            <text:p>-828</text:p>
          </table:table-cell>
          <table:table-cell table:style-name="ce2" office:value-type="float" office:value="-829" calcext:value-type="float">
            <text:p>-8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7" calcext:value-type="float">
            <text:p>-827</text:p>
          </table:table-cell>
          <table:table-cell table:style-name="ce2" office:value-type="float" office:value="-828" calcext:value-type="float">
            <text:p>-8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6" calcext:value-type="float">
            <text:p>-826</text:p>
          </table:table-cell>
          <table:table-cell table:style-name="ce2" office:value-type="float" office:value="-827" calcext:value-type="float">
            <text:p>-8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5" calcext:value-type="float">
            <text:p>-825</text:p>
          </table:table-cell>
          <table:table-cell table:style-name="ce2" office:value-type="float" office:value="-826" calcext:value-type="float">
            <text:p>-8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4" calcext:value-type="float">
            <text:p>-824</text:p>
          </table:table-cell>
          <table:table-cell table:style-name="ce2" office:value-type="float" office:value="-825" calcext:value-type="float">
            <text:p>-8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3" calcext:value-type="float">
            <text:p>-823</text:p>
          </table:table-cell>
          <table:table-cell table:style-name="ce2" office:value-type="float" office:value="-824" calcext:value-type="float">
            <text:p>-8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2" calcext:value-type="float">
            <text:p>-822</text:p>
          </table:table-cell>
          <table:table-cell table:style-name="ce2" office:value-type="float" office:value="-823" calcext:value-type="float">
            <text:p>-8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1" calcext:value-type="float">
            <text:p>-821</text:p>
          </table:table-cell>
          <table:table-cell table:style-name="ce2" office:value-type="float" office:value="-822" calcext:value-type="float">
            <text:p>-8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20" calcext:value-type="float">
            <text:p>-820</text:p>
          </table:table-cell>
          <table:table-cell table:style-name="ce2" office:value-type="float" office:value="-821" calcext:value-type="float">
            <text:p>-8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9" calcext:value-type="float">
            <text:p>-819</text:p>
          </table:table-cell>
          <table:table-cell table:style-name="ce2" office:value-type="float" office:value="-820" calcext:value-type="float">
            <text:p>-8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8" calcext:value-type="float">
            <text:p>-818</text:p>
          </table:table-cell>
          <table:table-cell table:style-name="ce2" office:value-type="float" office:value="-819" calcext:value-type="float">
            <text:p>-8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7" calcext:value-type="float">
            <text:p>-817</text:p>
          </table:table-cell>
          <table:table-cell table:style-name="ce2" office:value-type="float" office:value="-818" calcext:value-type="float">
            <text:p>-8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6" calcext:value-type="float">
            <text:p>-816</text:p>
          </table:table-cell>
          <table:table-cell table:style-name="ce2" office:value-type="float" office:value="-817" calcext:value-type="float">
            <text:p>-8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5" calcext:value-type="float">
            <text:p>-815</text:p>
          </table:table-cell>
          <table:table-cell table:style-name="ce2" office:value-type="float" office:value="-816" calcext:value-type="float">
            <text:p>-8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4" calcext:value-type="float">
            <text:p>-814</text:p>
          </table:table-cell>
          <table:table-cell table:style-name="ce2" office:value-type="float" office:value="-815" calcext:value-type="float">
            <text:p>-8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3" calcext:value-type="float">
            <text:p>-813</text:p>
          </table:table-cell>
          <table:table-cell table:style-name="ce2" office:value-type="float" office:value="-814" calcext:value-type="float">
            <text:p>-8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2" calcext:value-type="float">
            <text:p>-812</text:p>
          </table:table-cell>
          <table:table-cell table:style-name="ce2" office:value-type="float" office:value="-813" calcext:value-type="float">
            <text:p>-8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1" calcext:value-type="float">
            <text:p>-811</text:p>
          </table:table-cell>
          <table:table-cell table:style-name="ce2" office:value-type="float" office:value="-812" calcext:value-type="float">
            <text:p>-8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10" calcext:value-type="float">
            <text:p>-810</text:p>
          </table:table-cell>
          <table:table-cell table:style-name="ce2" office:value-type="float" office:value="-811" calcext:value-type="float">
            <text:p>-8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9" calcext:value-type="float">
            <text:p>-809</text:p>
          </table:table-cell>
          <table:table-cell table:style-name="ce2" office:value-type="float" office:value="-810" calcext:value-type="float">
            <text:p>-8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8" calcext:value-type="float">
            <text:p>-808</text:p>
          </table:table-cell>
          <table:table-cell table:style-name="ce2" office:value-type="float" office:value="-809" calcext:value-type="float">
            <text:p>-8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7" calcext:value-type="float">
            <text:p>-807</text:p>
          </table:table-cell>
          <table:table-cell table:style-name="ce2" office:value-type="float" office:value="-808" calcext:value-type="float">
            <text:p>-8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6" calcext:value-type="float">
            <text:p>-806</text:p>
          </table:table-cell>
          <table:table-cell table:style-name="ce2" office:value-type="float" office:value="-807" calcext:value-type="float">
            <text:p>-8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5" calcext:value-type="float">
            <text:p>-805</text:p>
          </table:table-cell>
          <table:table-cell table:style-name="ce2" office:value-type="float" office:value="-806" calcext:value-type="float">
            <text:p>-8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4" calcext:value-type="float">
            <text:p>-804</text:p>
          </table:table-cell>
          <table:table-cell table:style-name="ce2" office:value-type="float" office:value="-805" calcext:value-type="float">
            <text:p>-8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3" calcext:value-type="float">
            <text:p>-803</text:p>
          </table:table-cell>
          <table:table-cell table:style-name="ce2" office:value-type="float" office:value="-804" calcext:value-type="float">
            <text:p>-8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2" calcext:value-type="float">
            <text:p>-802</text:p>
          </table:table-cell>
          <table:table-cell table:style-name="ce2" office:value-type="float" office:value="-803" calcext:value-type="float">
            <text:p>-8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1" calcext:value-type="float">
            <text:p>-801</text:p>
          </table:table-cell>
          <table:table-cell table:style-name="ce2" office:value-type="float" office:value="-802" calcext:value-type="float">
            <text:p>-8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800" calcext:value-type="float">
            <text:p>-800</text:p>
          </table:table-cell>
          <table:table-cell table:style-name="ce2" office:value-type="float" office:value="-801" calcext:value-type="float">
            <text:p>-8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9" calcext:value-type="float">
            <text:p>-799</text:p>
          </table:table-cell>
          <table:table-cell table:style-name="ce2" office:value-type="float" office:value="-800" calcext:value-type="float">
            <text:p>-8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8" calcext:value-type="float">
            <text:p>-798</text:p>
          </table:table-cell>
          <table:table-cell table:style-name="ce2" office:value-type="float" office:value="-799" calcext:value-type="float">
            <text:p>-7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7" calcext:value-type="float">
            <text:p>-797</text:p>
          </table:table-cell>
          <table:table-cell table:style-name="ce2" office:value-type="float" office:value="-798" calcext:value-type="float">
            <text:p>-7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6" calcext:value-type="float">
            <text:p>-796</text:p>
          </table:table-cell>
          <table:table-cell table:style-name="ce2" office:value-type="float" office:value="-797" calcext:value-type="float">
            <text:p>-7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5" calcext:value-type="float">
            <text:p>-795</text:p>
          </table:table-cell>
          <table:table-cell table:style-name="ce2" office:value-type="float" office:value="-796" calcext:value-type="float">
            <text:p>-7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4" calcext:value-type="float">
            <text:p>-794</text:p>
          </table:table-cell>
          <table:table-cell table:style-name="ce2" office:value-type="float" office:value="-795" calcext:value-type="float">
            <text:p>-7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3" calcext:value-type="float">
            <text:p>-793</text:p>
          </table:table-cell>
          <table:table-cell table:style-name="ce2" office:value-type="float" office:value="-794" calcext:value-type="float">
            <text:p>-7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2" calcext:value-type="float">
            <text:p>-792</text:p>
          </table:table-cell>
          <table:table-cell table:style-name="ce2" office:value-type="float" office:value="-793" calcext:value-type="float">
            <text:p>-7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1" calcext:value-type="float">
            <text:p>-791</text:p>
          </table:table-cell>
          <table:table-cell table:style-name="ce2" office:value-type="float" office:value="-792" calcext:value-type="float">
            <text:p>-7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90" calcext:value-type="float">
            <text:p>-790</text:p>
          </table:table-cell>
          <table:table-cell table:style-name="ce2" office:value-type="float" office:value="-791" calcext:value-type="float">
            <text:p>-7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9" calcext:value-type="float">
            <text:p>-789</text:p>
          </table:table-cell>
          <table:table-cell table:style-name="ce2" office:value-type="float" office:value="-790" calcext:value-type="float">
            <text:p>-7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8" calcext:value-type="float">
            <text:p>-788</text:p>
          </table:table-cell>
          <table:table-cell table:style-name="ce2" office:value-type="float" office:value="-789" calcext:value-type="float">
            <text:p>-7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7" calcext:value-type="float">
            <text:p>-787</text:p>
          </table:table-cell>
          <table:table-cell table:style-name="ce2" office:value-type="float" office:value="-788" calcext:value-type="float">
            <text:p>-7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6" calcext:value-type="float">
            <text:p>-786</text:p>
          </table:table-cell>
          <table:table-cell table:style-name="ce2" office:value-type="float" office:value="-787" calcext:value-type="float">
            <text:p>-7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5" calcext:value-type="float">
            <text:p>-785</text:p>
          </table:table-cell>
          <table:table-cell table:style-name="ce2" office:value-type="float" office:value="-786" calcext:value-type="float">
            <text:p>-7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4" calcext:value-type="float">
            <text:p>-784</text:p>
          </table:table-cell>
          <table:table-cell table:style-name="ce2" office:value-type="float" office:value="-785" calcext:value-type="float">
            <text:p>-7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3" calcext:value-type="float">
            <text:p>-783</text:p>
          </table:table-cell>
          <table:table-cell table:style-name="ce2" office:value-type="float" office:value="-784" calcext:value-type="float">
            <text:p>-7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2" calcext:value-type="float">
            <text:p>-782</text:p>
          </table:table-cell>
          <table:table-cell table:style-name="ce2" office:value-type="float" office:value="-783" calcext:value-type="float">
            <text:p>-7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1" calcext:value-type="float">
            <text:p>-781</text:p>
          </table:table-cell>
          <table:table-cell table:style-name="ce2" office:value-type="float" office:value="-782" calcext:value-type="float">
            <text:p>-7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80" calcext:value-type="float">
            <text:p>-780</text:p>
          </table:table-cell>
          <table:table-cell table:style-name="ce2" office:value-type="float" office:value="-781" calcext:value-type="float">
            <text:p>-7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9" calcext:value-type="float">
            <text:p>-779</text:p>
          </table:table-cell>
          <table:table-cell table:style-name="ce2" office:value-type="float" office:value="-780" calcext:value-type="float">
            <text:p>-7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8" calcext:value-type="float">
            <text:p>-778</text:p>
          </table:table-cell>
          <table:table-cell table:style-name="ce2" office:value-type="float" office:value="-779" calcext:value-type="float">
            <text:p>-7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7" calcext:value-type="float">
            <text:p>-777</text:p>
          </table:table-cell>
          <table:table-cell table:style-name="ce2" office:value-type="float" office:value="-778" calcext:value-type="float">
            <text:p>-7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6" calcext:value-type="float">
            <text:p>-776</text:p>
          </table:table-cell>
          <table:table-cell table:style-name="ce2" office:value-type="float" office:value="-777" calcext:value-type="float">
            <text:p>-7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5" calcext:value-type="float">
            <text:p>-775</text:p>
          </table:table-cell>
          <table:table-cell table:style-name="ce2" office:value-type="float" office:value="-776" calcext:value-type="float">
            <text:p>-7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4" calcext:value-type="float">
            <text:p>-774</text:p>
          </table:table-cell>
          <table:table-cell table:style-name="ce2" office:value-type="float" office:value="-775" calcext:value-type="float">
            <text:p>-7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3" calcext:value-type="float">
            <text:p>-773</text:p>
          </table:table-cell>
          <table:table-cell table:style-name="ce2" office:value-type="float" office:value="-774" calcext:value-type="float">
            <text:p>-7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2" calcext:value-type="float">
            <text:p>-772</text:p>
          </table:table-cell>
          <table:table-cell table:style-name="ce2" office:value-type="float" office:value="-773" calcext:value-type="float">
            <text:p>-7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1" calcext:value-type="float">
            <text:p>-771</text:p>
          </table:table-cell>
          <table:table-cell table:style-name="ce2" office:value-type="float" office:value="-772" calcext:value-type="float">
            <text:p>-7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70" calcext:value-type="float">
            <text:p>-770</text:p>
          </table:table-cell>
          <table:table-cell table:style-name="ce2" office:value-type="float" office:value="-771" calcext:value-type="float">
            <text:p>-7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9" calcext:value-type="float">
            <text:p>-769</text:p>
          </table:table-cell>
          <table:table-cell table:style-name="ce2" office:value-type="float" office:value="-770" calcext:value-type="float">
            <text:p>-7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8" calcext:value-type="float">
            <text:p>-768</text:p>
          </table:table-cell>
          <table:table-cell table:style-name="ce2" office:value-type="float" office:value="-769" calcext:value-type="float">
            <text:p>-7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7" calcext:value-type="float">
            <text:p>-767</text:p>
          </table:table-cell>
          <table:table-cell table:style-name="ce2" office:value-type="float" office:value="-768" calcext:value-type="float">
            <text:p>-7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6" calcext:value-type="float">
            <text:p>-766</text:p>
          </table:table-cell>
          <table:table-cell table:style-name="ce2" office:value-type="float" office:value="-767" calcext:value-type="float">
            <text:p>-7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5" calcext:value-type="float">
            <text:p>-765</text:p>
          </table:table-cell>
          <table:table-cell table:style-name="ce2" office:value-type="float" office:value="-766" calcext:value-type="float">
            <text:p>-7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4" calcext:value-type="float">
            <text:p>-764</text:p>
          </table:table-cell>
          <table:table-cell table:style-name="ce2" office:value-type="float" office:value="-765" calcext:value-type="float">
            <text:p>-7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3" calcext:value-type="float">
            <text:p>-763</text:p>
          </table:table-cell>
          <table:table-cell table:style-name="ce2" office:value-type="float" office:value="-764" calcext:value-type="float">
            <text:p>-7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2" calcext:value-type="float">
            <text:p>-762</text:p>
          </table:table-cell>
          <table:table-cell table:style-name="ce2" office:value-type="float" office:value="-763" calcext:value-type="float">
            <text:p>-7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1" calcext:value-type="float">
            <text:p>-761</text:p>
          </table:table-cell>
          <table:table-cell table:style-name="ce2" office:value-type="float" office:value="-762" calcext:value-type="float">
            <text:p>-7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60" calcext:value-type="float">
            <text:p>-760</text:p>
          </table:table-cell>
          <table:table-cell table:style-name="ce2" office:value-type="float" office:value="-761" calcext:value-type="float">
            <text:p>-7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9" calcext:value-type="float">
            <text:p>-759</text:p>
          </table:table-cell>
          <table:table-cell table:style-name="ce2" office:value-type="float" office:value="-760" calcext:value-type="float">
            <text:p>-7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8" calcext:value-type="float">
            <text:p>-758</text:p>
          </table:table-cell>
          <table:table-cell table:style-name="ce2" office:value-type="float" office:value="-759" calcext:value-type="float">
            <text:p>-7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7" calcext:value-type="float">
            <text:p>-757</text:p>
          </table:table-cell>
          <table:table-cell table:style-name="ce2" office:value-type="float" office:value="-758" calcext:value-type="float">
            <text:p>-7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6" calcext:value-type="float">
            <text:p>-756</text:p>
          </table:table-cell>
          <table:table-cell table:style-name="ce2" office:value-type="float" office:value="-757" calcext:value-type="float">
            <text:p>-7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5" calcext:value-type="float">
            <text:p>-755</text:p>
          </table:table-cell>
          <table:table-cell table:style-name="ce2" office:value-type="float" office:value="-756" calcext:value-type="float">
            <text:p>-7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4" calcext:value-type="float">
            <text:p>-754</text:p>
          </table:table-cell>
          <table:table-cell table:style-name="ce2" office:value-type="float" office:value="-755" calcext:value-type="float">
            <text:p>-7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3" calcext:value-type="float">
            <text:p>-753</text:p>
          </table:table-cell>
          <table:table-cell table:style-name="ce2" office:value-type="float" office:value="-754" calcext:value-type="float">
            <text:p>-7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2" calcext:value-type="float">
            <text:p>-752</text:p>
          </table:table-cell>
          <table:table-cell table:style-name="ce2" office:value-type="float" office:value="-753" calcext:value-type="float">
            <text:p>-7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1" calcext:value-type="float">
            <text:p>-751</text:p>
          </table:table-cell>
          <table:table-cell table:style-name="ce2" office:value-type="float" office:value="-752" calcext:value-type="float">
            <text:p>-7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-751" calcext:value-type="float">
            <text:p>-7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9" calcext:value-type="float">
            <text:p>-749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8" calcext:value-type="float">
            <text:p>-748</text:p>
          </table:table-cell>
          <table:table-cell table:style-name="ce2" office:value-type="float" office:value="-749" calcext:value-type="float">
            <text:p>-7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7" calcext:value-type="float">
            <text:p>-747</text:p>
          </table:table-cell>
          <table:table-cell table:style-name="ce2" office:value-type="float" office:value="-748" calcext:value-type="float">
            <text:p>-7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6" calcext:value-type="float">
            <text:p>-746</text:p>
          </table:table-cell>
          <table:table-cell table:style-name="ce2" office:value-type="float" office:value="-747" calcext:value-type="float">
            <text:p>-7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5" calcext:value-type="float">
            <text:p>-745</text:p>
          </table:table-cell>
          <table:table-cell table:style-name="ce2" office:value-type="float" office:value="-746" calcext:value-type="float">
            <text:p>-7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4" calcext:value-type="float">
            <text:p>-744</text:p>
          </table:table-cell>
          <table:table-cell table:style-name="ce2" office:value-type="float" office:value="-745" calcext:value-type="float">
            <text:p>-7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3" calcext:value-type="float">
            <text:p>-743</text:p>
          </table:table-cell>
          <table:table-cell table:style-name="ce2" office:value-type="float" office:value="-744" calcext:value-type="float">
            <text:p>-7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2" calcext:value-type="float">
            <text:p>-742</text:p>
          </table:table-cell>
          <table:table-cell table:style-name="ce2" office:value-type="float" office:value="-743" calcext:value-type="float">
            <text:p>-7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1" calcext:value-type="float">
            <text:p>-741</text:p>
          </table:table-cell>
          <table:table-cell table:style-name="ce2" office:value-type="float" office:value="-742" calcext:value-type="float">
            <text:p>-7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40" calcext:value-type="float">
            <text:p>-740</text:p>
          </table:table-cell>
          <table:table-cell table:style-name="ce2" office:value-type="float" office:value="-741" calcext:value-type="float">
            <text:p>-7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9" calcext:value-type="float">
            <text:p>-739</text:p>
          </table:table-cell>
          <table:table-cell table:style-name="ce2" office:value-type="float" office:value="-740" calcext:value-type="float">
            <text:p>-7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8" calcext:value-type="float">
            <text:p>-738</text:p>
          </table:table-cell>
          <table:table-cell table:style-name="ce2" office:value-type="float" office:value="-739" calcext:value-type="float">
            <text:p>-7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7" calcext:value-type="float">
            <text:p>-737</text:p>
          </table:table-cell>
          <table:table-cell table:style-name="ce2" office:value-type="float" office:value="-738" calcext:value-type="float">
            <text:p>-7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6" calcext:value-type="float">
            <text:p>-736</text:p>
          </table:table-cell>
          <table:table-cell table:style-name="ce2" office:value-type="float" office:value="-737" calcext:value-type="float">
            <text:p>-7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5" calcext:value-type="float">
            <text:p>-735</text:p>
          </table:table-cell>
          <table:table-cell table:style-name="ce2" office:value-type="float" office:value="-736" calcext:value-type="float">
            <text:p>-7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4" calcext:value-type="float">
            <text:p>-734</text:p>
          </table:table-cell>
          <table:table-cell table:style-name="ce2" office:value-type="float" office:value="-735" calcext:value-type="float">
            <text:p>-7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3" calcext:value-type="float">
            <text:p>-733</text:p>
          </table:table-cell>
          <table:table-cell table:style-name="ce2" office:value-type="float" office:value="-734" calcext:value-type="float">
            <text:p>-7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2" calcext:value-type="float">
            <text:p>-732</text:p>
          </table:table-cell>
          <table:table-cell table:style-name="ce2" office:value-type="float" office:value="-733" calcext:value-type="float">
            <text:p>-7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1" calcext:value-type="float">
            <text:p>-731</text:p>
          </table:table-cell>
          <table:table-cell table:style-name="ce2" office:value-type="float" office:value="-732" calcext:value-type="float">
            <text:p>-7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30" calcext:value-type="float">
            <text:p>-730</text:p>
          </table:table-cell>
          <table:table-cell table:style-name="ce2" office:value-type="float" office:value="-731" calcext:value-type="float">
            <text:p>-7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9" calcext:value-type="float">
            <text:p>-729</text:p>
          </table:table-cell>
          <table:table-cell table:style-name="ce2" office:value-type="float" office:value="-730" calcext:value-type="float">
            <text:p>-7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8" calcext:value-type="float">
            <text:p>-728</text:p>
          </table:table-cell>
          <table:table-cell table:style-name="ce2" office:value-type="float" office:value="-729" calcext:value-type="float">
            <text:p>-7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7" calcext:value-type="float">
            <text:p>-727</text:p>
          </table:table-cell>
          <table:table-cell table:style-name="ce2" office:value-type="float" office:value="-728" calcext:value-type="float">
            <text:p>-7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6" calcext:value-type="float">
            <text:p>-726</text:p>
          </table:table-cell>
          <table:table-cell table:style-name="ce2" office:value-type="float" office:value="-727" calcext:value-type="float">
            <text:p>-7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5" calcext:value-type="float">
            <text:p>-725</text:p>
          </table:table-cell>
          <table:table-cell table:style-name="ce2" office:value-type="float" office:value="-726" calcext:value-type="float">
            <text:p>-7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4" calcext:value-type="float">
            <text:p>-724</text:p>
          </table:table-cell>
          <table:table-cell table:style-name="ce2" office:value-type="float" office:value="-725" calcext:value-type="float">
            <text:p>-7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3" calcext:value-type="float">
            <text:p>-723</text:p>
          </table:table-cell>
          <table:table-cell table:style-name="ce2" office:value-type="float" office:value="-724" calcext:value-type="float">
            <text:p>-7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2" calcext:value-type="float">
            <text:p>-722</text:p>
          </table:table-cell>
          <table:table-cell table:style-name="ce2" office:value-type="float" office:value="-723" calcext:value-type="float">
            <text:p>-7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1" calcext:value-type="float">
            <text:p>-721</text:p>
          </table:table-cell>
          <table:table-cell table:style-name="ce2" office:value-type="float" office:value="-722" calcext:value-type="float">
            <text:p>-7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20" calcext:value-type="float">
            <text:p>-720</text:p>
          </table:table-cell>
          <table:table-cell table:style-name="ce2" office:value-type="float" office:value="-721" calcext:value-type="float">
            <text:p>-7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9" calcext:value-type="float">
            <text:p>-719</text:p>
          </table:table-cell>
          <table:table-cell table:style-name="ce2" office:value-type="float" office:value="-720" calcext:value-type="float">
            <text:p>-7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8" calcext:value-type="float">
            <text:p>-718</text:p>
          </table:table-cell>
          <table:table-cell table:style-name="ce2" office:value-type="float" office:value="-719" calcext:value-type="float">
            <text:p>-7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7" calcext:value-type="float">
            <text:p>-717</text:p>
          </table:table-cell>
          <table:table-cell table:style-name="ce2" office:value-type="float" office:value="-718" calcext:value-type="float">
            <text:p>-7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6" calcext:value-type="float">
            <text:p>-716</text:p>
          </table:table-cell>
          <table:table-cell table:style-name="ce2" office:value-type="float" office:value="-717" calcext:value-type="float">
            <text:p>-7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5" calcext:value-type="float">
            <text:p>-715</text:p>
          </table:table-cell>
          <table:table-cell table:style-name="ce2" office:value-type="float" office:value="-716" calcext:value-type="float">
            <text:p>-7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4" calcext:value-type="float">
            <text:p>-714</text:p>
          </table:table-cell>
          <table:table-cell table:style-name="ce2" office:value-type="float" office:value="-715" calcext:value-type="float">
            <text:p>-7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3" calcext:value-type="float">
            <text:p>-713</text:p>
          </table:table-cell>
          <table:table-cell table:style-name="ce2" office:value-type="float" office:value="-714" calcext:value-type="float">
            <text:p>-7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2" calcext:value-type="float">
            <text:p>-712</text:p>
          </table:table-cell>
          <table:table-cell table:style-name="ce2" office:value-type="float" office:value="-713" calcext:value-type="float">
            <text:p>-7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1" calcext:value-type="float">
            <text:p>-711</text:p>
          </table:table-cell>
          <table:table-cell table:style-name="ce2" office:value-type="float" office:value="-712" calcext:value-type="float">
            <text:p>-7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10" calcext:value-type="float">
            <text:p>-710</text:p>
          </table:table-cell>
          <table:table-cell table:style-name="ce2" office:value-type="float" office:value="-711" calcext:value-type="float">
            <text:p>-7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9" calcext:value-type="float">
            <text:p>-709</text:p>
          </table:table-cell>
          <table:table-cell table:style-name="ce2" office:value-type="float" office:value="-710" calcext:value-type="float">
            <text:p>-7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8" calcext:value-type="float">
            <text:p>-708</text:p>
          </table:table-cell>
          <table:table-cell table:style-name="ce2" office:value-type="float" office:value="-709" calcext:value-type="float">
            <text:p>-7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7" calcext:value-type="float">
            <text:p>-707</text:p>
          </table:table-cell>
          <table:table-cell table:style-name="ce2" office:value-type="float" office:value="-708" calcext:value-type="float">
            <text:p>-7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6" calcext:value-type="float">
            <text:p>-706</text:p>
          </table:table-cell>
          <table:table-cell table:style-name="ce2" office:value-type="float" office:value="-707" calcext:value-type="float">
            <text:p>-7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5" calcext:value-type="float">
            <text:p>-705</text:p>
          </table:table-cell>
          <table:table-cell table:style-name="ce2" office:value-type="float" office:value="-706" calcext:value-type="float">
            <text:p>-7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4" calcext:value-type="float">
            <text:p>-704</text:p>
          </table:table-cell>
          <table:table-cell table:style-name="ce2" office:value-type="float" office:value="-705" calcext:value-type="float">
            <text:p>-7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3" calcext:value-type="float">
            <text:p>-703</text:p>
          </table:table-cell>
          <table:table-cell table:style-name="ce2" office:value-type="float" office:value="-704" calcext:value-type="float">
            <text:p>-7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2" calcext:value-type="float">
            <text:p>-702</text:p>
          </table:table-cell>
          <table:table-cell table:style-name="ce2" office:value-type="float" office:value="-703" calcext:value-type="float">
            <text:p>-7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1" calcext:value-type="float">
            <text:p>-701</text:p>
          </table:table-cell>
          <table:table-cell table:style-name="ce2" office:value-type="float" office:value="-702" calcext:value-type="float">
            <text:p>-7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700" calcext:value-type="float">
            <text:p>-700</text:p>
          </table:table-cell>
          <table:table-cell table:style-name="ce2" office:value-type="float" office:value="-701" calcext:value-type="float">
            <text:p>-7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9" calcext:value-type="float">
            <text:p>-699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8" calcext:value-type="float">
            <text:p>-698</text:p>
          </table:table-cell>
          <table:table-cell table:style-name="ce2" office:value-type="float" office:value="-699" calcext:value-type="float">
            <text:p>-6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7" calcext:value-type="float">
            <text:p>-697</text:p>
          </table:table-cell>
          <table:table-cell table:style-name="ce2" office:value-type="float" office:value="-698" calcext:value-type="float">
            <text:p>-6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6" calcext:value-type="float">
            <text:p>-696</text:p>
          </table:table-cell>
          <table:table-cell table:style-name="ce2" office:value-type="float" office:value="-697" calcext:value-type="float">
            <text:p>-6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5" calcext:value-type="float">
            <text:p>-695</text:p>
          </table:table-cell>
          <table:table-cell table:style-name="ce2" office:value-type="float" office:value="-696" calcext:value-type="float">
            <text:p>-6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4" calcext:value-type="float">
            <text:p>-694</text:p>
          </table:table-cell>
          <table:table-cell table:style-name="ce2" office:value-type="float" office:value="-695" calcext:value-type="float">
            <text:p>-6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3" calcext:value-type="float">
            <text:p>-693</text:p>
          </table:table-cell>
          <table:table-cell table:style-name="ce2" office:value-type="float" office:value="-694" calcext:value-type="float">
            <text:p>-6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2" calcext:value-type="float">
            <text:p>-692</text:p>
          </table:table-cell>
          <table:table-cell table:style-name="ce2" office:value-type="float" office:value="-693" calcext:value-type="float">
            <text:p>-6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1" calcext:value-type="float">
            <text:p>-691</text:p>
          </table:table-cell>
          <table:table-cell table:style-name="ce2" office:value-type="float" office:value="-692" calcext:value-type="float">
            <text:p>-6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90" calcext:value-type="float">
            <text:p>-690</text:p>
          </table:table-cell>
          <table:table-cell table:style-name="ce2" office:value-type="float" office:value="-691" calcext:value-type="float">
            <text:p>-6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9" calcext:value-type="float">
            <text:p>-689</text:p>
          </table:table-cell>
          <table:table-cell table:style-name="ce2" office:value-type="float" office:value="-690" calcext:value-type="float">
            <text:p>-6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8" calcext:value-type="float">
            <text:p>-688</text:p>
          </table:table-cell>
          <table:table-cell table:style-name="ce2" office:value-type="float" office:value="-689" calcext:value-type="float">
            <text:p>-6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7" calcext:value-type="float">
            <text:p>-687</text:p>
          </table:table-cell>
          <table:table-cell table:style-name="ce2" office:value-type="float" office:value="-688" calcext:value-type="float">
            <text:p>-6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6" calcext:value-type="float">
            <text:p>-686</text:p>
          </table:table-cell>
          <table:table-cell table:style-name="ce2" office:value-type="float" office:value="-687" calcext:value-type="float">
            <text:p>-6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5" calcext:value-type="float">
            <text:p>-685</text:p>
          </table:table-cell>
          <table:table-cell table:style-name="ce2" office:value-type="float" office:value="-686" calcext:value-type="float">
            <text:p>-6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4" calcext:value-type="float">
            <text:p>-684</text:p>
          </table:table-cell>
          <table:table-cell table:style-name="ce2" office:value-type="float" office:value="-685" calcext:value-type="float">
            <text:p>-6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3" calcext:value-type="float">
            <text:p>-683</text:p>
          </table:table-cell>
          <table:table-cell table:style-name="ce2" office:value-type="float" office:value="-684" calcext:value-type="float">
            <text:p>-6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2" calcext:value-type="float">
            <text:p>-682</text:p>
          </table:table-cell>
          <table:table-cell table:style-name="ce2" office:value-type="float" office:value="-683" calcext:value-type="float">
            <text:p>-6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1" calcext:value-type="float">
            <text:p>-681</text:p>
          </table:table-cell>
          <table:table-cell table:style-name="ce2" office:value-type="float" office:value="-682" calcext:value-type="float">
            <text:p>-6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80" calcext:value-type="float">
            <text:p>-680</text:p>
          </table:table-cell>
          <table:table-cell table:style-name="ce2" office:value-type="float" office:value="-681" calcext:value-type="float">
            <text:p>-6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9" calcext:value-type="float">
            <text:p>-679</text:p>
          </table:table-cell>
          <table:table-cell table:style-name="ce2" office:value-type="float" office:value="-680" calcext:value-type="float">
            <text:p>-6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8" calcext:value-type="float">
            <text:p>-678</text:p>
          </table:table-cell>
          <table:table-cell table:style-name="ce2" office:value-type="float" office:value="-679" calcext:value-type="float">
            <text:p>-6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7" calcext:value-type="float">
            <text:p>-677</text:p>
          </table:table-cell>
          <table:table-cell table:style-name="ce2" office:value-type="float" office:value="-678" calcext:value-type="float">
            <text:p>-6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6" calcext:value-type="float">
            <text:p>-676</text:p>
          </table:table-cell>
          <table:table-cell table:style-name="ce2" office:value-type="float" office:value="-677" calcext:value-type="float">
            <text:p>-6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5" calcext:value-type="float">
            <text:p>-675</text:p>
          </table:table-cell>
          <table:table-cell table:style-name="ce2" office:value-type="float" office:value="-676" calcext:value-type="float">
            <text:p>-6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4" calcext:value-type="float">
            <text:p>-674</text:p>
          </table:table-cell>
          <table:table-cell table:style-name="ce2" office:value-type="float" office:value="-675" calcext:value-type="float">
            <text:p>-6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3" calcext:value-type="float">
            <text:p>-673</text:p>
          </table:table-cell>
          <table:table-cell table:style-name="ce2" office:value-type="float" office:value="-674" calcext:value-type="float">
            <text:p>-6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2" calcext:value-type="float">
            <text:p>-672</text:p>
          </table:table-cell>
          <table:table-cell table:style-name="ce2" office:value-type="float" office:value="-673" calcext:value-type="float">
            <text:p>-6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1" calcext:value-type="float">
            <text:p>-671</text:p>
          </table:table-cell>
          <table:table-cell table:style-name="ce2" office:value-type="float" office:value="-672" calcext:value-type="float">
            <text:p>-6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70" calcext:value-type="float">
            <text:p>-670</text:p>
          </table:table-cell>
          <table:table-cell table:style-name="ce2" office:value-type="float" office:value="-671" calcext:value-type="float">
            <text:p>-6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9" calcext:value-type="float">
            <text:p>-669</text:p>
          </table:table-cell>
          <table:table-cell table:style-name="ce2" office:value-type="float" office:value="-670" calcext:value-type="float">
            <text:p>-6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8" calcext:value-type="float">
            <text:p>-668</text:p>
          </table:table-cell>
          <table:table-cell table:style-name="ce2" office:value-type="float" office:value="-669" calcext:value-type="float">
            <text:p>-6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7" calcext:value-type="float">
            <text:p>-667</text:p>
          </table:table-cell>
          <table:table-cell table:style-name="ce2" office:value-type="float" office:value="-668" calcext:value-type="float">
            <text:p>-6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6" calcext:value-type="float">
            <text:p>-666</text:p>
          </table:table-cell>
          <table:table-cell table:style-name="ce2" office:value-type="float" office:value="-667" calcext:value-type="float">
            <text:p>-6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5" calcext:value-type="float">
            <text:p>-665</text:p>
          </table:table-cell>
          <table:table-cell table:style-name="ce2" office:value-type="float" office:value="-666" calcext:value-type="float">
            <text:p>-6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4" calcext:value-type="float">
            <text:p>-664</text:p>
          </table:table-cell>
          <table:table-cell table:style-name="ce2" office:value-type="float" office:value="-665" calcext:value-type="float">
            <text:p>-6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3" calcext:value-type="float">
            <text:p>-663</text:p>
          </table:table-cell>
          <table:table-cell table:style-name="ce2" office:value-type="float" office:value="-664" calcext:value-type="float">
            <text:p>-6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2" calcext:value-type="float">
            <text:p>-662</text:p>
          </table:table-cell>
          <table:table-cell table:style-name="ce2" office:value-type="float" office:value="-663" calcext:value-type="float">
            <text:p>-6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1" calcext:value-type="float">
            <text:p>-661</text:p>
          </table:table-cell>
          <table:table-cell table:style-name="ce2" office:value-type="float" office:value="-662" calcext:value-type="float">
            <text:p>-6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60" calcext:value-type="float">
            <text:p>-660</text:p>
          </table:table-cell>
          <table:table-cell table:style-name="ce2" office:value-type="float" office:value="-661" calcext:value-type="float">
            <text:p>-6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9" calcext:value-type="float">
            <text:p>-659</text:p>
          </table:table-cell>
          <table:table-cell table:style-name="ce2" office:value-type="float" office:value="-660" calcext:value-type="float">
            <text:p>-6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8" calcext:value-type="float">
            <text:p>-658</text:p>
          </table:table-cell>
          <table:table-cell table:style-name="ce2" office:value-type="float" office:value="-659" calcext:value-type="float">
            <text:p>-6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7" calcext:value-type="float">
            <text:p>-657</text:p>
          </table:table-cell>
          <table:table-cell table:style-name="ce2" office:value-type="float" office:value="-658" calcext:value-type="float">
            <text:p>-6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6" calcext:value-type="float">
            <text:p>-656</text:p>
          </table:table-cell>
          <table:table-cell table:style-name="ce2" office:value-type="float" office:value="-657" calcext:value-type="float">
            <text:p>-6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5" calcext:value-type="float">
            <text:p>-655</text:p>
          </table:table-cell>
          <table:table-cell table:style-name="ce2" office:value-type="float" office:value="-656" calcext:value-type="float">
            <text:p>-6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4" calcext:value-type="float">
            <text:p>-654</text:p>
          </table:table-cell>
          <table:table-cell table:style-name="ce2" office:value-type="float" office:value="-655" calcext:value-type="float">
            <text:p>-6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3" calcext:value-type="float">
            <text:p>-653</text:p>
          </table:table-cell>
          <table:table-cell table:style-name="ce2" office:value-type="float" office:value="-654" calcext:value-type="float">
            <text:p>-6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2" calcext:value-type="float">
            <text:p>-652</text:p>
          </table:table-cell>
          <table:table-cell table:style-name="ce2" office:value-type="float" office:value="-653" calcext:value-type="float">
            <text:p>-6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1" calcext:value-type="float">
            <text:p>-651</text:p>
          </table:table-cell>
          <table:table-cell table:style-name="ce2" office:value-type="float" office:value="-652" calcext:value-type="float">
            <text:p>-6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-651" calcext:value-type="float">
            <text:p>-6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9" calcext:value-type="float">
            <text:p>-649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8" calcext:value-type="float">
            <text:p>-648</text:p>
          </table:table-cell>
          <table:table-cell table:style-name="ce2" office:value-type="float" office:value="-649" calcext:value-type="float">
            <text:p>-6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7" calcext:value-type="float">
            <text:p>-647</text:p>
          </table:table-cell>
          <table:table-cell table:style-name="ce2" office:value-type="float" office:value="-648" calcext:value-type="float">
            <text:p>-6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6" calcext:value-type="float">
            <text:p>-646</text:p>
          </table:table-cell>
          <table:table-cell table:style-name="ce2" office:value-type="float" office:value="-647" calcext:value-type="float">
            <text:p>-6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5" calcext:value-type="float">
            <text:p>-645</text:p>
          </table:table-cell>
          <table:table-cell table:style-name="ce2" office:value-type="float" office:value="-646" calcext:value-type="float">
            <text:p>-6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4" calcext:value-type="float">
            <text:p>-644</text:p>
          </table:table-cell>
          <table:table-cell table:style-name="ce2" office:value-type="float" office:value="-645" calcext:value-type="float">
            <text:p>-6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3" calcext:value-type="float">
            <text:p>-643</text:p>
          </table:table-cell>
          <table:table-cell table:style-name="ce2" office:value-type="float" office:value="-644" calcext:value-type="float">
            <text:p>-6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2" calcext:value-type="float">
            <text:p>-642</text:p>
          </table:table-cell>
          <table:table-cell table:style-name="ce2" office:value-type="float" office:value="-643" calcext:value-type="float">
            <text:p>-6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1" calcext:value-type="float">
            <text:p>-641</text:p>
          </table:table-cell>
          <table:table-cell table:style-name="ce2" office:value-type="float" office:value="-642" calcext:value-type="float">
            <text:p>-6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40" calcext:value-type="float">
            <text:p>-640</text:p>
          </table:table-cell>
          <table:table-cell table:style-name="ce2" office:value-type="float" office:value="-641" calcext:value-type="float">
            <text:p>-6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9" calcext:value-type="float">
            <text:p>-639</text:p>
          </table:table-cell>
          <table:table-cell table:style-name="ce2" office:value-type="float" office:value="-640" calcext:value-type="float">
            <text:p>-6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8" calcext:value-type="float">
            <text:p>-638</text:p>
          </table:table-cell>
          <table:table-cell table:style-name="ce2" office:value-type="float" office:value="-639" calcext:value-type="float">
            <text:p>-6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7" calcext:value-type="float">
            <text:p>-637</text:p>
          </table:table-cell>
          <table:table-cell table:style-name="ce2" office:value-type="float" office:value="-638" calcext:value-type="float">
            <text:p>-6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6" calcext:value-type="float">
            <text:p>-636</text:p>
          </table:table-cell>
          <table:table-cell table:style-name="ce2" office:value-type="float" office:value="-637" calcext:value-type="float">
            <text:p>-6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5" calcext:value-type="float">
            <text:p>-635</text:p>
          </table:table-cell>
          <table:table-cell table:style-name="ce2" office:value-type="float" office:value="-636" calcext:value-type="float">
            <text:p>-6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4" calcext:value-type="float">
            <text:p>-634</text:p>
          </table:table-cell>
          <table:table-cell table:style-name="ce2" office:value-type="float" office:value="-635" calcext:value-type="float">
            <text:p>-6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3" calcext:value-type="float">
            <text:p>-633</text:p>
          </table:table-cell>
          <table:table-cell table:style-name="ce2" office:value-type="float" office:value="-634" calcext:value-type="float">
            <text:p>-6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2" calcext:value-type="float">
            <text:p>-632</text:p>
          </table:table-cell>
          <table:table-cell table:style-name="ce2" office:value-type="float" office:value="-633" calcext:value-type="float">
            <text:p>-6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1" calcext:value-type="float">
            <text:p>-631</text:p>
          </table:table-cell>
          <table:table-cell table:style-name="ce2" office:value-type="float" office:value="-632" calcext:value-type="float">
            <text:p>-6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30" calcext:value-type="float">
            <text:p>-630</text:p>
          </table:table-cell>
          <table:table-cell table:style-name="ce2" office:value-type="float" office:value="-631" calcext:value-type="float">
            <text:p>-6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9" calcext:value-type="float">
            <text:p>-629</text:p>
          </table:table-cell>
          <table:table-cell table:style-name="ce2" office:value-type="float" office:value="-630" calcext:value-type="float">
            <text:p>-6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8" calcext:value-type="float">
            <text:p>-628</text:p>
          </table:table-cell>
          <table:table-cell table:style-name="ce2" office:value-type="float" office:value="-629" calcext:value-type="float">
            <text:p>-6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7" calcext:value-type="float">
            <text:p>-627</text:p>
          </table:table-cell>
          <table:table-cell table:style-name="ce2" office:value-type="float" office:value="-628" calcext:value-type="float">
            <text:p>-6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6" calcext:value-type="float">
            <text:p>-626</text:p>
          </table:table-cell>
          <table:table-cell table:style-name="ce2" office:value-type="float" office:value="-627" calcext:value-type="float">
            <text:p>-6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3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5" calcext:value-type="float">
            <text:p>-625</text:p>
          </table:table-cell>
          <table:table-cell table:style-name="ce2" office:value-type="float" office:value="-626" calcext:value-type="float">
            <text:p>-6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4" calcext:value-type="float">
            <text:p>-624</text:p>
          </table:table-cell>
          <table:table-cell table:style-name="ce2" office:value-type="float" office:value="-625" calcext:value-type="float">
            <text:p>-6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3" calcext:value-type="float">
            <text:p>-623</text:p>
          </table:table-cell>
          <table:table-cell table:style-name="ce2" office:value-type="float" office:value="-624" calcext:value-type="float">
            <text:p>-6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2" calcext:value-type="float">
            <text:p>-622</text:p>
          </table:table-cell>
          <table:table-cell table:style-name="ce2" office:value-type="float" office:value="-623" calcext:value-type="float">
            <text:p>-6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1" calcext:value-type="float">
            <text:p>-621</text:p>
          </table:table-cell>
          <table:table-cell table:style-name="ce2" office:value-type="float" office:value="-622" calcext:value-type="float">
            <text:p>-6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20" calcext:value-type="float">
            <text:p>-620</text:p>
          </table:table-cell>
          <table:table-cell table:style-name="ce2" office:value-type="float" office:value="-621" calcext:value-type="float">
            <text:p>-6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9" calcext:value-type="float">
            <text:p>-619</text:p>
          </table:table-cell>
          <table:table-cell table:style-name="ce2" office:value-type="float" office:value="-620" calcext:value-type="float">
            <text:p>-6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8" calcext:value-type="float">
            <text:p>-618</text:p>
          </table:table-cell>
          <table:table-cell table:style-name="ce2" office:value-type="float" office:value="-619" calcext:value-type="float">
            <text:p>-6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7" calcext:value-type="float">
            <text:p>-617</text:p>
          </table:table-cell>
          <table:table-cell table:style-name="ce2" office:value-type="float" office:value="-618" calcext:value-type="float">
            <text:p>-6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6" calcext:value-type="float">
            <text:p>-616</text:p>
          </table:table-cell>
          <table:table-cell table:style-name="ce2" office:value-type="float" office:value="-617" calcext:value-type="float">
            <text:p>-6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5" calcext:value-type="float">
            <text:p>-615</text:p>
          </table:table-cell>
          <table:table-cell table:style-name="ce2" office:value-type="float" office:value="-616" calcext:value-type="float">
            <text:p>-6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4" calcext:value-type="float">
            <text:p>-614</text:p>
          </table:table-cell>
          <table:table-cell table:style-name="ce2" office:value-type="float" office:value="-615" calcext:value-type="float">
            <text:p>-6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3" calcext:value-type="float">
            <text:p>-613</text:p>
          </table:table-cell>
          <table:table-cell table:style-name="ce2" office:value-type="float" office:value="-614" calcext:value-type="float">
            <text:p>-6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2" calcext:value-type="float">
            <text:p>-612</text:p>
          </table:table-cell>
          <table:table-cell table:style-name="ce2" office:value-type="float" office:value="-613" calcext:value-type="float">
            <text:p>-6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1" calcext:value-type="float">
            <text:p>-611</text:p>
          </table:table-cell>
          <table:table-cell table:style-name="ce2" office:value-type="float" office:value="-612" calcext:value-type="float">
            <text:p>-6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10" calcext:value-type="float">
            <text:p>-610</text:p>
          </table:table-cell>
          <table:table-cell table:style-name="ce2" office:value-type="float" office:value="-611" calcext:value-type="float">
            <text:p>-6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9" calcext:value-type="float">
            <text:p>-609</text:p>
          </table:table-cell>
          <table:table-cell table:style-name="ce2" office:value-type="float" office:value="-610" calcext:value-type="float">
            <text:p>-6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8" calcext:value-type="float">
            <text:p>-608</text:p>
          </table:table-cell>
          <table:table-cell table:style-name="ce2" office:value-type="float" office:value="-609" calcext:value-type="float">
            <text:p>-6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7" calcext:value-type="float">
            <text:p>-607</text:p>
          </table:table-cell>
          <table:table-cell table:style-name="ce2" office:value-type="float" office:value="-608" calcext:value-type="float">
            <text:p>-6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6" calcext:value-type="float">
            <text:p>-606</text:p>
          </table:table-cell>
          <table:table-cell table:style-name="ce2" office:value-type="float" office:value="-607" calcext:value-type="float">
            <text:p>-6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5" calcext:value-type="float">
            <text:p>-605</text:p>
          </table:table-cell>
          <table:table-cell table:style-name="ce2" office:value-type="float" office:value="-606" calcext:value-type="float">
            <text:p>-6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4" calcext:value-type="float">
            <text:p>-604</text:p>
          </table:table-cell>
          <table:table-cell table:style-name="ce2" office:value-type="float" office:value="-605" calcext:value-type="float">
            <text:p>-6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3" calcext:value-type="float">
            <text:p>-603</text:p>
          </table:table-cell>
          <table:table-cell table:style-name="ce2" office:value-type="float" office:value="-604" calcext:value-type="float">
            <text:p>-6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2" calcext:value-type="float">
            <text:p>-602</text:p>
          </table:table-cell>
          <table:table-cell table:style-name="ce2" office:value-type="float" office:value="-603" calcext:value-type="float">
            <text:p>-6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1" calcext:value-type="float">
            <text:p>-601</text:p>
          </table:table-cell>
          <table:table-cell table:style-name="ce2" office:value-type="float" office:value="-602" calcext:value-type="float">
            <text:p>-6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600" calcext:value-type="float">
            <text:p>-600</text:p>
          </table:table-cell>
          <table:table-cell table:style-name="ce2" office:value-type="float" office:value="-601" calcext:value-type="float">
            <text:p>-6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9" calcext:value-type="float">
            <text:p>-599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8" calcext:value-type="float">
            <text:p>-598</text:p>
          </table:table-cell>
          <table:table-cell table:style-name="ce2" office:value-type="float" office:value="-599" calcext:value-type="float">
            <text:p>-5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7" calcext:value-type="float">
            <text:p>-597</text:p>
          </table:table-cell>
          <table:table-cell table:style-name="ce2" office:value-type="float" office:value="-598" calcext:value-type="float">
            <text:p>-5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6" calcext:value-type="float">
            <text:p>-596</text:p>
          </table:table-cell>
          <table:table-cell table:style-name="ce2" office:value-type="float" office:value="-597" calcext:value-type="float">
            <text:p>-5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5" calcext:value-type="float">
            <text:p>-595</text:p>
          </table:table-cell>
          <table:table-cell table:style-name="ce2" office:value-type="float" office:value="-596" calcext:value-type="float">
            <text:p>-5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4" calcext:value-type="float">
            <text:p>-594</text:p>
          </table:table-cell>
          <table:table-cell table:style-name="ce2" office:value-type="float" office:value="-595" calcext:value-type="float">
            <text:p>-5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3" calcext:value-type="float">
            <text:p>-593</text:p>
          </table:table-cell>
          <table:table-cell table:style-name="ce2" office:value-type="float" office:value="-594" calcext:value-type="float">
            <text:p>-5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2" calcext:value-type="float">
            <text:p>-592</text:p>
          </table:table-cell>
          <table:table-cell table:style-name="ce2" office:value-type="float" office:value="-593" calcext:value-type="float">
            <text:p>-5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1" calcext:value-type="float">
            <text:p>-591</text:p>
          </table:table-cell>
          <table:table-cell table:style-name="ce2" office:value-type="float" office:value="-592" calcext:value-type="float">
            <text:p>-5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90" calcext:value-type="float">
            <text:p>-590</text:p>
          </table:table-cell>
          <table:table-cell table:style-name="ce2" office:value-type="float" office:value="-591" calcext:value-type="float">
            <text:p>-5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9" calcext:value-type="float">
            <text:p>-589</text:p>
          </table:table-cell>
          <table:table-cell table:style-name="ce2" office:value-type="float" office:value="-590" calcext:value-type="float">
            <text:p>-5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8" calcext:value-type="float">
            <text:p>-588</text:p>
          </table:table-cell>
          <table:table-cell table:style-name="ce2" office:value-type="float" office:value="-589" calcext:value-type="float">
            <text:p>-5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7" calcext:value-type="float">
            <text:p>-587</text:p>
          </table:table-cell>
          <table:table-cell table:style-name="ce2" office:value-type="float" office:value="-588" calcext:value-type="float">
            <text:p>-5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6" calcext:value-type="float">
            <text:p>-586</text:p>
          </table:table-cell>
          <table:table-cell table:style-name="ce2" office:value-type="float" office:value="-587" calcext:value-type="float">
            <text:p>-5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5" calcext:value-type="float">
            <text:p>-585</text:p>
          </table:table-cell>
          <table:table-cell table:style-name="ce2" office:value-type="float" office:value="-586" calcext:value-type="float">
            <text:p>-5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4" calcext:value-type="float">
            <text:p>-584</text:p>
          </table:table-cell>
          <table:table-cell table:style-name="ce2" office:value-type="float" office:value="-585" calcext:value-type="float">
            <text:p>-5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3" calcext:value-type="float">
            <text:p>-583</text:p>
          </table:table-cell>
          <table:table-cell table:style-name="ce2" office:value-type="float" office:value="-584" calcext:value-type="float">
            <text:p>-5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2" calcext:value-type="float">
            <text:p>-582</text:p>
          </table:table-cell>
          <table:table-cell table:style-name="ce2" office:value-type="float" office:value="-583" calcext:value-type="float">
            <text:p>-5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1" calcext:value-type="float">
            <text:p>-581</text:p>
          </table:table-cell>
          <table:table-cell table:style-name="ce2" office:value-type="float" office:value="-582" calcext:value-type="float">
            <text:p>-5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80" calcext:value-type="float">
            <text:p>-580</text:p>
          </table:table-cell>
          <table:table-cell table:style-name="ce2" office:value-type="float" office:value="-581" calcext:value-type="float">
            <text:p>-5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9" calcext:value-type="float">
            <text:p>-579</text:p>
          </table:table-cell>
          <table:table-cell table:style-name="ce2" office:value-type="float" office:value="-580" calcext:value-type="float">
            <text:p>-5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8" calcext:value-type="float">
            <text:p>-578</text:p>
          </table:table-cell>
          <table:table-cell table:style-name="ce2" office:value-type="float" office:value="-579" calcext:value-type="float">
            <text:p>-5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7" calcext:value-type="float">
            <text:p>-577</text:p>
          </table:table-cell>
          <table:table-cell table:style-name="ce2" office:value-type="float" office:value="-578" calcext:value-type="float">
            <text:p>-5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6" calcext:value-type="float">
            <text:p>-576</text:p>
          </table:table-cell>
          <table:table-cell table:style-name="ce2" office:value-type="float" office:value="-577" calcext:value-type="float">
            <text:p>-5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5" calcext:value-type="float">
            <text:p>-575</text:p>
          </table:table-cell>
          <table:table-cell table:style-name="ce2" office:value-type="float" office:value="-576" calcext:value-type="float">
            <text:p>-5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4" calcext:value-type="float">
            <text:p>-574</text:p>
          </table:table-cell>
          <table:table-cell table:style-name="ce2" office:value-type="float" office:value="-575" calcext:value-type="float">
            <text:p>-5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3" calcext:value-type="float">
            <text:p>-573</text:p>
          </table:table-cell>
          <table:table-cell table:style-name="ce2" office:value-type="float" office:value="-574" calcext:value-type="float">
            <text:p>-5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2" calcext:value-type="float">
            <text:p>-572</text:p>
          </table:table-cell>
          <table:table-cell table:style-name="ce2" office:value-type="float" office:value="-573" calcext:value-type="float">
            <text:p>-5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1" calcext:value-type="float">
            <text:p>-571</text:p>
          </table:table-cell>
          <table:table-cell table:style-name="ce2" office:value-type="float" office:value="-572" calcext:value-type="float">
            <text:p>-5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70" calcext:value-type="float">
            <text:p>-570</text:p>
          </table:table-cell>
          <table:table-cell table:style-name="ce2" office:value-type="float" office:value="-571" calcext:value-type="float">
            <text:p>-5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9" calcext:value-type="float">
            <text:p>-569</text:p>
          </table:table-cell>
          <table:table-cell table:style-name="ce2" office:value-type="float" office:value="-570" calcext:value-type="float">
            <text:p>-5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8" calcext:value-type="float">
            <text:p>-568</text:p>
          </table:table-cell>
          <table:table-cell table:style-name="ce2" office:value-type="float" office:value="-569" calcext:value-type="float">
            <text:p>-5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7" calcext:value-type="float">
            <text:p>-567</text:p>
          </table:table-cell>
          <table:table-cell table:style-name="ce2" office:value-type="float" office:value="-568" calcext:value-type="float">
            <text:p>-5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6" calcext:value-type="float">
            <text:p>-566</text:p>
          </table:table-cell>
          <table:table-cell table:style-name="ce2" office:value-type="float" office:value="-567" calcext:value-type="float">
            <text:p>-5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5" calcext:value-type="float">
            <text:p>-565</text:p>
          </table:table-cell>
          <table:table-cell table:style-name="ce2" office:value-type="float" office:value="-566" calcext:value-type="float">
            <text:p>-5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4" calcext:value-type="float">
            <text:p>-564</text:p>
          </table:table-cell>
          <table:table-cell table:style-name="ce2" office:value-type="float" office:value="-565" calcext:value-type="float">
            <text:p>-5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3" calcext:value-type="float">
            <text:p>-563</text:p>
          </table:table-cell>
          <table:table-cell table:style-name="ce2" office:value-type="float" office:value="-564" calcext:value-type="float">
            <text:p>-5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2" calcext:value-type="float">
            <text:p>-562</text:p>
          </table:table-cell>
          <table:table-cell table:style-name="ce2" office:value-type="float" office:value="-563" calcext:value-type="float">
            <text:p>-5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1" calcext:value-type="float">
            <text:p>-561</text:p>
          </table:table-cell>
          <table:table-cell table:style-name="ce2" office:value-type="float" office:value="-562" calcext:value-type="float">
            <text:p>-5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60" calcext:value-type="float">
            <text:p>-560</text:p>
          </table:table-cell>
          <table:table-cell table:style-name="ce2" office:value-type="float" office:value="-561" calcext:value-type="float">
            <text:p>-5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9" calcext:value-type="float">
            <text:p>-559</text:p>
          </table:table-cell>
          <table:table-cell table:style-name="ce2" office:value-type="float" office:value="-560" calcext:value-type="float">
            <text:p>-5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8" calcext:value-type="float">
            <text:p>-558</text:p>
          </table:table-cell>
          <table:table-cell table:style-name="ce2" office:value-type="float" office:value="-559" calcext:value-type="float">
            <text:p>-5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7" calcext:value-type="float">
            <text:p>-557</text:p>
          </table:table-cell>
          <table:table-cell table:style-name="ce2" office:value-type="float" office:value="-558" calcext:value-type="float">
            <text:p>-5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6" calcext:value-type="float">
            <text:p>-556</text:p>
          </table:table-cell>
          <table:table-cell table:style-name="ce2" office:value-type="float" office:value="-557" calcext:value-type="float">
            <text:p>-5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5" calcext:value-type="float">
            <text:p>-555</text:p>
          </table:table-cell>
          <table:table-cell table:style-name="ce2" office:value-type="float" office:value="-556" calcext:value-type="float">
            <text:p>-5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4" calcext:value-type="float">
            <text:p>-554</text:p>
          </table:table-cell>
          <table:table-cell table:style-name="ce2" office:value-type="float" office:value="-555" calcext:value-type="float">
            <text:p>-5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3" calcext:value-type="float">
            <text:p>-553</text:p>
          </table:table-cell>
          <table:table-cell table:style-name="ce2" office:value-type="float" office:value="-554" calcext:value-type="float">
            <text:p>-5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2" calcext:value-type="float">
            <text:p>-552</text:p>
          </table:table-cell>
          <table:table-cell table:style-name="ce2" office:value-type="float" office:value="-553" calcext:value-type="float">
            <text:p>-5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1" calcext:value-type="float">
            <text:p>-551</text:p>
          </table:table-cell>
          <table:table-cell table:style-name="ce2" office:value-type="float" office:value="-552" calcext:value-type="float">
            <text:p>-5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-551" calcext:value-type="float">
            <text:p>-5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9" calcext:value-type="float">
            <text:p>-549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8" calcext:value-type="float">
            <text:p>-548</text:p>
          </table:table-cell>
          <table:table-cell table:style-name="ce2" office:value-type="float" office:value="-549" calcext:value-type="float">
            <text:p>-5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7" calcext:value-type="float">
            <text:p>-547</text:p>
          </table:table-cell>
          <table:table-cell table:style-name="ce2" office:value-type="float" office:value="-548" calcext:value-type="float">
            <text:p>-5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6" calcext:value-type="float">
            <text:p>-546</text:p>
          </table:table-cell>
          <table:table-cell table:style-name="ce2" office:value-type="float" office:value="-547" calcext:value-type="float">
            <text:p>-5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5" calcext:value-type="float">
            <text:p>-545</text:p>
          </table:table-cell>
          <table:table-cell table:style-name="ce2" office:value-type="float" office:value="-546" calcext:value-type="float">
            <text:p>-5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4" calcext:value-type="float">
            <text:p>-544</text:p>
          </table:table-cell>
          <table:table-cell table:style-name="ce2" office:value-type="float" office:value="-545" calcext:value-type="float">
            <text:p>-5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3" calcext:value-type="float">
            <text:p>-543</text:p>
          </table:table-cell>
          <table:table-cell table:style-name="ce2" office:value-type="float" office:value="-544" calcext:value-type="float">
            <text:p>-5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2" calcext:value-type="float">
            <text:p>-542</text:p>
          </table:table-cell>
          <table:table-cell table:style-name="ce2" office:value-type="float" office:value="-543" calcext:value-type="float">
            <text:p>-5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1" calcext:value-type="float">
            <text:p>-541</text:p>
          </table:table-cell>
          <table:table-cell table:style-name="ce2" office:value-type="float" office:value="-542" calcext:value-type="float">
            <text:p>-5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40" calcext:value-type="float">
            <text:p>-540</text:p>
          </table:table-cell>
          <table:table-cell table:style-name="ce2" office:value-type="float" office:value="-541" calcext:value-type="float">
            <text:p>-5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9" calcext:value-type="float">
            <text:p>-539</text:p>
          </table:table-cell>
          <table:table-cell table:style-name="ce2" office:value-type="float" office:value="-540" calcext:value-type="float">
            <text:p>-5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8" calcext:value-type="float">
            <text:p>-538</text:p>
          </table:table-cell>
          <table:table-cell table:style-name="ce2" office:value-type="float" office:value="-539" calcext:value-type="float">
            <text:p>-5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7" calcext:value-type="float">
            <text:p>-537</text:p>
          </table:table-cell>
          <table:table-cell table:style-name="ce2" office:value-type="float" office:value="-538" calcext:value-type="float">
            <text:p>-5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6" calcext:value-type="float">
            <text:p>-536</text:p>
          </table:table-cell>
          <table:table-cell table:style-name="ce2" office:value-type="float" office:value="-537" calcext:value-type="float">
            <text:p>-5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5" calcext:value-type="float">
            <text:p>-535</text:p>
          </table:table-cell>
          <table:table-cell table:style-name="ce2" office:value-type="float" office:value="-536" calcext:value-type="float">
            <text:p>-5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4" calcext:value-type="float">
            <text:p>-534</text:p>
          </table:table-cell>
          <table:table-cell table:style-name="ce2" office:value-type="float" office:value="-535" calcext:value-type="float">
            <text:p>-5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3" calcext:value-type="float">
            <text:p>-533</text:p>
          </table:table-cell>
          <table:table-cell table:style-name="ce2" office:value-type="float" office:value="-534" calcext:value-type="float">
            <text:p>-5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2" calcext:value-type="float">
            <text:p>-532</text:p>
          </table:table-cell>
          <table:table-cell table:style-name="ce2" office:value-type="float" office:value="-533" calcext:value-type="float">
            <text:p>-5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1" calcext:value-type="float">
            <text:p>-531</text:p>
          </table:table-cell>
          <table:table-cell table:style-name="ce2" office:value-type="float" office:value="-532" calcext:value-type="float">
            <text:p>-5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30" calcext:value-type="float">
            <text:p>-530</text:p>
          </table:table-cell>
          <table:table-cell table:style-name="ce2" office:value-type="float" office:value="-531" calcext:value-type="float">
            <text:p>-5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9" calcext:value-type="float">
            <text:p>-529</text:p>
          </table:table-cell>
          <table:table-cell table:style-name="ce2" office:value-type="float" office:value="-530" calcext:value-type="float">
            <text:p>-5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8" calcext:value-type="float">
            <text:p>-528</text:p>
          </table:table-cell>
          <table:table-cell table:style-name="ce2" office:value-type="float" office:value="-529" calcext:value-type="float">
            <text:p>-5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7" calcext:value-type="float">
            <text:p>-527</text:p>
          </table:table-cell>
          <table:table-cell table:style-name="ce2" office:value-type="float" office:value="-528" calcext:value-type="float">
            <text:p>-5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6" calcext:value-type="float">
            <text:p>-526</text:p>
          </table:table-cell>
          <table:table-cell table:style-name="ce2" office:value-type="float" office:value="-527" calcext:value-type="float">
            <text:p>-5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4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5" calcext:value-type="float">
            <text:p>-525</text:p>
          </table:table-cell>
          <table:table-cell table:style-name="ce2" office:value-type="float" office:value="-526" calcext:value-type="float">
            <text:p>-5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4" calcext:value-type="float">
            <text:p>-524</text:p>
          </table:table-cell>
          <table:table-cell table:style-name="ce2" office:value-type="float" office:value="-525" calcext:value-type="float">
            <text:p>-5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3" calcext:value-type="float">
            <text:p>-523</text:p>
          </table:table-cell>
          <table:table-cell table:style-name="ce2" office:value-type="float" office:value="-524" calcext:value-type="float">
            <text:p>-5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2" calcext:value-type="float">
            <text:p>-522</text:p>
          </table:table-cell>
          <table:table-cell table:style-name="ce2" office:value-type="float" office:value="-523" calcext:value-type="float">
            <text:p>-5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1" calcext:value-type="float">
            <text:p>-521</text:p>
          </table:table-cell>
          <table:table-cell table:style-name="ce2" office:value-type="float" office:value="-522" calcext:value-type="float">
            <text:p>-5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20" calcext:value-type="float">
            <text:p>-520</text:p>
          </table:table-cell>
          <table:table-cell table:style-name="ce2" office:value-type="float" office:value="-521" calcext:value-type="float">
            <text:p>-5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19" calcext:value-type="float">
            <text:p>-519</text:p>
          </table:table-cell>
          <table:table-cell table:style-name="ce2" office:value-type="float" office:value="-520" calcext:value-type="float">
            <text:p>-5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18" calcext:value-type="float">
            <text:p>-518</text:p>
          </table:table-cell>
          <table:table-cell table:style-name="ce2" office:value-type="float" office:value="-519" calcext:value-type="float">
            <text:p>-5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17" calcext:value-type="float">
            <text:p>-517</text:p>
          </table:table-cell>
          <table:table-cell table:style-name="ce2" office:value-type="float" office:value="-518" calcext:value-type="float">
            <text:p>-5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16" calcext:value-type="float">
            <text:p>-516</text:p>
          </table:table-cell>
          <table:table-cell table:style-name="ce2" office:value-type="float" office:value="-517" calcext:value-type="float">
            <text:p>-5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15" calcext:value-type="float">
            <text:p>-515</text:p>
          </table:table-cell>
          <table:table-cell table:style-name="ce2" office:value-type="float" office:value="-516" calcext:value-type="float">
            <text:p>-5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14" calcext:value-type="float">
            <text:p>-514</text:p>
          </table:table-cell>
          <table:table-cell table:style-name="ce2" office:value-type="float" office:value="-515" calcext:value-type="float">
            <text:p>-5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13" calcext:value-type="float">
            <text:p>-513</text:p>
          </table:table-cell>
          <table:table-cell table:style-name="ce2" office:value-type="float" office:value="-514" calcext:value-type="float">
            <text:p>-5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12" calcext:value-type="float">
            <text:p>-512</text:p>
          </table:table-cell>
          <table:table-cell table:style-name="ce2" office:value-type="float" office:value="-513" calcext:value-type="float">
            <text:p>-5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5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-511" calcext:value-type="float">
            <text:p>-511</text:p>
          </table:table-cell>
          <table:table-cell table:style-name="ce2" office:value-type="float" office:value="-512" calcext:value-type="float">
            <text:p>-5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10" calcext:value-type="float">
            <text:p>-510</text:p>
          </table:table-cell>
          <table:table-cell table:style-name="ce2" office:value-type="float" office:value="-511" calcext:value-type="float">
            <text:p>-51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9" calcext:value-type="float">
            <text:p>-509</text:p>
          </table:table-cell>
          <table:table-cell table:style-name="ce2" office:value-type="float" office:value="-510" calcext:value-type="float">
            <text:p>-51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8" calcext:value-type="float">
            <text:p>-508</text:p>
          </table:table-cell>
          <table:table-cell table:style-name="ce2" office:value-type="float" office:value="-509" calcext:value-type="float">
            <text:p>-50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7" calcext:value-type="float">
            <text:p>-507</text:p>
          </table:table-cell>
          <table:table-cell table:style-name="ce2" office:value-type="float" office:value="-508" calcext:value-type="float">
            <text:p>-5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6" calcext:value-type="float">
            <text:p>-506</text:p>
          </table:table-cell>
          <table:table-cell table:style-name="ce2" office:value-type="float" office:value="-507" calcext:value-type="float">
            <text:p>-50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1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5" calcext:value-type="float">
            <text:p>-505</text:p>
          </table:table-cell>
          <table:table-cell table:style-name="ce2" office:value-type="float" office:value="-506" calcext:value-type="float">
            <text:p>-50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4" calcext:value-type="float">
            <text:p>-504</text:p>
          </table:table-cell>
          <table:table-cell table:style-name="ce2" office:value-type="float" office:value="-505" calcext:value-type="float">
            <text:p>-50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3" calcext:value-type="float">
            <text:p>-503</text:p>
          </table:table-cell>
          <table:table-cell table:style-name="ce2" office:value-type="float" office:value="-504" calcext:value-type="float">
            <text:p>-50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2" calcext:value-type="float">
            <text:p>-502</text:p>
          </table:table-cell>
          <table:table-cell table:style-name="ce2" office:value-type="float" office:value="-503" calcext:value-type="float">
            <text:p>-50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1" calcext:value-type="float">
            <text:p>-501</text:p>
          </table:table-cell>
          <table:table-cell table:style-name="ce2" office:value-type="float" office:value="-502" calcext:value-type="float">
            <text:p>-50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500" calcext:value-type="float">
            <text:p>-500</text:p>
          </table:table-cell>
          <table:table-cell table:style-name="ce2" office:value-type="float" office:value="-501" calcext:value-type="float">
            <text:p>-50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9" calcext:value-type="float">
            <text:p>-499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8" calcext:value-type="float">
            <text:p>-498</text:p>
          </table:table-cell>
          <table:table-cell table:style-name="ce2" office:value-type="float" office:value="-499" calcext:value-type="float">
            <text:p>-49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7" calcext:value-type="float">
            <text:p>-497</text:p>
          </table:table-cell>
          <table:table-cell table:style-name="ce2" office:value-type="float" office:value="-498" calcext:value-type="float">
            <text:p>-49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6" calcext:value-type="float">
            <text:p>-496</text:p>
          </table:table-cell>
          <table:table-cell table:style-name="ce2" office:value-type="float" office:value="-497" calcext:value-type="float">
            <text:p>-49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2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5" calcext:value-type="float">
            <text:p>-495</text:p>
          </table:table-cell>
          <table:table-cell table:style-name="ce2" office:value-type="float" office:value="-496" calcext:value-type="float">
            <text:p>-49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4" calcext:value-type="float">
            <text:p>-494</text:p>
          </table:table-cell>
          <table:table-cell table:style-name="ce2" office:value-type="float" office:value="-495" calcext:value-type="float">
            <text:p>-49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3" calcext:value-type="float">
            <text:p>-493</text:p>
          </table:table-cell>
          <table:table-cell table:style-name="ce2" office:value-type="float" office:value="-494" calcext:value-type="float">
            <text:p>-49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2" calcext:value-type="float">
            <text:p>-492</text:p>
          </table:table-cell>
          <table:table-cell table:style-name="ce2" office:value-type="float" office:value="-493" calcext:value-type="float">
            <text:p>-49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1" calcext:value-type="float">
            <text:p>-491</text:p>
          </table:table-cell>
          <table:table-cell table:style-name="ce2" office:value-type="float" office:value="-492" calcext:value-type="float">
            <text:p>-49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90" calcext:value-type="float">
            <text:p>-490</text:p>
          </table:table-cell>
          <table:table-cell table:style-name="ce2" office:value-type="float" office:value="-491" calcext:value-type="float">
            <text:p>-49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9" calcext:value-type="float">
            <text:p>-489</text:p>
          </table:table-cell>
          <table:table-cell table:style-name="ce2" office:value-type="float" office:value="-490" calcext:value-type="float">
            <text:p>-49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8" calcext:value-type="float">
            <text:p>-488</text:p>
          </table:table-cell>
          <table:table-cell table:style-name="ce2" office:value-type="float" office:value="-489" calcext:value-type="float">
            <text:p>-48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7" calcext:value-type="float">
            <text:p>-487</text:p>
          </table:table-cell>
          <table:table-cell table:style-name="ce2" office:value-type="float" office:value="-488" calcext:value-type="float">
            <text:p>-48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6" calcext:value-type="float">
            <text:p>-486</text:p>
          </table:table-cell>
          <table:table-cell table:style-name="ce2" office:value-type="float" office:value="-487" calcext:value-type="float">
            <text:p>-48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3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5" calcext:value-type="float">
            <text:p>-485</text:p>
          </table:table-cell>
          <table:table-cell table:style-name="ce2" office:value-type="float" office:value="-486" calcext:value-type="float">
            <text:p>-48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4" calcext:value-type="float">
            <text:p>-484</text:p>
          </table:table-cell>
          <table:table-cell table:style-name="ce2" office:value-type="float" office:value="-485" calcext:value-type="float">
            <text:p>-48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3" calcext:value-type="float">
            <text:p>-483</text:p>
          </table:table-cell>
          <table:table-cell table:style-name="ce2" office:value-type="float" office:value="-484" calcext:value-type="float">
            <text:p>-48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2" calcext:value-type="float">
            <text:p>-482</text:p>
          </table:table-cell>
          <table:table-cell table:style-name="ce2" office:value-type="float" office:value="-483" calcext:value-type="float">
            <text:p>-48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1" calcext:value-type="float">
            <text:p>-481</text:p>
          </table:table-cell>
          <table:table-cell table:style-name="ce2" office:value-type="float" office:value="-482" calcext:value-type="float">
            <text:p>-48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80" calcext:value-type="float">
            <text:p>-480</text:p>
          </table:table-cell>
          <table:table-cell table:style-name="ce2" office:value-type="float" office:value="-481" calcext:value-type="float">
            <text:p>-48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9" calcext:value-type="float">
            <text:p>-479</text:p>
          </table:table-cell>
          <table:table-cell table:style-name="ce2" office:value-type="float" office:value="-480" calcext:value-type="float">
            <text:p>-48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8" calcext:value-type="float">
            <text:p>-478</text:p>
          </table:table-cell>
          <table:table-cell table:style-name="ce2" office:value-type="float" office:value="-479" calcext:value-type="float">
            <text:p>-47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7" calcext:value-type="float">
            <text:p>-477</text:p>
          </table:table-cell>
          <table:table-cell table:style-name="ce2" office:value-type="float" office:value="-478" calcext:value-type="float">
            <text:p>-47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6" calcext:value-type="float">
            <text:p>-476</text:p>
          </table:table-cell>
          <table:table-cell table:style-name="ce2" office:value-type="float" office:value="-477" calcext:value-type="float">
            <text:p>-47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4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5" calcext:value-type="float">
            <text:p>-475</text:p>
          </table:table-cell>
          <table:table-cell table:style-name="ce2" office:value-type="float" office:value="-476" calcext:value-type="float">
            <text:p>-47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4" calcext:value-type="float">
            <text:p>-474</text:p>
          </table:table-cell>
          <table:table-cell table:style-name="ce2" office:value-type="float" office:value="-475" calcext:value-type="float">
            <text:p>-47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3" calcext:value-type="float">
            <text:p>-473</text:p>
          </table:table-cell>
          <table:table-cell table:style-name="ce2" office:value-type="float" office:value="-474" calcext:value-type="float">
            <text:p>-47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2" calcext:value-type="float">
            <text:p>-472</text:p>
          </table:table-cell>
          <table:table-cell table:style-name="ce2" office:value-type="float" office:value="-473" calcext:value-type="float">
            <text:p>-47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1" calcext:value-type="float">
            <text:p>-471</text:p>
          </table:table-cell>
          <table:table-cell table:style-name="ce2" office:value-type="float" office:value="-472" calcext:value-type="float">
            <text:p>-47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70" calcext:value-type="float">
            <text:p>-470</text:p>
          </table:table-cell>
          <table:table-cell table:style-name="ce2" office:value-type="float" office:value="-471" calcext:value-type="float">
            <text:p>-47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9" calcext:value-type="float">
            <text:p>-469</text:p>
          </table:table-cell>
          <table:table-cell table:style-name="ce2" office:value-type="float" office:value="-470" calcext:value-type="float">
            <text:p>-47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8" calcext:value-type="float">
            <text:p>-468</text:p>
          </table:table-cell>
          <table:table-cell table:style-name="ce2" office:value-type="float" office:value="-469" calcext:value-type="float">
            <text:p>-46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7" calcext:value-type="float">
            <text:p>-467</text:p>
          </table:table-cell>
          <table:table-cell table:style-name="ce2" office:value-type="float" office:value="-468" calcext:value-type="float">
            <text:p>-46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6" calcext:value-type="float">
            <text:p>-466</text:p>
          </table:table-cell>
          <table:table-cell table:style-name="ce2" office:value-type="float" office:value="-467" calcext:value-type="float">
            <text:p>-46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5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5" calcext:value-type="float">
            <text:p>-465</text:p>
          </table:table-cell>
          <table:table-cell table:style-name="ce2" office:value-type="float" office:value="-466" calcext:value-type="float">
            <text:p>-46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4" calcext:value-type="float">
            <text:p>-464</text:p>
          </table:table-cell>
          <table:table-cell table:style-name="ce2" office:value-type="float" office:value="-465" calcext:value-type="float">
            <text:p>-46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3" calcext:value-type="float">
            <text:p>-463</text:p>
          </table:table-cell>
          <table:table-cell table:style-name="ce2" office:value-type="float" office:value="-464" calcext:value-type="float">
            <text:p>-46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2" calcext:value-type="float">
            <text:p>-462</text:p>
          </table:table-cell>
          <table:table-cell table:style-name="ce2" office:value-type="float" office:value="-463" calcext:value-type="float">
            <text:p>-46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1" calcext:value-type="float">
            <text:p>-461</text:p>
          </table:table-cell>
          <table:table-cell table:style-name="ce2" office:value-type="float" office:value="-462" calcext:value-type="float">
            <text:p>-46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60" calcext:value-type="float">
            <text:p>-460</text:p>
          </table:table-cell>
          <table:table-cell table:style-name="ce2" office:value-type="float" office:value="-461" calcext:value-type="float">
            <text:p>-46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9" calcext:value-type="float">
            <text:p>-459</text:p>
          </table:table-cell>
          <table:table-cell table:style-name="ce2" office:value-type="float" office:value="-460" calcext:value-type="float">
            <text:p>-46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8" calcext:value-type="float">
            <text:p>-458</text:p>
          </table:table-cell>
          <table:table-cell table:style-name="ce2" office:value-type="float" office:value="-459" calcext:value-type="float">
            <text:p>-45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7" calcext:value-type="float">
            <text:p>-457</text:p>
          </table:table-cell>
          <table:table-cell table:style-name="ce2" office:value-type="float" office:value="-458" calcext:value-type="float">
            <text:p>-45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6" calcext:value-type="float">
            <text:p>-456</text:p>
          </table:table-cell>
          <table:table-cell table:style-name="ce2" office:value-type="float" office:value="-457" calcext:value-type="float">
            <text:p>-45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6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5" calcext:value-type="float">
            <text:p>-455</text:p>
          </table:table-cell>
          <table:table-cell table:style-name="ce2" office:value-type="float" office:value="-456" calcext:value-type="float">
            <text:p>-45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4" calcext:value-type="float">
            <text:p>-454</text:p>
          </table:table-cell>
          <table:table-cell table:style-name="ce2" office:value-type="float" office:value="-455" calcext:value-type="float">
            <text:p>-45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3" calcext:value-type="float">
            <text:p>-453</text:p>
          </table:table-cell>
          <table:table-cell table:style-name="ce2" office:value-type="float" office:value="-454" calcext:value-type="float">
            <text:p>-45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2" calcext:value-type="float">
            <text:p>-452</text:p>
          </table:table-cell>
          <table:table-cell table:style-name="ce2" office:value-type="float" office:value="-453" calcext:value-type="float">
            <text:p>-45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1" calcext:value-type="float">
            <text:p>-451</text:p>
          </table:table-cell>
          <table:table-cell table:style-name="ce2" office:value-type="float" office:value="-452" calcext:value-type="float">
            <text:p>-45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-451" calcext:value-type="float">
            <text:p>-45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9" calcext:value-type="float">
            <text:p>-449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8" calcext:value-type="float">
            <text:p>-448</text:p>
          </table:table-cell>
          <table:table-cell table:style-name="ce2" office:value-type="float" office:value="-449" calcext:value-type="float">
            <text:p>-44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7" calcext:value-type="float">
            <text:p>-447</text:p>
          </table:table-cell>
          <table:table-cell table:style-name="ce2" office:value-type="float" office:value="-448" calcext:value-type="float">
            <text:p>-44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6" calcext:value-type="float">
            <text:p>-446</text:p>
          </table:table-cell>
          <table:table-cell table:style-name="ce2" office:value-type="float" office:value="-447" calcext:value-type="float">
            <text:p>-44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7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5" calcext:value-type="float">
            <text:p>-445</text:p>
          </table:table-cell>
          <table:table-cell table:style-name="ce2" office:value-type="float" office:value="-446" calcext:value-type="float">
            <text:p>-44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4" calcext:value-type="float">
            <text:p>-444</text:p>
          </table:table-cell>
          <table:table-cell table:style-name="ce2" office:value-type="float" office:value="-445" calcext:value-type="float">
            <text:p>-44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3" calcext:value-type="float">
            <text:p>-443</text:p>
          </table:table-cell>
          <table:table-cell table:style-name="ce2" office:value-type="float" office:value="-444" calcext:value-type="float">
            <text:p>-44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2" calcext:value-type="float">
            <text:p>-442</text:p>
          </table:table-cell>
          <table:table-cell table:style-name="ce2" office:value-type="float" office:value="-443" calcext:value-type="float">
            <text:p>-44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1" calcext:value-type="float">
            <text:p>-441</text:p>
          </table:table-cell>
          <table:table-cell table:style-name="ce2" office:value-type="float" office:value="-442" calcext:value-type="float">
            <text:p>-44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40" calcext:value-type="float">
            <text:p>-440</text:p>
          </table:table-cell>
          <table:table-cell table:style-name="ce2" office:value-type="float" office:value="-441" calcext:value-type="float">
            <text:p>-44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9" calcext:value-type="float">
            <text:p>-439</text:p>
          </table:table-cell>
          <table:table-cell table:style-name="ce2" office:value-type="float" office:value="-440" calcext:value-type="float">
            <text:p>-44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8" calcext:value-type="float">
            <text:p>-438</text:p>
          </table:table-cell>
          <table:table-cell table:style-name="ce2" office:value-type="float" office:value="-439" calcext:value-type="float">
            <text:p>-43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7" calcext:value-type="float">
            <text:p>-437</text:p>
          </table:table-cell>
          <table:table-cell table:style-name="ce2" office:value-type="float" office:value="-438" calcext:value-type="float">
            <text:p>-43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6" calcext:value-type="float">
            <text:p>-436</text:p>
          </table:table-cell>
          <table:table-cell table:style-name="ce2" office:value-type="float" office:value="-437" calcext:value-type="float">
            <text:p>-43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8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5" calcext:value-type="float">
            <text:p>-435</text:p>
          </table:table-cell>
          <table:table-cell table:style-name="ce2" office:value-type="float" office:value="-436" calcext:value-type="float">
            <text:p>-43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4" calcext:value-type="float">
            <text:p>-434</text:p>
          </table:table-cell>
          <table:table-cell table:style-name="ce2" office:value-type="float" office:value="-435" calcext:value-type="float">
            <text:p>-43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3" calcext:value-type="float">
            <text:p>-433</text:p>
          </table:table-cell>
          <table:table-cell table:style-name="ce2" office:value-type="float" office:value="-434" calcext:value-type="float">
            <text:p>-43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2" calcext:value-type="float">
            <text:p>-432</text:p>
          </table:table-cell>
          <table:table-cell table:style-name="ce2" office:value-type="float" office:value="-433" calcext:value-type="float">
            <text:p>-43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1" calcext:value-type="float">
            <text:p>-431</text:p>
          </table:table-cell>
          <table:table-cell table:style-name="ce2" office:value-type="float" office:value="-432" calcext:value-type="float">
            <text:p>-43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30" calcext:value-type="float">
            <text:p>-430</text:p>
          </table:table-cell>
          <table:table-cell table:style-name="ce2" office:value-type="float" office:value="-431" calcext:value-type="float">
            <text:p>-43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9" calcext:value-type="float">
            <text:p>-429</text:p>
          </table:table-cell>
          <table:table-cell table:style-name="ce2" office:value-type="float" office:value="-430" calcext:value-type="float">
            <text:p>-43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8" calcext:value-type="float">
            <text:p>-428</text:p>
          </table:table-cell>
          <table:table-cell table:style-name="ce2" office:value-type="float" office:value="-429" calcext:value-type="float">
            <text:p>-42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7" calcext:value-type="float">
            <text:p>-427</text:p>
          </table:table-cell>
          <table:table-cell table:style-name="ce2" office:value-type="float" office:value="-428" calcext:value-type="float">
            <text:p>-42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6" calcext:value-type="float">
            <text:p>-426</text:p>
          </table:table-cell>
          <table:table-cell table:style-name="ce2" office:value-type="float" office:value="-427" calcext:value-type="float">
            <text:p>-42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59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5" calcext:value-type="float">
            <text:p>-425</text:p>
          </table:table-cell>
          <table:table-cell table:style-name="ce2" office:value-type="float" office:value="-426" calcext:value-type="float">
            <text:p>-42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4" calcext:value-type="float">
            <text:p>-424</text:p>
          </table:table-cell>
          <table:table-cell table:style-name="ce2" office:value-type="float" office:value="-425" calcext:value-type="float">
            <text:p>-42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3" calcext:value-type="float">
            <text:p>-423</text:p>
          </table:table-cell>
          <table:table-cell table:style-name="ce2" office:value-type="float" office:value="-424" calcext:value-type="float">
            <text:p>-42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2" calcext:value-type="float">
            <text:p>-422</text:p>
          </table:table-cell>
          <table:table-cell table:style-name="ce2" office:value-type="float" office:value="-423" calcext:value-type="float">
            <text:p>-42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1" calcext:value-type="float">
            <text:p>-421</text:p>
          </table:table-cell>
          <table:table-cell table:style-name="ce2" office:value-type="float" office:value="-422" calcext:value-type="float">
            <text:p>-42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20" calcext:value-type="float">
            <text:p>-420</text:p>
          </table:table-cell>
          <table:table-cell table:style-name="ce2" office:value-type="float" office:value="-421" calcext:value-type="float">
            <text:p>-42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9" calcext:value-type="float">
            <text:p>-419</text:p>
          </table:table-cell>
          <table:table-cell table:style-name="ce2" office:value-type="float" office:value="-420" calcext:value-type="float">
            <text:p>-42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8" calcext:value-type="float">
            <text:p>-418</text:p>
          </table:table-cell>
          <table:table-cell table:style-name="ce2" office:value-type="float" office:value="-419" calcext:value-type="float">
            <text:p>-41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7" calcext:value-type="float">
            <text:p>-417</text:p>
          </table:table-cell>
          <table:table-cell table:style-name="ce2" office:value-type="float" office:value="-418" calcext:value-type="float">
            <text:p>-41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6" calcext:value-type="float">
            <text:p>-416</text:p>
          </table:table-cell>
          <table:table-cell table:style-name="ce2" office:value-type="float" office:value="-417" calcext:value-type="float">
            <text:p>-41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0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5" calcext:value-type="float">
            <text:p>-415</text:p>
          </table:table-cell>
          <table:table-cell table:style-name="ce2" office:value-type="float" office:value="-416" calcext:value-type="float">
            <text:p>-41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4" calcext:value-type="float">
            <text:p>-414</text:p>
          </table:table-cell>
          <table:table-cell table:style-name="ce2" office:value-type="float" office:value="-415" calcext:value-type="float">
            <text:p>-41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3" calcext:value-type="float">
            <text:p>-413</text:p>
          </table:table-cell>
          <table:table-cell table:style-name="ce2" office:value-type="float" office:value="-414" calcext:value-type="float">
            <text:p>-41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2" calcext:value-type="float">
            <text:p>-412</text:p>
          </table:table-cell>
          <table:table-cell table:style-name="ce2" office:value-type="float" office:value="-413" calcext:value-type="float">
            <text:p>-41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1" calcext:value-type="float">
            <text:p>-411</text:p>
          </table:table-cell>
          <table:table-cell table:style-name="ce2" office:value-type="float" office:value="-412" calcext:value-type="float">
            <text:p>-4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10" calcext:value-type="float">
            <text:p>-410</text:p>
          </table:table-cell>
          <table:table-cell table:style-name="ce2" office:value-type="float" office:value="-411" calcext:value-type="float">
            <text:p>-41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9" calcext:value-type="float">
            <text:p>-409</text:p>
          </table:table-cell>
          <table:table-cell table:style-name="ce2" office:value-type="float" office:value="-410" calcext:value-type="float">
            <text:p>-41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8" calcext:value-type="float">
            <text:p>-408</text:p>
          </table:table-cell>
          <table:table-cell table:style-name="ce2" office:value-type="float" office:value="-409" calcext:value-type="float">
            <text:p>-40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7" calcext:value-type="float">
            <text:p>-407</text:p>
          </table:table-cell>
          <table:table-cell table:style-name="ce2" office:value-type="float" office:value="-408" calcext:value-type="float">
            <text:p>-4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6" calcext:value-type="float">
            <text:p>-406</text:p>
          </table:table-cell>
          <table:table-cell table:style-name="ce2" office:value-type="float" office:value="-407" calcext:value-type="float">
            <text:p>-40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1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5" calcext:value-type="float">
            <text:p>-405</text:p>
          </table:table-cell>
          <table:table-cell table:style-name="ce2" office:value-type="float" office:value="-406" calcext:value-type="float">
            <text:p>-40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4" calcext:value-type="float">
            <text:p>-404</text:p>
          </table:table-cell>
          <table:table-cell table:style-name="ce2" office:value-type="float" office:value="-405" calcext:value-type="float">
            <text:p>-40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3" calcext:value-type="float">
            <text:p>-403</text:p>
          </table:table-cell>
          <table:table-cell table:style-name="ce2" office:value-type="float" office:value="-404" calcext:value-type="float">
            <text:p>-40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2" calcext:value-type="float">
            <text:p>-402</text:p>
          </table:table-cell>
          <table:table-cell table:style-name="ce2" office:value-type="float" office:value="-403" calcext:value-type="float">
            <text:p>-40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1" calcext:value-type="float">
            <text:p>-401</text:p>
          </table:table-cell>
          <table:table-cell table:style-name="ce2" office:value-type="float" office:value="-402" calcext:value-type="float">
            <text:p>-40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-401" calcext:value-type="float">
            <text:p>-40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9" calcext:value-type="float">
            <text:p>-399</text:p>
          </table:table-cell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8" calcext:value-type="float">
            <text:p>-398</text:p>
          </table:table-cell>
          <table:table-cell table:style-name="ce2" office:value-type="float" office:value="-399" calcext:value-type="float">
            <text:p>-39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7" calcext:value-type="float">
            <text:p>-397</text:p>
          </table:table-cell>
          <table:table-cell table:style-name="ce2" office:value-type="float" office:value="-398" calcext:value-type="float">
            <text:p>-39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6" calcext:value-type="float">
            <text:p>-396</text:p>
          </table:table-cell>
          <table:table-cell table:style-name="ce2" office:value-type="float" office:value="-397" calcext:value-type="float">
            <text:p>-39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2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5" calcext:value-type="float">
            <text:p>-395</text:p>
          </table:table-cell>
          <table:table-cell table:style-name="ce2" office:value-type="float" office:value="-396" calcext:value-type="float">
            <text:p>-39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4" calcext:value-type="float">
            <text:p>-394</text:p>
          </table:table-cell>
          <table:table-cell table:style-name="ce2" office:value-type="float" office:value="-395" calcext:value-type="float">
            <text:p>-39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3" calcext:value-type="float">
            <text:p>-393</text:p>
          </table:table-cell>
          <table:table-cell table:style-name="ce2" office:value-type="float" office:value="-394" calcext:value-type="float">
            <text:p>-39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2" calcext:value-type="float">
            <text:p>-392</text:p>
          </table:table-cell>
          <table:table-cell table:style-name="ce2" office:value-type="float" office:value="-393" calcext:value-type="float">
            <text:p>-39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1" calcext:value-type="float">
            <text:p>-391</text:p>
          </table:table-cell>
          <table:table-cell table:style-name="ce2" office:value-type="float" office:value="-392" calcext:value-type="float">
            <text:p>-39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90" calcext:value-type="float">
            <text:p>-390</text:p>
          </table:table-cell>
          <table:table-cell table:style-name="ce2" office:value-type="float" office:value="-391" calcext:value-type="float">
            <text:p>-39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9" calcext:value-type="float">
            <text:p>-389</text:p>
          </table:table-cell>
          <table:table-cell table:style-name="ce2" office:value-type="float" office:value="-390" calcext:value-type="float">
            <text:p>-39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8" calcext:value-type="float">
            <text:p>-388</text:p>
          </table:table-cell>
          <table:table-cell table:style-name="ce2" office:value-type="float" office:value="-389" calcext:value-type="float">
            <text:p>-38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7" calcext:value-type="float">
            <text:p>-387</text:p>
          </table:table-cell>
          <table:table-cell table:style-name="ce2" office:value-type="float" office:value="-388" calcext:value-type="float">
            <text:p>-38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6" calcext:value-type="float">
            <text:p>-386</text:p>
          </table:table-cell>
          <table:table-cell table:style-name="ce2" office:value-type="float" office:value="-387" calcext:value-type="float">
            <text:p>-38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3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5" calcext:value-type="float">
            <text:p>-385</text:p>
          </table:table-cell>
          <table:table-cell table:style-name="ce2" office:value-type="float" office:value="-386" calcext:value-type="float">
            <text:p>-38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4" calcext:value-type="float">
            <text:p>-384</text:p>
          </table:table-cell>
          <table:table-cell table:style-name="ce2" office:value-type="float" office:value="-385" calcext:value-type="float">
            <text:p>-38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3" calcext:value-type="float">
            <text:p>-383</text:p>
          </table:table-cell>
          <table:table-cell table:style-name="ce2" office:value-type="float" office:value="-384" calcext:value-type="float">
            <text:p>-38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2" calcext:value-type="float">
            <text:p>-382</text:p>
          </table:table-cell>
          <table:table-cell table:style-name="ce2" office:value-type="float" office:value="-383" calcext:value-type="float">
            <text:p>-38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1" calcext:value-type="float">
            <text:p>-381</text:p>
          </table:table-cell>
          <table:table-cell table:style-name="ce2" office:value-type="float" office:value="-382" calcext:value-type="float">
            <text:p>-38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80" calcext:value-type="float">
            <text:p>-380</text:p>
          </table:table-cell>
          <table:table-cell table:style-name="ce2" office:value-type="float" office:value="-381" calcext:value-type="float">
            <text:p>-38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9" calcext:value-type="float">
            <text:p>-379</text:p>
          </table:table-cell>
          <table:table-cell table:style-name="ce2" office:value-type="float" office:value="-380" calcext:value-type="float">
            <text:p>-38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8" calcext:value-type="float">
            <text:p>-378</text:p>
          </table:table-cell>
          <table:table-cell table:style-name="ce2" office:value-type="float" office:value="-379" calcext:value-type="float">
            <text:p>-37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7" calcext:value-type="float">
            <text:p>-377</text:p>
          </table:table-cell>
          <table:table-cell table:style-name="ce2" office:value-type="float" office:value="-378" calcext:value-type="float">
            <text:p>-37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6" calcext:value-type="float">
            <text:p>-376</text:p>
          </table:table-cell>
          <table:table-cell table:style-name="ce2" office:value-type="float" office:value="-377" calcext:value-type="float">
            <text:p>-37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4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5" calcext:value-type="float">
            <text:p>-375</text:p>
          </table:table-cell>
          <table:table-cell table:style-name="ce2" office:value-type="float" office:value="-376" calcext:value-type="float">
            <text:p>-37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4" calcext:value-type="float">
            <text:p>-374</text:p>
          </table:table-cell>
          <table:table-cell table:style-name="ce2" office:value-type="float" office:value="-375" calcext:value-type="float">
            <text:p>-37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3" calcext:value-type="float">
            <text:p>-373</text:p>
          </table:table-cell>
          <table:table-cell table:style-name="ce2" office:value-type="float" office:value="-374" calcext:value-type="float">
            <text:p>-37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2" calcext:value-type="float">
            <text:p>-372</text:p>
          </table:table-cell>
          <table:table-cell table:style-name="ce2" office:value-type="float" office:value="-373" calcext:value-type="float">
            <text:p>-37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1" calcext:value-type="float">
            <text:p>-371</text:p>
          </table:table-cell>
          <table:table-cell table:style-name="ce2" office:value-type="float" office:value="-372" calcext:value-type="float">
            <text:p>-37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70" calcext:value-type="float">
            <text:p>-370</text:p>
          </table:table-cell>
          <table:table-cell table:style-name="ce2" office:value-type="float" office:value="-371" calcext:value-type="float">
            <text:p>-37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9" calcext:value-type="float">
            <text:p>-369</text:p>
          </table:table-cell>
          <table:table-cell table:style-name="ce2" office:value-type="float" office:value="-370" calcext:value-type="float">
            <text:p>-37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8" calcext:value-type="float">
            <text:p>-368</text:p>
          </table:table-cell>
          <table:table-cell table:style-name="ce2" office:value-type="float" office:value="-369" calcext:value-type="float">
            <text:p>-36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7" calcext:value-type="float">
            <text:p>-367</text:p>
          </table:table-cell>
          <table:table-cell table:style-name="ce2" office:value-type="float" office:value="-368" calcext:value-type="float">
            <text:p>-36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6" calcext:value-type="float">
            <text:p>-366</text:p>
          </table:table-cell>
          <table:table-cell table:style-name="ce2" office:value-type="float" office:value="-367" calcext:value-type="float">
            <text:p>-36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5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5" calcext:value-type="float">
            <text:p>-365</text:p>
          </table:table-cell>
          <table:table-cell table:style-name="ce2" office:value-type="float" office:value="-366" calcext:value-type="float">
            <text:p>-36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4" calcext:value-type="float">
            <text:p>-364</text:p>
          </table:table-cell>
          <table:table-cell table:style-name="ce2" office:value-type="float" office:value="-365" calcext:value-type="float">
            <text:p>-36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3" calcext:value-type="float">
            <text:p>-363</text:p>
          </table:table-cell>
          <table:table-cell table:style-name="ce2" office:value-type="float" office:value="-364" calcext:value-type="float">
            <text:p>-36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2" calcext:value-type="float">
            <text:p>-362</text:p>
          </table:table-cell>
          <table:table-cell table:style-name="ce2" office:value-type="float" office:value="-363" calcext:value-type="float">
            <text:p>-36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1" calcext:value-type="float">
            <text:p>-361</text:p>
          </table:table-cell>
          <table:table-cell table:style-name="ce2" office:value-type="float" office:value="-362" calcext:value-type="float">
            <text:p>-36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-361" calcext:value-type="float">
            <text:p>-36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9" calcext:value-type="float">
            <text:p>-359</text:p>
          </table:table-cell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8" calcext:value-type="float">
            <text:p>-358</text:p>
          </table:table-cell>
          <table:table-cell table:style-name="ce2" office:value-type="float" office:value="-359" calcext:value-type="float">
            <text:p>-35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7" calcext:value-type="float">
            <text:p>-357</text:p>
          </table:table-cell>
          <table:table-cell table:style-name="ce2" office:value-type="float" office:value="-358" calcext:value-type="float">
            <text:p>-35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6" calcext:value-type="float">
            <text:p>-356</text:p>
          </table:table-cell>
          <table:table-cell table:style-name="ce2" office:value-type="float" office:value="-357" calcext:value-type="float">
            <text:p>-35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6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5" calcext:value-type="float">
            <text:p>-355</text:p>
          </table:table-cell>
          <table:table-cell table:style-name="ce2" office:value-type="float" office:value="-356" calcext:value-type="float">
            <text:p>-35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4" calcext:value-type="float">
            <text:p>-354</text:p>
          </table:table-cell>
          <table:table-cell table:style-name="ce2" office:value-type="float" office:value="-355" calcext:value-type="float">
            <text:p>-35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3" calcext:value-type="float">
            <text:p>-353</text:p>
          </table:table-cell>
          <table:table-cell table:style-name="ce2" office:value-type="float" office:value="-354" calcext:value-type="float">
            <text:p>-35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2" calcext:value-type="float">
            <text:p>-352</text:p>
          </table:table-cell>
          <table:table-cell table:style-name="ce2" office:value-type="float" office:value="-353" calcext:value-type="float">
            <text:p>-35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1" calcext:value-type="float">
            <text:p>-351</text:p>
          </table:table-cell>
          <table:table-cell table:style-name="ce2" office:value-type="float" office:value="-352" calcext:value-type="float">
            <text:p>-35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50" calcext:value-type="float">
            <text:p>-350</text:p>
          </table:table-cell>
          <table:table-cell table:style-name="ce2" office:value-type="float" office:value="-351" calcext:value-type="float">
            <text:p>-35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9" calcext:value-type="float">
            <text:p>-349</text:p>
          </table:table-cell>
          <table:table-cell table:style-name="ce2" office:value-type="float" office:value="-350" calcext:value-type="float">
            <text:p>-35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8" calcext:value-type="float">
            <text:p>-348</text:p>
          </table:table-cell>
          <table:table-cell table:style-name="ce2" office:value-type="float" office:value="-349" calcext:value-type="float">
            <text:p>-34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7" calcext:value-type="float">
            <text:p>-347</text:p>
          </table:table-cell>
          <table:table-cell table:style-name="ce2" office:value-type="float" office:value="-348" calcext:value-type="float">
            <text:p>-34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6" calcext:value-type="float">
            <text:p>-346</text:p>
          </table:table-cell>
          <table:table-cell table:style-name="ce2" office:value-type="float" office:value="-347" calcext:value-type="float">
            <text:p>-34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7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5" calcext:value-type="float">
            <text:p>-345</text:p>
          </table:table-cell>
          <table:table-cell table:style-name="ce2" office:value-type="float" office:value="-346" calcext:value-type="float">
            <text:p>-34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4" calcext:value-type="float">
            <text:p>-344</text:p>
          </table:table-cell>
          <table:table-cell table:style-name="ce2" office:value-type="float" office:value="-345" calcext:value-type="float">
            <text:p>-34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3" calcext:value-type="float">
            <text:p>-343</text:p>
          </table:table-cell>
          <table:table-cell table:style-name="ce2" office:value-type="float" office:value="-344" calcext:value-type="float">
            <text:p>-34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2" calcext:value-type="float">
            <text:p>-342</text:p>
          </table:table-cell>
          <table:table-cell table:style-name="ce2" office:value-type="float" office:value="-343" calcext:value-type="float">
            <text:p>-34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1" calcext:value-type="float">
            <text:p>-341</text:p>
          </table:table-cell>
          <table:table-cell table:style-name="ce2" office:value-type="float" office:value="-342" calcext:value-type="float">
            <text:p>-34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40" calcext:value-type="float">
            <text:p>-340</text:p>
          </table:table-cell>
          <table:table-cell table:style-name="ce2" office:value-type="float" office:value="-341" calcext:value-type="float">
            <text:p>-34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9" calcext:value-type="float">
            <text:p>-339</text:p>
          </table:table-cell>
          <table:table-cell table:style-name="ce2" office:value-type="float" office:value="-340" calcext:value-type="float">
            <text:p>-34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8" calcext:value-type="float">
            <text:p>-338</text:p>
          </table:table-cell>
          <table:table-cell table:style-name="ce2" office:value-type="float" office:value="-339" calcext:value-type="float">
            <text:p>-33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7" calcext:value-type="float">
            <text:p>-337</text:p>
          </table:table-cell>
          <table:table-cell table:style-name="ce2" office:value-type="float" office:value="-338" calcext:value-type="float">
            <text:p>-33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6" calcext:value-type="float">
            <text:p>-336</text:p>
          </table:table-cell>
          <table:table-cell table:style-name="ce2" office:value-type="float" office:value="-337" calcext:value-type="float">
            <text:p>-33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8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5" calcext:value-type="float">
            <text:p>-335</text:p>
          </table:table-cell>
          <table:table-cell table:style-name="ce2" office:value-type="float" office:value="-336" calcext:value-type="float">
            <text:p>-33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4" calcext:value-type="float">
            <text:p>-334</text:p>
          </table:table-cell>
          <table:table-cell table:style-name="ce2" office:value-type="float" office:value="-335" calcext:value-type="float">
            <text:p>-33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3" calcext:value-type="float">
            <text:p>-333</text:p>
          </table:table-cell>
          <table:table-cell table:style-name="ce2" office:value-type="float" office:value="-334" calcext:value-type="float">
            <text:p>-33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2" calcext:value-type="float">
            <text:p>-332</text:p>
          </table:table-cell>
          <table:table-cell table:style-name="ce2" office:value-type="float" office:value="-333" calcext:value-type="float">
            <text:p>-33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1" calcext:value-type="float">
            <text:p>-331</text:p>
          </table:table-cell>
          <table:table-cell table:style-name="ce2" office:value-type="float" office:value="-332" calcext:value-type="float">
            <text:p>-33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30" calcext:value-type="float">
            <text:p>-330</text:p>
          </table:table-cell>
          <table:table-cell table:style-name="ce2" office:value-type="float" office:value="-331" calcext:value-type="float">
            <text:p>-33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9" calcext:value-type="float">
            <text:p>-329</text:p>
          </table:table-cell>
          <table:table-cell table:style-name="ce2" office:value-type="float" office:value="-330" calcext:value-type="float">
            <text:p>-33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8" calcext:value-type="float">
            <text:p>-328</text:p>
          </table:table-cell>
          <table:table-cell table:style-name="ce2" office:value-type="float" office:value="-329" calcext:value-type="float">
            <text:p>-32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7" calcext:value-type="float">
            <text:p>-327</text:p>
          </table:table-cell>
          <table:table-cell table:style-name="ce2" office:value-type="float" office:value="-328" calcext:value-type="float">
            <text:p>-32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6" calcext:value-type="float">
            <text:p>-326</text:p>
          </table:table-cell>
          <table:table-cell table:style-name="ce2" office:value-type="float" office:value="-327" calcext:value-type="float">
            <text:p>-32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69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5" calcext:value-type="float">
            <text:p>-325</text:p>
          </table:table-cell>
          <table:table-cell table:style-name="ce2" office:value-type="float" office:value="-326" calcext:value-type="float">
            <text:p>-32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4" calcext:value-type="float">
            <text:p>-324</text:p>
          </table:table-cell>
          <table:table-cell table:style-name="ce2" office:value-type="float" office:value="-325" calcext:value-type="float">
            <text:p>-32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3" calcext:value-type="float">
            <text:p>-323</text:p>
          </table:table-cell>
          <table:table-cell table:style-name="ce2" office:value-type="float" office:value="-324" calcext:value-type="float">
            <text:p>-32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2" calcext:value-type="float">
            <text:p>-322</text:p>
          </table:table-cell>
          <table:table-cell table:style-name="ce2" office:value-type="float" office:value="-323" calcext:value-type="float">
            <text:p>-32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1" calcext:value-type="float">
            <text:p>-321</text:p>
          </table:table-cell>
          <table:table-cell table:style-name="ce2" office:value-type="float" office:value="-322" calcext:value-type="float">
            <text:p>-32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20" calcext:value-type="float">
            <text:p>-320</text:p>
          </table:table-cell>
          <table:table-cell table:style-name="ce2" office:value-type="float" office:value="-321" calcext:value-type="float">
            <text:p>-32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9" calcext:value-type="float">
            <text:p>-319</text:p>
          </table:table-cell>
          <table:table-cell table:style-name="ce2" office:value-type="float" office:value="-320" calcext:value-type="float">
            <text:p>-32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8" calcext:value-type="float">
            <text:p>-318</text:p>
          </table:table-cell>
          <table:table-cell table:style-name="ce2" office:value-type="float" office:value="-319" calcext:value-type="float">
            <text:p>-31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7" calcext:value-type="float">
            <text:p>-317</text:p>
          </table:table-cell>
          <table:table-cell table:style-name="ce2" office:value-type="float" office:value="-318" calcext:value-type="float">
            <text:p>-31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6" calcext:value-type="float">
            <text:p>-316</text:p>
          </table:table-cell>
          <table:table-cell table:style-name="ce2" office:value-type="float" office:value="-317" calcext:value-type="float">
            <text:p>-31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0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5" calcext:value-type="float">
            <text:p>-315</text:p>
          </table:table-cell>
          <table:table-cell table:style-name="ce2" office:value-type="float" office:value="-316" calcext:value-type="float">
            <text:p>-31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4" calcext:value-type="float">
            <text:p>-314</text:p>
          </table:table-cell>
          <table:table-cell table:style-name="ce2" office:value-type="float" office:value="-315" calcext:value-type="float">
            <text:p>-31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3" calcext:value-type="float">
            <text:p>-313</text:p>
          </table:table-cell>
          <table:table-cell table:style-name="ce2" office:value-type="float" office:value="-314" calcext:value-type="float">
            <text:p>-31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2" calcext:value-type="float">
            <text:p>-312</text:p>
          </table:table-cell>
          <table:table-cell table:style-name="ce2" office:value-type="float" office:value="-313" calcext:value-type="float">
            <text:p>-31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1" calcext:value-type="float">
            <text:p>-311</text:p>
          </table:table-cell>
          <table:table-cell table:style-name="ce2" office:value-type="float" office:value="-312" calcext:value-type="float">
            <text:p>-3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10" calcext:value-type="float">
            <text:p>-310</text:p>
          </table:table-cell>
          <table:table-cell table:style-name="ce2" office:value-type="float" office:value="-311" calcext:value-type="float">
            <text:p>-31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9" calcext:value-type="float">
            <text:p>-309</text:p>
          </table:table-cell>
          <table:table-cell table:style-name="ce2" office:value-type="float" office:value="-310" calcext:value-type="float">
            <text:p>-31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8" calcext:value-type="float">
            <text:p>-308</text:p>
          </table:table-cell>
          <table:table-cell table:style-name="ce2" office:value-type="float" office:value="-309" calcext:value-type="float">
            <text:p>-30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7" calcext:value-type="float">
            <text:p>-307</text:p>
          </table:table-cell>
          <table:table-cell table:style-name="ce2" office:value-type="float" office:value="-308" calcext:value-type="float">
            <text:p>-3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6" calcext:value-type="float">
            <text:p>-306</text:p>
          </table:table-cell>
          <table:table-cell table:style-name="ce2" office:value-type="float" office:value="-307" calcext:value-type="float">
            <text:p>-30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1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5" calcext:value-type="float">
            <text:p>-305</text:p>
          </table:table-cell>
          <table:table-cell table:style-name="ce2" office:value-type="float" office:value="-306" calcext:value-type="float">
            <text:p>-30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4" calcext:value-type="float">
            <text:p>-304</text:p>
          </table:table-cell>
          <table:table-cell table:style-name="ce2" office:value-type="float" office:value="-305" calcext:value-type="float">
            <text:p>-30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3" calcext:value-type="float">
            <text:p>-303</text:p>
          </table:table-cell>
          <table:table-cell table:style-name="ce2" office:value-type="float" office:value="-304" calcext:value-type="float">
            <text:p>-30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2" calcext:value-type="float">
            <text:p>-302</text:p>
          </table:table-cell>
          <table:table-cell table:style-name="ce2" office:value-type="float" office:value="-303" calcext:value-type="float">
            <text:p>-30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1" calcext:value-type="float">
            <text:p>-301</text:p>
          </table:table-cell>
          <table:table-cell table:style-name="ce2" office:value-type="float" office:value="-302" calcext:value-type="float">
            <text:p>-30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300" calcext:value-type="float">
            <text:p>-300</text:p>
          </table:table-cell>
          <table:table-cell table:style-name="ce2" office:value-type="float" office:value="-301" calcext:value-type="float">
            <text:p>-30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9" calcext:value-type="float">
            <text:p>-299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8" calcext:value-type="float">
            <text:p>-298</text:p>
          </table:table-cell>
          <table:table-cell table:style-name="ce2" office:value-type="float" office:value="-299" calcext:value-type="float">
            <text:p>-29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-298" calcext:value-type="float">
            <text:p>-29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6" calcext:value-type="float">
            <text:p>-296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2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5" calcext:value-type="float">
            <text:p>-295</text:p>
          </table:table-cell>
          <table:table-cell table:style-name="ce2" office:value-type="float" office:value="-296" calcext:value-type="float">
            <text:p>-29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4" calcext:value-type="float">
            <text:p>-294</text:p>
          </table:table-cell>
          <table:table-cell table:style-name="ce2" office:value-type="float" office:value="-295" calcext:value-type="float">
            <text:p>-29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3" calcext:value-type="float">
            <text:p>-293</text:p>
          </table:table-cell>
          <table:table-cell table:style-name="ce2" office:value-type="float" office:value="-294" calcext:value-type="float">
            <text:p>-29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2" calcext:value-type="float">
            <text:p>-292</text:p>
          </table:table-cell>
          <table:table-cell table:style-name="ce2" office:value-type="float" office:value="-293" calcext:value-type="float">
            <text:p>-29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1" calcext:value-type="float">
            <text:p>-291</text:p>
          </table:table-cell>
          <table:table-cell table:style-name="ce2" office:value-type="float" office:value="-292" calcext:value-type="float">
            <text:p>-29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90" calcext:value-type="float">
            <text:p>-290</text:p>
          </table:table-cell>
          <table:table-cell table:style-name="ce2" office:value-type="float" office:value="-291" calcext:value-type="float">
            <text:p>-29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9" calcext:value-type="float">
            <text:p>-289</text:p>
          </table:table-cell>
          <table:table-cell table:style-name="ce2" office:value-type="float" office:value="-290" calcext:value-type="float">
            <text:p>-29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8" calcext:value-type="float">
            <text:p>-288</text:p>
          </table:table-cell>
          <table:table-cell table:style-name="ce2" office:value-type="float" office:value="-289" calcext:value-type="float">
            <text:p>-28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7" calcext:value-type="float">
            <text:p>-287</text:p>
          </table:table-cell>
          <table:table-cell table:style-name="ce2" office:value-type="float" office:value="-288" calcext:value-type="float">
            <text:p>-28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6" calcext:value-type="float">
            <text:p>-286</text:p>
          </table:table-cell>
          <table:table-cell table:style-name="ce2" office:value-type="float" office:value="-287" calcext:value-type="float">
            <text:p>-28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3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5" calcext:value-type="float">
            <text:p>-285</text:p>
          </table:table-cell>
          <table:table-cell table:style-name="ce2" office:value-type="float" office:value="-286" calcext:value-type="float">
            <text:p>-28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4" calcext:value-type="float">
            <text:p>-284</text:p>
          </table:table-cell>
          <table:table-cell table:style-name="ce2" office:value-type="float" office:value="-285" calcext:value-type="float">
            <text:p>-28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3" calcext:value-type="float">
            <text:p>-283</text:p>
          </table:table-cell>
          <table:table-cell table:style-name="ce2" office:value-type="float" office:value="-284" calcext:value-type="float">
            <text:p>-28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2" calcext:value-type="float">
            <text:p>-282</text:p>
          </table:table-cell>
          <table:table-cell table:style-name="ce2" office:value-type="float" office:value="-283" calcext:value-type="float">
            <text:p>-28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1" calcext:value-type="float">
            <text:p>-281</text:p>
          </table:table-cell>
          <table:table-cell table:style-name="ce2" office:value-type="float" office:value="-282" calcext:value-type="float">
            <text:p>-28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80" calcext:value-type="float">
            <text:p>-280</text:p>
          </table:table-cell>
          <table:table-cell table:style-name="ce2" office:value-type="float" office:value="-281" calcext:value-type="float">
            <text:p>-28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9" calcext:value-type="float">
            <text:p>-279</text:p>
          </table:table-cell>
          <table:table-cell table:style-name="ce2" office:value-type="float" office:value="-280" calcext:value-type="float">
            <text:p>-28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8" calcext:value-type="float">
            <text:p>-278</text:p>
          </table:table-cell>
          <table:table-cell table:style-name="ce2" office:value-type="float" office:value="-279" calcext:value-type="float">
            <text:p>-27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7" calcext:value-type="float">
            <text:p>-277</text:p>
          </table:table-cell>
          <table:table-cell table:style-name="ce2" office:value-type="float" office:value="-278" calcext:value-type="float">
            <text:p>-27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6" calcext:value-type="float">
            <text:p>-276</text:p>
          </table:table-cell>
          <table:table-cell table:style-name="ce2" office:value-type="float" office:value="-277" calcext:value-type="float">
            <text:p>-27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4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5" calcext:value-type="float">
            <text:p>-275</text:p>
          </table:table-cell>
          <table:table-cell table:style-name="ce2" office:value-type="float" office:value="-276" calcext:value-type="float">
            <text:p>-27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4" calcext:value-type="float">
            <text:p>-274</text:p>
          </table:table-cell>
          <table:table-cell table:style-name="ce2" office:value-type="float" office:value="-275" calcext:value-type="float">
            <text:p>-27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3" calcext:value-type="float">
            <text:p>-273</text:p>
          </table:table-cell>
          <table:table-cell table:style-name="ce2" office:value-type="float" office:value="-274" calcext:value-type="float">
            <text:p>-27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2" calcext:value-type="float">
            <text:p>-272</text:p>
          </table:table-cell>
          <table:table-cell table:style-name="ce2" office:value-type="float" office:value="-273" calcext:value-type="float">
            <text:p>-27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1" calcext:value-type="float">
            <text:p>-271</text:p>
          </table:table-cell>
          <table:table-cell table:style-name="ce2" office:value-type="float" office:value="-272" calcext:value-type="float">
            <text:p>-27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70" calcext:value-type="float">
            <text:p>-270</text:p>
          </table:table-cell>
          <table:table-cell table:style-name="ce2" office:value-type="float" office:value="-271" calcext:value-type="float">
            <text:p>-27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9" calcext:value-type="float">
            <text:p>-269</text:p>
          </table:table-cell>
          <table:table-cell table:style-name="ce2" office:value-type="float" office:value="-270" calcext:value-type="float">
            <text:p>-27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8" calcext:value-type="float">
            <text:p>-268</text:p>
          </table:table-cell>
          <table:table-cell table:style-name="ce2" office:value-type="float" office:value="-269" calcext:value-type="float">
            <text:p>-26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7" calcext:value-type="float">
            <text:p>-267</text:p>
          </table:table-cell>
          <table:table-cell table:style-name="ce2" office:value-type="float" office:value="-268" calcext:value-type="float">
            <text:p>-26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6" calcext:value-type="float">
            <text:p>-266</text:p>
          </table:table-cell>
          <table:table-cell table:style-name="ce2" office:value-type="float" office:value="-267" calcext:value-type="float">
            <text:p>-26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5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5" calcext:value-type="float">
            <text:p>-265</text:p>
          </table:table-cell>
          <table:table-cell table:style-name="ce2" office:value-type="float" office:value="-266" calcext:value-type="float">
            <text:p>-26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4" calcext:value-type="float">
            <text:p>-264</text:p>
          </table:table-cell>
          <table:table-cell table:style-name="ce2" office:value-type="float" office:value="-265" calcext:value-type="float">
            <text:p>-26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3" calcext:value-type="float">
            <text:p>-263</text:p>
          </table:table-cell>
          <table:table-cell table:style-name="ce2" office:value-type="float" office:value="-264" calcext:value-type="float">
            <text:p>-26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2" calcext:value-type="float">
            <text:p>-262</text:p>
          </table:table-cell>
          <table:table-cell table:style-name="ce2" office:value-type="float" office:value="-263" calcext:value-type="float">
            <text:p>-26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1" calcext:value-type="float">
            <text:p>-261</text:p>
          </table:table-cell>
          <table:table-cell table:style-name="ce2" office:value-type="float" office:value="-262" calcext:value-type="float">
            <text:p>-26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60" calcext:value-type="float">
            <text:p>-260</text:p>
          </table:table-cell>
          <table:table-cell table:style-name="ce2" office:value-type="float" office:value="-261" calcext:value-type="float">
            <text:p>-26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59" calcext:value-type="float">
            <text:p>-259</text:p>
          </table:table-cell>
          <table:table-cell table:style-name="ce2" office:value-type="float" office:value="-260" calcext:value-type="float">
            <text:p>-26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58" calcext:value-type="float">
            <text:p>-258</text:p>
          </table:table-cell>
          <table:table-cell table:style-name="ce2" office:value-type="float" office:value="-259" calcext:value-type="float">
            <text:p>-25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57" calcext:value-type="float">
            <text:p>-257</text:p>
          </table:table-cell>
          <table:table-cell table:style-name="ce2" office:value-type="float" office:value="-258" calcext:value-type="float">
            <text:p>-25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56" calcext:value-type="float">
            <text:p>-256</text:p>
          </table:table-cell>
          <table:table-cell table:style-name="ce2" office:value-type="float" office:value="-257" calcext:value-type="float">
            <text:p>-25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76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-255" calcext:value-type="float">
            <text:p>-255</text:p>
          </table:table-cell>
          <table:table-cell table:style-name="ce2" office:value-type="float" office:value="-256" calcext:value-type="float">
            <text:p>-25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54" calcext:value-type="float">
            <text:p>-254</text:p>
          </table:table-cell>
          <table:table-cell table:style-name="ce2" office:value-type="float" office:value="-255" calcext:value-type="float">
            <text:p>-25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53" calcext:value-type="float">
            <text:p>-253</text:p>
          </table:table-cell>
          <table:table-cell table:style-name="ce2" office:value-type="float" office:value="-254" calcext:value-type="float">
            <text:p>-25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52" calcext:value-type="float">
            <text:p>-252</text:p>
          </table:table-cell>
          <table:table-cell table:style-name="ce2" office:value-type="float" office:value="-253" calcext:value-type="float">
            <text:p>-25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51" calcext:value-type="float">
            <text:p>-251</text:p>
          </table:table-cell>
          <table:table-cell table:style-name="ce2" office:value-type="float" office:value="-252" calcext:value-type="float">
            <text:p>-25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50" calcext:value-type="float">
            <text:p>-250</text:p>
          </table:table-cell>
          <table:table-cell table:style-name="ce2" office:value-type="float" office:value="-251" calcext:value-type="float">
            <text:p>-25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9" calcext:value-type="float">
            <text:p>-249</text:p>
          </table:table-cell>
          <table:table-cell table:style-name="ce2" office:value-type="float" office:value="-250" calcext:value-type="float">
            <text:p>-25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8" calcext:value-type="float">
            <text:p>-248</text:p>
          </table:table-cell>
          <table:table-cell table:style-name="ce2" office:value-type="float" office:value="-249" calcext:value-type="float">
            <text:p>-24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7" calcext:value-type="float">
            <text:p>-247</text:p>
          </table:table-cell>
          <table:table-cell table:style-name="ce2" office:value-type="float" office:value="-248" calcext:value-type="float">
            <text:p>-24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6" calcext:value-type="float">
            <text:p>-246</text:p>
          </table:table-cell>
          <table:table-cell table:style-name="ce2" office:value-type="float" office:value="-247" calcext:value-type="float">
            <text:p>-24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7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5" calcext:value-type="float">
            <text:p>-245</text:p>
          </table:table-cell>
          <table:table-cell table:style-name="ce2" office:value-type="float" office:value="-246" calcext:value-type="float">
            <text:p>-24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4" calcext:value-type="float">
            <text:p>-244</text:p>
          </table:table-cell>
          <table:table-cell table:style-name="ce2" office:value-type="float" office:value="-245" calcext:value-type="float">
            <text:p>-24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3" calcext:value-type="float">
            <text:p>-243</text:p>
          </table:table-cell>
          <table:table-cell table:style-name="ce2" office:value-type="float" office:value="-244" calcext:value-type="float">
            <text:p>-24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2" calcext:value-type="float">
            <text:p>-242</text:p>
          </table:table-cell>
          <table:table-cell table:style-name="ce2" office:value-type="float" office:value="-243" calcext:value-type="float">
            <text:p>-24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1" calcext:value-type="float">
            <text:p>-241</text:p>
          </table:table-cell>
          <table:table-cell table:style-name="ce2" office:value-type="float" office:value="-242" calcext:value-type="float">
            <text:p>-24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40" calcext:value-type="float">
            <text:p>-240</text:p>
          </table:table-cell>
          <table:table-cell table:style-name="ce2" office:value-type="float" office:value="-241" calcext:value-type="float">
            <text:p>-24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9" calcext:value-type="float">
            <text:p>-239</text:p>
          </table:table-cell>
          <table:table-cell table:style-name="ce2" office:value-type="float" office:value="-240" calcext:value-type="float">
            <text:p>-24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8" calcext:value-type="float">
            <text:p>-238</text:p>
          </table:table-cell>
          <table:table-cell table:style-name="ce2" office:value-type="float" office:value="-239" calcext:value-type="float">
            <text:p>-23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7" calcext:value-type="float">
            <text:p>-237</text:p>
          </table:table-cell>
          <table:table-cell table:style-name="ce2" office:value-type="float" office:value="-238" calcext:value-type="float">
            <text:p>-23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6" calcext:value-type="float">
            <text:p>-236</text:p>
          </table:table-cell>
          <table:table-cell table:style-name="ce2" office:value-type="float" office:value="-237" calcext:value-type="float">
            <text:p>-23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8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5" calcext:value-type="float">
            <text:p>-235</text:p>
          </table:table-cell>
          <table:table-cell table:style-name="ce2" office:value-type="float" office:value="-236" calcext:value-type="float">
            <text:p>-23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4" calcext:value-type="float">
            <text:p>-234</text:p>
          </table:table-cell>
          <table:table-cell table:style-name="ce2" office:value-type="float" office:value="-235" calcext:value-type="float">
            <text:p>-23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3" calcext:value-type="float">
            <text:p>-233</text:p>
          </table:table-cell>
          <table:table-cell table:style-name="ce2" office:value-type="float" office:value="-234" calcext:value-type="float">
            <text:p>-23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2" calcext:value-type="float">
            <text:p>-232</text:p>
          </table:table-cell>
          <table:table-cell table:style-name="ce2" office:value-type="float" office:value="-233" calcext:value-type="float">
            <text:p>-23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1" calcext:value-type="float">
            <text:p>-231</text:p>
          </table:table-cell>
          <table:table-cell table:style-name="ce2" office:value-type="float" office:value="-232" calcext:value-type="float">
            <text:p>-23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30" calcext:value-type="float">
            <text:p>-230</text:p>
          </table:table-cell>
          <table:table-cell table:style-name="ce2" office:value-type="float" office:value="-231" calcext:value-type="float">
            <text:p>-23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9" calcext:value-type="float">
            <text:p>-229</text:p>
          </table:table-cell>
          <table:table-cell table:style-name="ce2" office:value-type="float" office:value="-230" calcext:value-type="float">
            <text:p>-23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8" calcext:value-type="float">
            <text:p>-228</text:p>
          </table:table-cell>
          <table:table-cell table:style-name="ce2" office:value-type="float" office:value="-229" calcext:value-type="float">
            <text:p>-22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7" calcext:value-type="float">
            <text:p>-227</text:p>
          </table:table-cell>
          <table:table-cell table:style-name="ce2" office:value-type="float" office:value="-228" calcext:value-type="float">
            <text:p>-22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6" calcext:value-type="float">
            <text:p>-226</text:p>
          </table:table-cell>
          <table:table-cell table:style-name="ce2" office:value-type="float" office:value="-227" calcext:value-type="float">
            <text:p>-22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79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5" calcext:value-type="float">
            <text:p>-225</text:p>
          </table:table-cell>
          <table:table-cell table:style-name="ce2" office:value-type="float" office:value="-226" calcext:value-type="float">
            <text:p>-22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4" calcext:value-type="float">
            <text:p>-224</text:p>
          </table:table-cell>
          <table:table-cell table:style-name="ce2" office:value-type="float" office:value="-225" calcext:value-type="float">
            <text:p>-22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3" calcext:value-type="float">
            <text:p>-223</text:p>
          </table:table-cell>
          <table:table-cell table:style-name="ce2" office:value-type="float" office:value="-224" calcext:value-type="float">
            <text:p>-22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2" calcext:value-type="float">
            <text:p>-222</text:p>
          </table:table-cell>
          <table:table-cell table:style-name="ce2" office:value-type="float" office:value="-223" calcext:value-type="float">
            <text:p>-22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1" calcext:value-type="float">
            <text:p>-221</text:p>
          </table:table-cell>
          <table:table-cell table:style-name="ce2" office:value-type="float" office:value="-222" calcext:value-type="float">
            <text:p>-22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20" calcext:value-type="float">
            <text:p>-220</text:p>
          </table:table-cell>
          <table:table-cell table:style-name="ce2" office:value-type="float" office:value="-221" calcext:value-type="float">
            <text:p>-22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9" calcext:value-type="float">
            <text:p>-219</text:p>
          </table:table-cell>
          <table:table-cell table:style-name="ce2" office:value-type="float" office:value="-220" calcext:value-type="float">
            <text:p>-22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8" calcext:value-type="float">
            <text:p>-218</text:p>
          </table:table-cell>
          <table:table-cell table:style-name="ce2" office:value-type="float" office:value="-219" calcext:value-type="float">
            <text:p>-21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7" calcext:value-type="float">
            <text:p>-217</text:p>
          </table:table-cell>
          <table:table-cell table:style-name="ce2" office:value-type="float" office:value="-218" calcext:value-type="float">
            <text:p>-21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6" calcext:value-type="float">
            <text:p>-216</text:p>
          </table:table-cell>
          <table:table-cell table:style-name="ce2" office:value-type="float" office:value="-217" calcext:value-type="float">
            <text:p>-21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0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5" calcext:value-type="float">
            <text:p>-215</text:p>
          </table:table-cell>
          <table:table-cell table:style-name="ce2" office:value-type="float" office:value="-216" calcext:value-type="float">
            <text:p>-21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4" calcext:value-type="float">
            <text:p>-214</text:p>
          </table:table-cell>
          <table:table-cell table:style-name="ce2" office:value-type="float" office:value="-215" calcext:value-type="float">
            <text:p>-21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3" calcext:value-type="float">
            <text:p>-213</text:p>
          </table:table-cell>
          <table:table-cell table:style-name="ce2" office:value-type="float" office:value="-214" calcext:value-type="float">
            <text:p>-21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2" calcext:value-type="float">
            <text:p>-212</text:p>
          </table:table-cell>
          <table:table-cell table:style-name="ce2" office:value-type="float" office:value="-213" calcext:value-type="float">
            <text:p>-21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1" calcext:value-type="float">
            <text:p>-211</text:p>
          </table:table-cell>
          <table:table-cell table:style-name="ce2" office:value-type="float" office:value="-212" calcext:value-type="float">
            <text:p>-21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10" calcext:value-type="float">
            <text:p>-210</text:p>
          </table:table-cell>
          <table:table-cell table:style-name="ce2" office:value-type="float" office:value="-211" calcext:value-type="float">
            <text:p>-21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9" calcext:value-type="float">
            <text:p>-209</text:p>
          </table:table-cell>
          <table:table-cell table:style-name="ce2" office:value-type="float" office:value="-210" calcext:value-type="float">
            <text:p>-21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8" calcext:value-type="float">
            <text:p>-208</text:p>
          </table:table-cell>
          <table:table-cell table:style-name="ce2" office:value-type="float" office:value="-209" calcext:value-type="float">
            <text:p>-20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7" calcext:value-type="float">
            <text:p>-207</text:p>
          </table:table-cell>
          <table:table-cell table:style-name="ce2" office:value-type="float" office:value="-208" calcext:value-type="float">
            <text:p>-20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6" calcext:value-type="float">
            <text:p>-206</text:p>
          </table:table-cell>
          <table:table-cell table:style-name="ce2" office:value-type="float" office:value="-207" calcext:value-type="float">
            <text:p>-20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1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5" calcext:value-type="float">
            <text:p>-205</text:p>
          </table:table-cell>
          <table:table-cell table:style-name="ce2" office:value-type="float" office:value="-206" calcext:value-type="float">
            <text:p>-20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4" calcext:value-type="float">
            <text:p>-204</text:p>
          </table:table-cell>
          <table:table-cell table:style-name="ce2" office:value-type="float" office:value="-205" calcext:value-type="float">
            <text:p>-20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3" calcext:value-type="float">
            <text:p>-203</text:p>
          </table:table-cell>
          <table:table-cell table:style-name="ce2" office:value-type="float" office:value="-204" calcext:value-type="float">
            <text:p>-20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2" calcext:value-type="float">
            <text:p>-202</text:p>
          </table:table-cell>
          <table:table-cell table:style-name="ce2" office:value-type="float" office:value="-203" calcext:value-type="float">
            <text:p>-20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1" calcext:value-type="float">
            <text:p>-201</text:p>
          </table:table-cell>
          <table:table-cell table:style-name="ce2" office:value-type="float" office:value="-202" calcext:value-type="float">
            <text:p>-20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-201" calcext:value-type="float">
            <text:p>-20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9" calcext:value-type="float">
            <text:p>-199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8" calcext:value-type="float">
            <text:p>-198</text:p>
          </table:table-cell>
          <table:table-cell table:style-name="ce2" office:value-type="float" office:value="-199" calcext:value-type="float">
            <text:p>-19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7" calcext:value-type="float">
            <text:p>-197</text:p>
          </table:table-cell>
          <table:table-cell table:style-name="ce2" office:value-type="float" office:value="-198" calcext:value-type="float">
            <text:p>-19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6" calcext:value-type="float">
            <text:p>-196</text:p>
          </table:table-cell>
          <table:table-cell table:style-name="ce2" office:value-type="float" office:value="-197" calcext:value-type="float">
            <text:p>-19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2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5" calcext:value-type="float">
            <text:p>-195</text:p>
          </table:table-cell>
          <table:table-cell table:style-name="ce2" office:value-type="float" office:value="-196" calcext:value-type="float">
            <text:p>-19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4" calcext:value-type="float">
            <text:p>-194</text:p>
          </table:table-cell>
          <table:table-cell table:style-name="ce2" office:value-type="float" office:value="-195" calcext:value-type="float">
            <text:p>-19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3" calcext:value-type="float">
            <text:p>-193</text:p>
          </table:table-cell>
          <table:table-cell table:style-name="ce2" office:value-type="float" office:value="-194" calcext:value-type="float">
            <text:p>-19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2" calcext:value-type="float">
            <text:p>-192</text:p>
          </table:table-cell>
          <table:table-cell table:style-name="ce2" office:value-type="float" office:value="-193" calcext:value-type="float">
            <text:p>-19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1" calcext:value-type="float">
            <text:p>-191</text:p>
          </table:table-cell>
          <table:table-cell table:style-name="ce2" office:value-type="float" office:value="-192" calcext:value-type="float">
            <text:p>-19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90" calcext:value-type="float">
            <text:p>-190</text:p>
          </table:table-cell>
          <table:table-cell table:style-name="ce2" office:value-type="float" office:value="-191" calcext:value-type="float">
            <text:p>-19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9" calcext:value-type="float">
            <text:p>-189</text:p>
          </table:table-cell>
          <table:table-cell table:style-name="ce2" office:value-type="float" office:value="-190" calcext:value-type="float">
            <text:p>-19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8" calcext:value-type="float">
            <text:p>-188</text:p>
          </table:table-cell>
          <table:table-cell table:style-name="ce2" office:value-type="float" office:value="-189" calcext:value-type="float">
            <text:p>-18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7" calcext:value-type="float">
            <text:p>-187</text:p>
          </table:table-cell>
          <table:table-cell table:style-name="ce2" office:value-type="float" office:value="-188" calcext:value-type="float">
            <text:p>-18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6" calcext:value-type="float">
            <text:p>-186</text:p>
          </table:table-cell>
          <table:table-cell table:style-name="ce2" office:value-type="float" office:value="-187" calcext:value-type="float">
            <text:p>-18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3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5" calcext:value-type="float">
            <text:p>-185</text:p>
          </table:table-cell>
          <table:table-cell table:style-name="ce2" office:value-type="float" office:value="-186" calcext:value-type="float">
            <text:p>-18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4" calcext:value-type="float">
            <text:p>-184</text:p>
          </table:table-cell>
          <table:table-cell table:style-name="ce2" office:value-type="float" office:value="-185" calcext:value-type="float">
            <text:p>-18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3" calcext:value-type="float">
            <text:p>-183</text:p>
          </table:table-cell>
          <table:table-cell table:style-name="ce2" office:value-type="float" office:value="-184" calcext:value-type="float">
            <text:p>-18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2" calcext:value-type="float">
            <text:p>-182</text:p>
          </table:table-cell>
          <table:table-cell table:style-name="ce2" office:value-type="float" office:value="-183" calcext:value-type="float">
            <text:p>-18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1" calcext:value-type="float">
            <text:p>-181</text:p>
          </table:table-cell>
          <table:table-cell table:style-name="ce2" office:value-type="float" office:value="-182" calcext:value-type="float">
            <text:p>-18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80" calcext:value-type="float">
            <text:p>-180</text:p>
          </table:table-cell>
          <table:table-cell table:style-name="ce2" office:value-type="float" office:value="-181" calcext:value-type="float">
            <text:p>-18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9" calcext:value-type="float">
            <text:p>-179</text:p>
          </table:table-cell>
          <table:table-cell table:style-name="ce2" office:value-type="float" office:value="-180" calcext:value-type="float">
            <text:p>-18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8" calcext:value-type="float">
            <text:p>-178</text:p>
          </table:table-cell>
          <table:table-cell table:style-name="ce2" office:value-type="float" office:value="-179" calcext:value-type="float">
            <text:p>-17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7" calcext:value-type="float">
            <text:p>-177</text:p>
          </table:table-cell>
          <table:table-cell table:style-name="ce2" office:value-type="float" office:value="-178" calcext:value-type="float">
            <text:p>-17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6" calcext:value-type="float">
            <text:p>-176</text:p>
          </table:table-cell>
          <table:table-cell table:style-name="ce2" office:value-type="float" office:value="-177" calcext:value-type="float">
            <text:p>-17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4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5" calcext:value-type="float">
            <text:p>-175</text:p>
          </table:table-cell>
          <table:table-cell table:style-name="ce2" office:value-type="float" office:value="-176" calcext:value-type="float">
            <text:p>-17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4" calcext:value-type="float">
            <text:p>-174</text:p>
          </table:table-cell>
          <table:table-cell table:style-name="ce2" office:value-type="float" office:value="-175" calcext:value-type="float">
            <text:p>-17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3" calcext:value-type="float">
            <text:p>-173</text:p>
          </table:table-cell>
          <table:table-cell table:style-name="ce2" office:value-type="float" office:value="-174" calcext:value-type="float">
            <text:p>-17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2" calcext:value-type="float">
            <text:p>-172</text:p>
          </table:table-cell>
          <table:table-cell table:style-name="ce2" office:value-type="float" office:value="-173" calcext:value-type="float">
            <text:p>-17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1" calcext:value-type="float">
            <text:p>-171</text:p>
          </table:table-cell>
          <table:table-cell table:style-name="ce2" office:value-type="float" office:value="-172" calcext:value-type="float">
            <text:p>-17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70" calcext:value-type="float">
            <text:p>-170</text:p>
          </table:table-cell>
          <table:table-cell table:style-name="ce2" office:value-type="float" office:value="-171" calcext:value-type="float">
            <text:p>-17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9" calcext:value-type="float">
            <text:p>-169</text:p>
          </table:table-cell>
          <table:table-cell table:style-name="ce2" office:value-type="float" office:value="-170" calcext:value-type="float">
            <text:p>-17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8" calcext:value-type="float">
            <text:p>-168</text:p>
          </table:table-cell>
          <table:table-cell table:style-name="ce2" office:value-type="float" office:value="-169" calcext:value-type="float">
            <text:p>-16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7" calcext:value-type="float">
            <text:p>-167</text:p>
          </table:table-cell>
          <table:table-cell table:style-name="ce2" office:value-type="float" office:value="-168" calcext:value-type="float">
            <text:p>-16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6" calcext:value-type="float">
            <text:p>-166</text:p>
          </table:table-cell>
          <table:table-cell table:style-name="ce2" office:value-type="float" office:value="-167" calcext:value-type="float">
            <text:p>-16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5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5" calcext:value-type="float">
            <text:p>-165</text:p>
          </table:table-cell>
          <table:table-cell table:style-name="ce2" office:value-type="float" office:value="-166" calcext:value-type="float">
            <text:p>-16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4" calcext:value-type="float">
            <text:p>-164</text:p>
          </table:table-cell>
          <table:table-cell table:style-name="ce2" office:value-type="float" office:value="-165" calcext:value-type="float">
            <text:p>-16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3" calcext:value-type="float">
            <text:p>-163</text:p>
          </table:table-cell>
          <table:table-cell table:style-name="ce2" office:value-type="float" office:value="-164" calcext:value-type="float">
            <text:p>-16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2" calcext:value-type="float">
            <text:p>-162</text:p>
          </table:table-cell>
          <table:table-cell table:style-name="ce2" office:value-type="float" office:value="-163" calcext:value-type="float">
            <text:p>-16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1" calcext:value-type="float">
            <text:p>-161</text:p>
          </table:table-cell>
          <table:table-cell table:style-name="ce2" office:value-type="float" office:value="-162" calcext:value-type="float">
            <text:p>-16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60" calcext:value-type="float">
            <text:p>-160</text:p>
          </table:table-cell>
          <table:table-cell table:style-name="ce2" office:value-type="float" office:value="-161" calcext:value-type="float">
            <text:p>-16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9" calcext:value-type="float">
            <text:p>-159</text:p>
          </table:table-cell>
          <table:table-cell table:style-name="ce2" office:value-type="float" office:value="-160" calcext:value-type="float">
            <text:p>-16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8" calcext:value-type="float">
            <text:p>-158</text:p>
          </table:table-cell>
          <table:table-cell table:style-name="ce2" office:value-type="float" office:value="-159" calcext:value-type="float">
            <text:p>-15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7" calcext:value-type="float">
            <text:p>-157</text:p>
          </table:table-cell>
          <table:table-cell table:style-name="ce2" office:value-type="float" office:value="-158" calcext:value-type="float">
            <text:p>-15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6" calcext:value-type="float">
            <text:p>-156</text:p>
          </table:table-cell>
          <table:table-cell table:style-name="ce2" office:value-type="float" office:value="-157" calcext:value-type="float">
            <text:p>-15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6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5" calcext:value-type="float">
            <text:p>-155</text:p>
          </table:table-cell>
          <table:table-cell table:style-name="ce2" office:value-type="float" office:value="-156" calcext:value-type="float">
            <text:p>-15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4" calcext:value-type="float">
            <text:p>-154</text:p>
          </table:table-cell>
          <table:table-cell table:style-name="ce2" office:value-type="float" office:value="-155" calcext:value-type="float">
            <text:p>-15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3" calcext:value-type="float">
            <text:p>-153</text:p>
          </table:table-cell>
          <table:table-cell table:style-name="ce2" office:value-type="float" office:value="-154" calcext:value-type="float">
            <text:p>-15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2" calcext:value-type="float">
            <text:p>-152</text:p>
          </table:table-cell>
          <table:table-cell table:style-name="ce2" office:value-type="float" office:value="-153" calcext:value-type="float">
            <text:p>-15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1" calcext:value-type="float">
            <text:p>-151</text:p>
          </table:table-cell>
          <table:table-cell table:style-name="ce2" office:value-type="float" office:value="-152" calcext:value-type="float">
            <text:p>-15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-151" calcext:value-type="float">
            <text:p>-15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9" calcext:value-type="float">
            <text:p>-149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8" calcext:value-type="float">
            <text:p>-148</text:p>
          </table:table-cell>
          <table:table-cell table:style-name="ce2" office:value-type="float" office:value="-149" calcext:value-type="float">
            <text:p>-14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7" calcext:value-type="float">
            <text:p>-147</text:p>
          </table:table-cell>
          <table:table-cell table:style-name="ce2" office:value-type="float" office:value="-148" calcext:value-type="float">
            <text:p>-14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6" calcext:value-type="float">
            <text:p>-146</text:p>
          </table:table-cell>
          <table:table-cell table:style-name="ce2" office:value-type="float" office:value="-147" calcext:value-type="float">
            <text:p>-14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7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5" calcext:value-type="float">
            <text:p>-145</text:p>
          </table:table-cell>
          <table:table-cell table:style-name="ce2" office:value-type="float" office:value="-146" calcext:value-type="float">
            <text:p>-14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4" calcext:value-type="float">
            <text:p>-144</text:p>
          </table:table-cell>
          <table:table-cell table:style-name="ce2" office:value-type="float" office:value="-145" calcext:value-type="float">
            <text:p>-14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3" calcext:value-type="float">
            <text:p>-143</text:p>
          </table:table-cell>
          <table:table-cell table:style-name="ce2" office:value-type="float" office:value="-144" calcext:value-type="float">
            <text:p>-14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2" calcext:value-type="float">
            <text:p>-142</text:p>
          </table:table-cell>
          <table:table-cell table:style-name="ce2" office:value-type="float" office:value="-143" calcext:value-type="float">
            <text:p>-14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1" calcext:value-type="float">
            <text:p>-141</text:p>
          </table:table-cell>
          <table:table-cell table:style-name="ce2" office:value-type="float" office:value="-142" calcext:value-type="float">
            <text:p>-14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40" calcext:value-type="float">
            <text:p>-140</text:p>
          </table:table-cell>
          <table:table-cell table:style-name="ce2" office:value-type="float" office:value="-141" calcext:value-type="float">
            <text:p>-14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9" calcext:value-type="float">
            <text:p>-139</text:p>
          </table:table-cell>
          <table:table-cell table:style-name="ce2" office:value-type="float" office:value="-140" calcext:value-type="float">
            <text:p>-14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8" calcext:value-type="float">
            <text:p>-138</text:p>
          </table:table-cell>
          <table:table-cell table:style-name="ce2" office:value-type="float" office:value="-139" calcext:value-type="float">
            <text:p>-13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7" calcext:value-type="float">
            <text:p>-137</text:p>
          </table:table-cell>
          <table:table-cell table:style-name="ce2" office:value-type="float" office:value="-138" calcext:value-type="float">
            <text:p>-13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6" calcext:value-type="float">
            <text:p>-136</text:p>
          </table:table-cell>
          <table:table-cell table:style-name="ce2" office:value-type="float" office:value="-137" calcext:value-type="float">
            <text:p>-13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8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5" calcext:value-type="float">
            <text:p>-135</text:p>
          </table:table-cell>
          <table:table-cell table:style-name="ce2" office:value-type="float" office:value="-136" calcext:value-type="float">
            <text:p>-13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9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4" calcext:value-type="float">
            <text:p>-134</text:p>
          </table:table-cell>
          <table:table-cell table:style-name="ce2" office:value-type="float" office:value="-135" calcext:value-type="float">
            <text:p>-13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9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3" calcext:value-type="float">
            <text:p>-133</text:p>
          </table:table-cell>
          <table:table-cell table:style-name="ce2" office:value-type="float" office:value="-134" calcext:value-type="float">
            <text:p>-13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9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2" calcext:value-type="float">
            <text:p>-132</text:p>
          </table:table-cell>
          <table:table-cell table:style-name="ce2" office:value-type="float" office:value="-133" calcext:value-type="float">
            <text:p>-13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9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1" calcext:value-type="float">
            <text:p>-131</text:p>
          </table:table-cell>
          <table:table-cell table:style-name="ce2" office:value-type="float" office:value="-132" calcext:value-type="float">
            <text:p>-13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9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30" calcext:value-type="float">
            <text:p>-130</text:p>
          </table:table-cell>
          <table:table-cell table:style-name="ce2" office:value-type="float" office:value="-131" calcext:value-type="float">
            <text:p>-13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9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29" calcext:value-type="float">
            <text:p>-129</text:p>
          </table:table-cell>
          <table:table-cell table:style-name="ce2" office:value-type="float" office:value="-130" calcext:value-type="float">
            <text:p>-13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9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28" calcext:value-type="float">
            <text:p>-128</text:p>
          </table:table-cell>
          <table:table-cell table:style-name="ce2" office:value-type="float" office:value="-129" calcext:value-type="float">
            <text:p>-12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89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-127" calcext:value-type="float">
            <text:p>-127</text:p>
          </table:table-cell>
          <table:table-cell table:style-name="ce2" office:value-type="float" office:value="-128" calcext:value-type="float">
            <text:p>-12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9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26" calcext:value-type="float">
            <text:p>-126</text:p>
          </table:table-cell>
          <table:table-cell table:style-name="ce2" office:value-type="float" office:value="-127" calcext:value-type="float">
            <text:p>-12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89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25" calcext:value-type="float">
            <text:p>-125</text:p>
          </table:table-cell>
          <table:table-cell table:style-name="ce2" office:value-type="float" office:value="-126" calcext:value-type="float">
            <text:p>-12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24" calcext:value-type="float">
            <text:p>-124</text:p>
          </table:table-cell>
          <table:table-cell table:style-name="ce2" office:value-type="float" office:value="-125" calcext:value-type="float">
            <text:p>-12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23" calcext:value-type="float">
            <text:p>-123</text:p>
          </table:table-cell>
          <table:table-cell table:style-name="ce2" office:value-type="float" office:value="-124" calcext:value-type="float">
            <text:p>-12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22" calcext:value-type="float">
            <text:p>-122</text:p>
          </table:table-cell>
          <table:table-cell table:style-name="ce2" office:value-type="float" office:value="-123" calcext:value-type="float">
            <text:p>-12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21" calcext:value-type="float">
            <text:p>-121</text:p>
          </table:table-cell>
          <table:table-cell table:style-name="ce2" office:value-type="float" office:value="-122" calcext:value-type="float">
            <text:p>-12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20" calcext:value-type="float">
            <text:p>-120</text:p>
          </table:table-cell>
          <table:table-cell table:style-name="ce2" office:value-type="float" office:value="-121" calcext:value-type="float">
            <text:p>-12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9" calcext:value-type="float">
            <text:p>-119</text:p>
          </table:table-cell>
          <table:table-cell table:style-name="ce2" office:value-type="float" office:value="-120" calcext:value-type="float">
            <text:p>-12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8" calcext:value-type="float">
            <text:p>-118</text:p>
          </table:table-cell>
          <table:table-cell table:style-name="ce2" office:value-type="float" office:value="-119" calcext:value-type="float">
            <text:p>-11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7" calcext:value-type="float">
            <text:p>-117</text:p>
          </table:table-cell>
          <table:table-cell table:style-name="ce2" office:value-type="float" office:value="-118" calcext:value-type="float">
            <text:p>-11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6" calcext:value-type="float">
            <text:p>-116</text:p>
          </table:table-cell>
          <table:table-cell table:style-name="ce2" office:value-type="float" office:value="-117" calcext:value-type="float">
            <text:p>-11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0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5" calcext:value-type="float">
            <text:p>-115</text:p>
          </table:table-cell>
          <table:table-cell table:style-name="ce2" office:value-type="float" office:value="-116" calcext:value-type="float">
            <text:p>-11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4" calcext:value-type="float">
            <text:p>-114</text:p>
          </table:table-cell>
          <table:table-cell table:style-name="ce2" office:value-type="float" office:value="-115" calcext:value-type="float">
            <text:p>-11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3" calcext:value-type="float">
            <text:p>-113</text:p>
          </table:table-cell>
          <table:table-cell table:style-name="ce2" office:value-type="float" office:value="-114" calcext:value-type="float">
            <text:p>-11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2" calcext:value-type="float">
            <text:p>-112</text:p>
          </table:table-cell>
          <table:table-cell table:style-name="ce2" office:value-type="float" office:value="-113" calcext:value-type="float">
            <text:p>-11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1" calcext:value-type="float">
            <text:p>-111</text:p>
          </table:table-cell>
          <table:table-cell table:style-name="ce2" office:value-type="float" office:value="-112" calcext:value-type="float">
            <text:p>-11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10" calcext:value-type="float">
            <text:p>-110</text:p>
          </table:table-cell>
          <table:table-cell table:style-name="ce2" office:value-type="float" office:value="-111" calcext:value-type="float">
            <text:p>-11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9" calcext:value-type="float">
            <text:p>-109</text:p>
          </table:table-cell>
          <table:table-cell table:style-name="ce2" office:value-type="float" office:value="-110" calcext:value-type="float">
            <text:p>-11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8" calcext:value-type="float">
            <text:p>-108</text:p>
          </table:table-cell>
          <table:table-cell table:style-name="ce2" office:value-type="float" office:value="-109" calcext:value-type="float">
            <text:p>-10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7" calcext:value-type="float">
            <text:p>-107</text:p>
          </table:table-cell>
          <table:table-cell table:style-name="ce2" office:value-type="float" office:value="-108" calcext:value-type="float">
            <text:p>-10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6" calcext:value-type="float">
            <text:p>-106</text:p>
          </table:table-cell>
          <table:table-cell table:style-name="ce2" office:value-type="float" office:value="-107" calcext:value-type="float">
            <text:p>-10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1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5" calcext:value-type="float">
            <text:p>-105</text:p>
          </table:table-cell>
          <table:table-cell table:style-name="ce2" office:value-type="float" office:value="-106" calcext:value-type="float">
            <text:p>-10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4" calcext:value-type="float">
            <text:p>-104</text:p>
          </table:table-cell>
          <table:table-cell table:style-name="ce2" office:value-type="float" office:value="-105" calcext:value-type="float">
            <text:p>-10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3" calcext:value-type="float">
            <text:p>-103</text:p>
          </table:table-cell>
          <table:table-cell table:style-name="ce2" office:value-type="float" office:value="-104" calcext:value-type="float">
            <text:p>-10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2" calcext:value-type="float">
            <text:p>-102</text:p>
          </table:table-cell>
          <table:table-cell table:style-name="ce2" office:value-type="float" office:value="-103" calcext:value-type="float">
            <text:p>-10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1" calcext:value-type="float">
            <text:p>-101</text:p>
          </table:table-cell>
          <table:table-cell table:style-name="ce2" office:value-type="float" office:value="-102" calcext:value-type="float">
            <text:p>-10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-101" calcext:value-type="float">
            <text:p>-10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8" calcext:value-type="float">
            <text:p>-98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7" calcext:value-type="float">
            <text:p>-97</text:p>
          </table:table-cell>
          <table:table-cell table:style-name="ce2" office:value-type="float" office:value="-98" calcext:value-type="float">
            <text:p>-9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6" calcext:value-type="float">
            <text:p>-96</text:p>
          </table:table-cell>
          <table:table-cell table:style-name="ce2" office:value-type="float" office:value="-97" calcext:value-type="float">
            <text:p>-9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2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5" calcext:value-type="float">
            <text:p>-95</text:p>
          </table:table-cell>
          <table:table-cell table:style-name="ce2" office:value-type="float" office:value="-96" calcext:value-type="float">
            <text:p>-9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4" calcext:value-type="float">
            <text:p>-94</text:p>
          </table:table-cell>
          <table:table-cell table:style-name="ce2" office:value-type="float" office:value="-95" calcext:value-type="float">
            <text:p>-9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3" calcext:value-type="float">
            <text:p>-93</text:p>
          </table:table-cell>
          <table:table-cell table:style-name="ce2" office:value-type="float" office:value="-94" calcext:value-type="float">
            <text:p>-9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2" calcext:value-type="float">
            <text:p>-92</text:p>
          </table:table-cell>
          <table:table-cell table:style-name="ce2" office:value-type="float" office:value="-93" calcext:value-type="float">
            <text:p>-9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1" calcext:value-type="float">
            <text:p>-91</text:p>
          </table:table-cell>
          <table:table-cell table:style-name="ce2" office:value-type="float" office:value="-92" calcext:value-type="float">
            <text:p>-9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90" calcext:value-type="float">
            <text:p>-90</text:p>
          </table:table-cell>
          <table:table-cell table:style-name="ce2" office:value-type="float" office:value="-91" calcext:value-type="float">
            <text:p>-9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9" calcext:value-type="float">
            <text:p>-89</text:p>
          </table:table-cell>
          <table:table-cell table:style-name="ce2" office:value-type="float" office:value="-90" calcext:value-type="float">
            <text:p>-9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8" calcext:value-type="float">
            <text:p>-88</text:p>
          </table:table-cell>
          <table:table-cell table:style-name="ce2" office:value-type="float" office:value="-89" calcext:value-type="float">
            <text:p>-8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7" calcext:value-type="float">
            <text:p>-87</text:p>
          </table:table-cell>
          <table:table-cell table:style-name="ce2" office:value-type="float" office:value="-88" calcext:value-type="float">
            <text:p>-8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6" calcext:value-type="float">
            <text:p>-86</text:p>
          </table:table-cell>
          <table:table-cell table:style-name="ce2" office:value-type="float" office:value="-87" calcext:value-type="float">
            <text:p>-8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3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6" calcext:value-type="float">
            <text:p>-8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1" calcext:value-type="float">
            <text:p>-81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-81" calcext:value-type="float">
            <text:p>-8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4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68" calcext:value-type="float">
            <text:p>-68</text:p>
          </table:table-cell>
          <table:table-cell table:style-name="ce2" office:value-type="float" office:value="-69" calcext:value-type="float">
            <text:p>-6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67" calcext:value-type="float">
            <text:p>-67</text:p>
          </table:table-cell>
          <table:table-cell table:style-name="ce2" office:value-type="float" office:value="-68" calcext:value-type="float">
            <text:p>-6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66" calcext:value-type="float">
            <text:p>-66</text:p>
          </table:table-cell>
          <table:table-cell table:style-name="ce2" office:value-type="float" office:value="-67" calcext:value-type="float">
            <text:p>-6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5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65" calcext:value-type="float">
            <text:p>-65</text:p>
          </table:table-cell>
          <table:table-cell table:style-name="ce2" office:value-type="float" office:value="-66" calcext:value-type="float">
            <text:p>-6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6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64" calcext:value-type="float">
            <text:p>-64</text:p>
          </table:table-cell>
          <table:table-cell table:style-name="ce2" office:value-type="float" office:value="-65" calcext:value-type="float">
            <text:p>-6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96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-63" calcext:value-type="float">
            <text:p>-63</text:p>
          </table:table-cell>
          <table:table-cell table:style-name="ce2" office:value-type="float" office:value="-64" calcext:value-type="float">
            <text:p>-6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6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62" calcext:value-type="float">
            <text:p>-62</text:p>
          </table:table-cell>
          <table:table-cell table:style-name="ce2" office:value-type="float" office:value="-63" calcext:value-type="float">
            <text:p>-6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6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61" calcext:value-type="float">
            <text:p>-61</text:p>
          </table:table-cell>
          <table:table-cell table:style-name="ce2" office:value-type="float" office:value="-62" calcext:value-type="float">
            <text:p>-6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6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60" calcext:value-type="float">
            <text:p>-60</text:p>
          </table:table-cell>
          <table:table-cell table:style-name="ce2" office:value-type="float" office:value="-61" calcext:value-type="float">
            <text:p>-61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6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9" calcext:value-type="float">
            <text:p>-59</text:p>
          </table:table-cell>
          <table:table-cell table:style-name="ce2" office:value-type="float" office:value="-60" calcext:value-type="float">
            <text:p>-6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66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8" calcext:value-type="float">
            <text:p>-58</text:p>
          </table:table-cell>
          <table:table-cell table:style-name="ce2" office:value-type="float" office:value="-59" calcext:value-type="float">
            <text:p>-59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6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7" calcext:value-type="float">
            <text:p>-57</text:p>
          </table:table-cell>
          <table:table-cell table:style-name="ce2" office:value-type="float" office:value="-58" calcext:value-type="float">
            <text:p>-58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6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6" calcext:value-type="float">
            <text:p>-56</text:p>
          </table:table-cell>
          <table:table-cell table:style-name="ce2" office:value-type="float" office:value="-57" calcext:value-type="float">
            <text:p>-57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69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5" calcext:value-type="float">
            <text:p>-55</text:p>
          </table:table-cell>
          <table:table-cell table:style-name="ce2" office:value-type="float" office:value="-56" calcext:value-type="float">
            <text:p>-56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0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4" calcext:value-type="float">
            <text:p>-54</text:p>
          </table:table-cell>
          <table:table-cell table:style-name="ce2" office:value-type="float" office:value="-55" calcext:value-type="float">
            <text:p>-55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1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3" calcext:value-type="float">
            <text:p>-53</text:p>
          </table:table-cell>
          <table:table-cell table:style-name="ce2" office:value-type="float" office:value="-54" calcext:value-type="float">
            <text:p>-5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2" calcext:value-type="float">
            <text:p>-52</text:p>
          </table:table-cell>
          <table:table-cell table:style-name="ce2" office:value-type="float" office:value="-53" calcext:value-type="float">
            <text:p>-5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1" calcext:value-type="float">
            <text:p>-51</text:p>
          </table:table-cell>
          <table:table-cell table:style-name="ce2" office:value-type="float" office:value="-52" calcext:value-type="float">
            <text:p>-5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-51" calcext:value-type="float">
            <text:p>-51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9" calcext:value-type="float">
            <text:p>-49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6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8" calcext:value-type="float">
            <text:p>-48</text:p>
          </table:table-cell>
          <table:table-cell table:style-name="ce2" office:value-type="float" office:value="-49" calcext:value-type="float">
            <text:p>-49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7" calcext:value-type="float">
            <text:p>-47</text:p>
          </table:table-cell>
          <table:table-cell table:style-name="ce2" office:value-type="float" office:value="-48" calcext:value-type="float">
            <text:p>-48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6" calcext:value-type="float">
            <text:p>-46</text:p>
          </table:table-cell>
          <table:table-cell table:style-name="ce2" office:value-type="float" office:value="-47" calcext:value-type="float">
            <text:p>-47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79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-46" calcext:value-type="float">
            <text:p>-46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0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4" calcext:value-type="float">
            <text:p>-44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1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-44" calcext:value-type="float">
            <text:p>-4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2" calcext:value-type="float">
            <text:p>-42</text:p>
          </table:table-cell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1" calcext:value-type="float">
            <text:p>-41</text:p>
          </table:table-cell>
          <table:table-cell table:style-name="ce2" office:value-type="float" office:value="-42" calcext:value-type="float">
            <text:p>-4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-41" calcext:value-type="float">
            <text:p>-41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39" calcext:value-type="float">
            <text:p>-39</text:p>
          </table:table-cell>
          <table:table-cell table:style-name="ce2" office:value-type="float" office:value="-40" calcext:value-type="float">
            <text:p>-4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6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38" calcext:value-type="float">
            <text:p>-38</text:p>
          </table:table-cell>
          <table:table-cell table:style-name="ce2" office:value-type="float" office:value="-39" calcext:value-type="float">
            <text:p>-39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37" calcext:value-type="float">
            <text:p>-37</text:p>
          </table:table-cell>
          <table:table-cell table:style-name="ce2" office:value-type="float" office:value="-38" calcext:value-type="float">
            <text:p>-38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36" calcext:value-type="float">
            <text:p>-36</text:p>
          </table:table-cell>
          <table:table-cell table:style-name="ce2" office:value-type="float" office:value="-37" calcext:value-type="float">
            <text:p>-37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89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35" calcext:value-type="float">
            <text:p>-35</text:p>
          </table:table-cell>
          <table:table-cell table:style-name="ce2" office:value-type="float" office:value="-36" calcext:value-type="float">
            <text:p>-36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90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34" calcext:value-type="float">
            <text:p>-34</text:p>
          </table:table-cell>
          <table:table-cell table:style-name="ce2" office:value-type="float" office:value="-35" calcext:value-type="float">
            <text:p>-35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91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33" calcext:value-type="float">
            <text:p>-33</text:p>
          </table:table-cell>
          <table:table-cell table:style-name="ce2" office:value-type="float" office:value="-34" calcext:value-type="float">
            <text:p>-3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9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-33" calcext:value-type="float">
            <text:p>-3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99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-31" calcext:value-type="float">
            <text:p>-31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994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-31" calcext:value-type="float">
            <text:p>-31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995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9" calcext:value-type="float">
            <text:p>-29</text:p>
          </table:table-cell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996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8" calcext:value-type="float">
            <text:p>-28</text:p>
          </table:table-cell>
          <table:table-cell table:style-name="ce2" office:value-type="float" office:value="-29" calcext:value-type="float">
            <text:p>-29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997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7" calcext:value-type="float">
            <text:p>-27</text:p>
          </table:table-cell>
          <table:table-cell table:style-name="ce2" office:value-type="float" office:value="-28" calcext:value-type="float">
            <text:p>-28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998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-27" calcext:value-type="float">
            <text:p>-27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999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0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4" calcext:value-type="float">
            <text:p>-24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1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3" calcext:value-type="float">
            <text:p>-23</text:p>
          </table:table-cell>
          <table:table-cell table:style-name="ce2" office:value-type="float" office:value="-24" calcext:value-type="float">
            <text:p>-24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2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2" calcext:value-type="float">
            <text:p>-22</text:p>
          </table:table-cell>
          <table:table-cell table:style-name="ce2" office:value-type="float" office:value="-23" calcext:value-type="float">
            <text:p>-23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3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-22" calcext:value-type="float">
            <text:p>-22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4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5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6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7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17" calcext:value-type="float">
            <text:p>-17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8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-17" calcext:value-type="float">
            <text:p>-17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09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10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11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12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-12" calcext:value-type="float">
            <text:p>-12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13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-11" calcext:value-type="float">
            <text:p>-11</text:p>
          </table:table-cell>
          <table:table-cell table:style-name="ce2" office:value-type="float" office:value="-12" calcext:value-type="float">
            <text:p>-1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14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11" calcext:value-type="float">
            <text:p>-11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15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-9" calcext:value-type="float">
            <text:p>-9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16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-8" calcext:value-type="float">
            <text:p>-8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17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-7" calcext:value-type="float">
            <text:p>-7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1018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-6" calcext:value-type="float">
            <text:p>-6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1019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-5" calcext:value-type="float">
            <text:p>-5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1020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1021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-3" calcext:value-type="float">
            <text:p>-3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2" table:formula="of:=LOG([.C1022];2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2" office:value-type="float" office:value="-2" calcext:value-type="float">
            <text:p>-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2" table:formula="of:=LOG([.C1023];2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2" office:value-type="float" office:value="-1" calcext:value-type="float">
            <text:p>-1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8388608" calcext:value-type="float">
            <text:p>8388608</text:p>
          </table:table-cell>
          <table:table-cell table:style-name="ce2" table:formula="of:=LOG([.C1024];2)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65353216" calcext:value-type="float">
            <text:p>1065353216</text:p>
          </table:table-cell>
          <table:table-cell table:style-name="ce2" table:formula="of:=LOG([.C1025];2)" office:value-type="float" office:value="29.9886846867722" calcext:value-type="float">
            <text:p>29.9886846867722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88608" calcext:value-type="float">
            <text:p>8388608</text:p>
          </table:table-cell>
          <table:table-cell table:style-name="ce2" table:formula="of:=LOG([.C1026];2)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2" table:formula="of:=LOG([.C1027];2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2" table:formula="of:=LOG([.C1028];2)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1029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1030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1031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LOG([.C1032];2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33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34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35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36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37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38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39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LOG([.C1040];2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41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42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43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44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45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46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47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48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49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50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51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52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53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54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55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LOG([.C1056];2)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5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5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59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0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1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6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69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0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1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6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79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80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81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82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83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84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85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86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87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LOG([.C1088];2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8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09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0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1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2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3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3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4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5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6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7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8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49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50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51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LOG([.C1152];2)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5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5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5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5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5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5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5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6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7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8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19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0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1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2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3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4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5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6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1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2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3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4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5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6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7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8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79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LOG([.C1280];2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8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8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8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8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8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8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8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8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8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29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0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1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2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3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4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5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6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7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8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39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0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1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2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3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4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5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6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7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8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49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0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1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7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8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29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30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31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32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33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34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35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LOG([.C1536];2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5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6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7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8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921" calcext:value-type="float">
            <text:p>9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1" calcext:value-type="float">
            <text:p>921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4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5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6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7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8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199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0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1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2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39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0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1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2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3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4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5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6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7];2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LOG([.C2048];2)" office:value-type="float" office:value="14" calcext:value-type="float">
            <text:p>14</text:p>
          </table:table-cell>
          <table:table-cell table:number-columns-repeated="1020"/>
        </table:table-row>
        <table:table-row table:style-name="ro1" table:number-rows-repeated="1046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ot" style:display-name="PageStyle_p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nsity" style:display-name="PageStyle_dens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19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ajor="512" chart:interval-minor-divisor="32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52.731cm" svg:height="20.876cm" xlink:href=".." xlink:type="simple" chart:class="chart:scatter" chart:style-name="ch1">
        <chart:legend chart:legend-position="end" svg:x="51.526cm" svg:y="10.139cm" style:legend-expansion="high" chart:style-name="ch2"/>
        <chart:plot-area chart:style-name="ch3" table:cell-range-address="density.B2:density.B2048 density.D1:density.D2048" chart:data-source-has-labels="row" svg:x="2.114cm" svg:y="0.417cm" svg:width="48.358cm" svg:height="19.012cm">
          <chartooo:coordinate-region svg:x="2.538cm" svg:y="0.616cm" svg:width="47.561cm" svg:height="18.166cm"/>
          <chart:axis chart:dimension="x" chart:name="primary-x" chart:style-name="ch4">
            <chart:title svg:x="25.581cm" svg:y="19.847cm" chart:style-name="ch5">
              <text:p>intervals</text:p>
            </chart:title>
            <chart:grid chart:style-name="ch6" chart:class="major"/>
          </chart:axis>
          <chart:axis chart:dimension="y" chart:name="primary-y" chart:style-name="ch7">
            <chart:title svg:x="0.451cm" svg:y="11.707cm" chart:style-name="ch8">
              <text:p>number of floats (log2)</text:p>
            </chart:title>
            <chart:grid chart:style-name="ch6" chart:class="major"/>
          </chart:axis>
          <chart:series chart:style-name="ch9" chart:values-cell-range-address="density.D2:density.D2048" chart:label-cell-address="density.D1:density.D1" chart:class="chart:scatter">
            <chart:domain table:cell-range-address="density.B2:density.B2048"/>
            <chart:data-point chart:repeated="20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g</text:p>
                <draw:g>
                  <svg:desc>density.D1:densit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24">
                <text:p>-1024</text:p>
                <draw:g>
                  <svg:desc>density.B2:density.B2048</svg:desc>
                </draw:g>
              </table:table-cell>
              <table:table-cell office:value-type="float" office:value="14">
                <text:p>14</text:p>
                <draw:g>
                  <svg:desc>density.D2:density.D20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23">
                <text:p>-10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22">
                <text:p>-10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21">
                <text:p>-1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20">
                <text:p>-10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19">
                <text:p>-10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18">
                <text:p>-10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17">
                <text:p>-1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16">
                <text:p>-10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15">
                <text:p>-10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14">
                <text:p>-10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3">
                <text:p>-10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12">
                <text:p>-10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11">
                <text:p>-10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10">
                <text:p>-10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09">
                <text:p>-10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08">
                <text:p>-1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07">
                <text:p>-10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06">
                <text:p>-1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05">
                <text:p>-10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4">
                <text:p>-10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03">
                <text:p>-10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02">
                <text:p>-10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01">
                <text:p>-1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00">
                <text:p>-1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99">
                <text:p>-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98">
                <text:p>-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97">
                <text:p>-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96">
                <text:p>-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95">
                <text:p>-9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94">
                <text:p>-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93">
                <text:p>-9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92">
                <text:p>-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91">
                <text:p>-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90">
                <text:p>-9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89">
                <text:p>-9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88">
                <text:p>-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87">
                <text:p>-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86">
                <text:p>-9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5">
                <text:p>-9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84">
                <text:p>-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83">
                <text:p>-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82">
                <text:p>-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81">
                <text:p>-9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80">
                <text:p>-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79">
                <text:p>-9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78">
                <text:p>-9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7">
                <text:p>-9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76">
                <text:p>-9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75">
                <text:p>-9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74">
                <text:p>-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73">
                <text:p>-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72">
                <text:p>-9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71">
                <text:p>-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70">
                <text:p>-9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69">
                <text:p>-9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68">
                <text:p>-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67">
                <text:p>-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66">
                <text:p>-9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65">
                <text:p>-9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64">
                <text:p>-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63">
                <text:p>-9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62">
                <text:p>-9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61">
                <text:p>-9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60">
                <text:p>-9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59">
                <text:p>-9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58">
                <text:p>-9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57">
                <text:p>-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56">
                <text:p>-9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55">
                <text:p>-9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54">
                <text:p>-9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53">
                <text:p>-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52">
                <text:p>-9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51">
                <text:p>-9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50">
                <text:p>-9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49">
                <text:p>-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48">
                <text:p>-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47">
                <text:p>-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46">
                <text:p>-9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45">
                <text:p>-9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44">
                <text:p>-9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43">
                <text:p>-9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42">
                <text:p>-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41">
                <text:p>-9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40">
                <text:p>-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39">
                <text:p>-9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38">
                <text:p>-9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7">
                <text:p>-9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36">
                <text:p>-9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35">
                <text:p>-9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34">
                <text:p>-9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33">
                <text:p>-9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32">
                <text:p>-9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31">
                <text:p>-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30">
                <text:p>-9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29">
                <text:p>-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28">
                <text:p>-9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27">
                <text:p>-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26">
                <text:p>-9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25">
                <text:p>-9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24">
                <text:p>-9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23">
                <text:p>-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22">
                <text:p>-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21">
                <text:p>-9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20">
                <text:p>-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19">
                <text:p>-9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18">
                <text:p>-9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17">
                <text:p>-9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16">
                <text:p>-9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15">
                <text:p>-9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14">
                <text:p>-9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13">
                <text:p>-9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12">
                <text:p>-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11">
                <text:p>-9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10">
                <text:p>-9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09">
                <text:p>-9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08">
                <text:p>-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07">
                <text:p>-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06">
                <text:p>-9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05">
                <text:p>-9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04">
                <text:p>-9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03">
                <text:p>-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02">
                <text:p>-9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01">
                <text:p>-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00">
                <text:p>-9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99">
                <text:p>-8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98">
                <text:p>-8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97">
                <text:p>-8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96">
                <text:p>-8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95">
                <text:p>-8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94">
                <text:p>-8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93">
                <text:p>-8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92">
                <text:p>-8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91">
                <text:p>-8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90">
                <text:p>-8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89">
                <text:p>-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88">
                <text:p>-8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87">
                <text:p>-8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86">
                <text:p>-8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85">
                <text:p>-8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84">
                <text:p>-8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83">
                <text:p>-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82">
                <text:p>-8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81">
                <text:p>-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80">
                <text:p>-8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79">
                <text:p>-8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78">
                <text:p>-8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77">
                <text:p>-8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76">
                <text:p>-8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75">
                <text:p>-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74">
                <text:p>-8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73">
                <text:p>-8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72">
                <text:p>-8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71">
                <text:p>-8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70">
                <text:p>-8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69">
                <text:p>-8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68">
                <text:p>-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67">
                <text:p>-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66">
                <text:p>-8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65">
                <text:p>-8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64">
                <text:p>-8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63">
                <text:p>-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62">
                <text:p>-8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61">
                <text:p>-8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60">
                <text:p>-8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59">
                <text:p>-8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58">
                <text:p>-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57">
                <text:p>-8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56">
                <text:p>-8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55">
                <text:p>-8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54">
                <text:p>-8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53">
                <text:p>-8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52">
                <text:p>-8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51">
                <text:p>-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50">
                <text:p>-8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49">
                <text:p>-8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48">
                <text:p>-8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47">
                <text:p>-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46">
                <text:p>-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45">
                <text:p>-8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44">
                <text:p>-8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43">
                <text:p>-8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42">
                <text:p>-8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41">
                <text:p>-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40">
                <text:p>-8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39">
                <text:p>-8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38">
                <text:p>-8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37">
                <text:p>-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36">
                <text:p>-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35">
                <text:p>-8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34">
                <text:p>-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33">
                <text:p>-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32">
                <text:p>-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31">
                <text:p>-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30">
                <text:p>-8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29">
                <text:p>-8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28">
                <text:p>-8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27">
                <text:p>-8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26">
                <text:p>-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25">
                <text:p>-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24">
                <text:p>-8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23">
                <text:p>-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22">
                <text:p>-8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21">
                <text:p>-8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20">
                <text:p>-8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19">
                <text:p>-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18">
                <text:p>-8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17">
                <text:p>-8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16">
                <text:p>-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15">
                <text:p>-8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14">
                <text:p>-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13">
                <text:p>-8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812">
                <text:p>-8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811">
                <text:p>-8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810">
                <text:p>-8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809">
                <text:p>-8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808">
                <text:p>-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807">
                <text:p>-8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806">
                <text:p>-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805">
                <text:p>-8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804">
                <text:p>-8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803">
                <text:p>-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802">
                <text:p>-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801">
                <text:p>-8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00">
                <text:p>-8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99">
                <text:p>-7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98">
                <text:p>-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97">
                <text:p>-7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96">
                <text:p>-7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95">
                <text:p>-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94">
                <text:p>-7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93">
                <text:p>-7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92">
                <text:p>-7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91">
                <text:p>-7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90">
                <text:p>-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89">
                <text:p>-7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88">
                <text:p>-7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87">
                <text:p>-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86">
                <text:p>-7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85">
                <text:p>-7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84">
                <text:p>-7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83">
                <text:p>-7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82">
                <text:p>-7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81">
                <text:p>-7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80">
                <text:p>-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79">
                <text:p>-7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78">
                <text:p>-7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77">
                <text:p>-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76">
                <text:p>-7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75">
                <text:p>-7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74">
                <text:p>-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73">
                <text:p>-7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72">
                <text:p>-7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71">
                <text:p>-7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70">
                <text:p>-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69">
                <text:p>-7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68">
                <text:p>-7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767">
                <text:p>-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66">
                <text:p>-7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65">
                <text:p>-7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64">
                <text:p>-7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763">
                <text:p>-7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62">
                <text:p>-7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61">
                <text:p>-7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60">
                <text:p>-7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59">
                <text:p>-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58">
                <text:p>-7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57">
                <text:p>-7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756">
                <text:p>-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55">
                <text:p>-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54">
                <text:p>-7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53">
                <text:p>-7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52">
                <text:p>-7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51">
                <text:p>-7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50">
                <text:p>-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49">
                <text:p>-7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48">
                <text:p>-7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47">
                <text:p>-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46">
                <text:p>-7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45">
                <text:p>-7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44">
                <text:p>-7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43">
                <text:p>-7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42">
                <text:p>-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41">
                <text:p>-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40">
                <text:p>-7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39">
                <text:p>-7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38">
                <text:p>-7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37">
                <text:p>-7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36">
                <text:p>-7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35">
                <text:p>-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34">
                <text:p>-7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33">
                <text:p>-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32">
                <text:p>-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31">
                <text:p>-7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30">
                <text:p>-7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29">
                <text:p>-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28">
                <text:p>-7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27">
                <text:p>-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26">
                <text:p>-7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25">
                <text:p>-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24">
                <text:p>-7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723">
                <text:p>-7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722">
                <text:p>-7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721">
                <text:p>-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20">
                <text:p>-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19">
                <text:p>-7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718">
                <text:p>-7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17">
                <text:p>-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716">
                <text:p>-7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715">
                <text:p>-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714">
                <text:p>-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13">
                <text:p>-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712">
                <text:p>-7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711">
                <text:p>-7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710">
                <text:p>-7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709">
                <text:p>-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708">
                <text:p>-7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707">
                <text:p>-7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706">
                <text:p>-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705">
                <text:p>-7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704">
                <text:p>-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703">
                <text:p>-7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02">
                <text:p>-7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01">
                <text:p>-7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700">
                <text:p>-7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699">
                <text:p>-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698">
                <text:p>-6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97">
                <text:p>-6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96">
                <text:p>-6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95">
                <text:p>-6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94">
                <text:p>-6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93">
                <text:p>-6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92">
                <text:p>-6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91">
                <text:p>-6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90">
                <text:p>-6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689">
                <text:p>-6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88">
                <text:p>-6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87">
                <text:p>-6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86">
                <text:p>-6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685">
                <text:p>-6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84">
                <text:p>-6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83">
                <text:p>-6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82">
                <text:p>-6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681">
                <text:p>-6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680">
                <text:p>-6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79">
                <text:p>-6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678">
                <text:p>-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77">
                <text:p>-6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76">
                <text:p>-6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75">
                <text:p>-6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74">
                <text:p>-6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73">
                <text:p>-6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72">
                <text:p>-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71">
                <text:p>-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70">
                <text:p>-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69">
                <text:p>-6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68">
                <text:p>-6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67">
                <text:p>-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66">
                <text:p>-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65">
                <text:p>-6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64">
                <text:p>-6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63">
                <text:p>-6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62">
                <text:p>-6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61">
                <text:p>-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60">
                <text:p>-6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59">
                <text:p>-6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58">
                <text:p>-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57">
                <text:p>-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56">
                <text:p>-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55">
                <text:p>-6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54">
                <text:p>-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53">
                <text:p>-6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52">
                <text:p>-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51">
                <text:p>-6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50">
                <text:p>-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49">
                <text:p>-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48">
                <text:p>-6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47">
                <text:p>-6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46">
                <text:p>-6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45">
                <text:p>-6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44">
                <text:p>-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43">
                <text:p>-6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42">
                <text:p>-6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41">
                <text:p>-6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40">
                <text:p>-6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39">
                <text:p>-6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38">
                <text:p>-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37">
                <text:p>-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36">
                <text:p>-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35">
                <text:p>-6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34">
                <text:p>-6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33">
                <text:p>-6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32">
                <text:p>-6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31">
                <text:p>-6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30">
                <text:p>-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629">
                <text:p>-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628">
                <text:p>-6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27">
                <text:p>-6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26">
                <text:p>-6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625">
                <text:p>-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24">
                <text:p>-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623">
                <text:p>-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22">
                <text:p>-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21">
                <text:p>-6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620">
                <text:p>-6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619">
                <text:p>-6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618">
                <text:p>-6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17">
                <text:p>-6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616">
                <text:p>-6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615">
                <text:p>-6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614">
                <text:p>-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613">
                <text:p>-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612">
                <text:p>-6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611">
                <text:p>-6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610">
                <text:p>-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609">
                <text:p>-6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608">
                <text:p>-6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607">
                <text:p>-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606">
                <text:p>-6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605">
                <text:p>-6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604">
                <text:p>-6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603">
                <text:p>-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602">
                <text:p>-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601">
                <text:p>-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600">
                <text:p>-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99">
                <text:p>-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98">
                <text:p>-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97">
                <text:p>-5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596">
                <text:p>-5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595">
                <text:p>-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94">
                <text:p>-5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93">
                <text:p>-5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592">
                <text:p>-5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91">
                <text:p>-5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90">
                <text:p>-5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89">
                <text:p>-5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588">
                <text:p>-5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587">
                <text:p>-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86">
                <text:p>-5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85">
                <text:p>-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584">
                <text:p>-5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583">
                <text:p>-5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82">
                <text:p>-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581">
                <text:p>-5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80">
                <text:p>-5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79">
                <text:p>-5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78">
                <text:p>-5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77">
                <text:p>-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76">
                <text:p>-5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75">
                <text:p>-5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74">
                <text:p>-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573">
                <text:p>-5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572">
                <text:p>-5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71">
                <text:p>-5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70">
                <text:p>-5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69">
                <text:p>-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68">
                <text:p>-5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567">
                <text:p>-5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566">
                <text:p>-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565">
                <text:p>-5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564">
                <text:p>-5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563">
                <text:p>-5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562">
                <text:p>-5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61">
                <text:p>-5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560">
                <text:p>-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559">
                <text:p>-5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558">
                <text:p>-5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57">
                <text:p>-5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56">
                <text:p>-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55">
                <text:p>-5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54">
                <text:p>-5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553">
                <text:p>-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52">
                <text:p>-5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551">
                <text:p>-5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50">
                <text:p>-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549">
                <text:p>-5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48">
                <text:p>-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47">
                <text:p>-5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46">
                <text:p>-5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545">
                <text:p>-5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44">
                <text:p>-5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43">
                <text:p>-5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42">
                <text:p>-5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541">
                <text:p>-5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40">
                <text:p>-5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39">
                <text:p>-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38">
                <text:p>-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37">
                <text:p>-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36">
                <text:p>-5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535">
                <text:p>-5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534">
                <text:p>-5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533">
                <text:p>-5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32">
                <text:p>-5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31">
                <text:p>-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530">
                <text:p>-5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29">
                <text:p>-5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528">
                <text:p>-5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527">
                <text:p>-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26">
                <text:p>-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525">
                <text:p>-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524">
                <text:p>-5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523">
                <text:p>-5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522">
                <text:p>-5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521">
                <text:p>-5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520">
                <text:p>-5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519">
                <text:p>-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518">
                <text:p>-5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17">
                <text:p>-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516">
                <text:p>-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515">
                <text:p>-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514">
                <text:p>-5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13">
                <text:p>-5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512">
                <text:p>-5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511">
                <text:p>-5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10">
                <text:p>-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09">
                <text:p>-5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508">
                <text:p>-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507">
                <text:p>-5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506">
                <text:p>-5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505">
                <text:p>-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504">
                <text:p>-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503">
                <text:p>-5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502">
                <text:p>-5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501">
                <text:p>-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500">
                <text:p>-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99">
                <text:p>-4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98">
                <text:p>-4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97">
                <text:p>-4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96">
                <text:p>-4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95">
                <text:p>-4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94">
                <text:p>-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93">
                <text:p>-4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92">
                <text:p>-4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91">
                <text:p>-4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90">
                <text:p>-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89">
                <text:p>-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88">
                <text:p>-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87">
                <text:p>-4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86">
                <text:p>-4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85">
                <text:p>-4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484">
                <text:p>-4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83">
                <text:p>-4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82">
                <text:p>-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81">
                <text:p>-4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80">
                <text:p>-4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79">
                <text:p>-4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78">
                <text:p>-4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77">
                <text:p>-4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76">
                <text:p>-4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75">
                <text:p>-4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74">
                <text:p>-4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73">
                <text:p>-4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72">
                <text:p>-4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71">
                <text:p>-4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70">
                <text:p>-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69">
                <text:p>-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68">
                <text:p>-4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67">
                <text:p>-4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66">
                <text:p>-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465">
                <text:p>-4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464">
                <text:p>-4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63">
                <text:p>-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62">
                <text:p>-4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61">
                <text:p>-4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60">
                <text:p>-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59">
                <text:p>-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58">
                <text:p>-4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457">
                <text:p>-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56">
                <text:p>-4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55">
                <text:p>-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54">
                <text:p>-4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53">
                <text:p>-4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52">
                <text:p>-4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51">
                <text:p>-4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50">
                <text:p>-4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49">
                <text:p>-4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48">
                <text:p>-4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47">
                <text:p>-4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46">
                <text:p>-4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45">
                <text:p>-4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444">
                <text:p>-4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43">
                <text:p>-4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42">
                <text:p>-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41">
                <text:p>-4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40">
                <text:p>-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39">
                <text:p>-4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38">
                <text:p>-4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37">
                <text:p>-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36">
                <text:p>-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35">
                <text:p>-4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34">
                <text:p>-4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33">
                <text:p>-4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32">
                <text:p>-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31">
                <text:p>-4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30">
                <text:p>-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29">
                <text:p>-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28">
                <text:p>-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27">
                <text:p>-4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26">
                <text:p>-4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25">
                <text:p>-4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24">
                <text:p>-4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23">
                <text:p>-4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422">
                <text:p>-4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21">
                <text:p>-4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420">
                <text:p>-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419">
                <text:p>-4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18">
                <text:p>-4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17">
                <text:p>-4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16">
                <text:p>-4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415">
                <text:p>-4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414">
                <text:p>-4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413">
                <text:p>-4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412">
                <text:p>-4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411">
                <text:p>-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410">
                <text:p>-4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409">
                <text:p>-4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08">
                <text:p>-4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07">
                <text:p>-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06">
                <text:p>-4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405">
                <text:p>-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404">
                <text:p>-4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403">
                <text:p>-4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402">
                <text:p>-4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401">
                <text:p>-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400">
                <text:p>-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99">
                <text:p>-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98">
                <text:p>-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97">
                <text:p>-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96">
                <text:p>-3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95">
                <text:p>-3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94">
                <text:p>-3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93">
                <text:p>-3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92">
                <text:p>-3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91">
                <text:p>-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90">
                <text:p>-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89">
                <text:p>-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88">
                <text:p>-3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87">
                <text:p>-3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86">
                <text:p>-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385">
                <text:p>-3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384">
                <text:p>-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83">
                <text:p>-3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382">
                <text:p>-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81">
                <text:p>-3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80">
                <text:p>-3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79">
                <text:p>-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78">
                <text:p>-3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77">
                <text:p>-3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76">
                <text:p>-3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75">
                <text:p>-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74">
                <text:p>-3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73">
                <text:p>-3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72">
                <text:p>-3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71">
                <text:p>-3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70">
                <text:p>-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69">
                <text:p>-3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68">
                <text:p>-3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67">
                <text:p>-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366">
                <text:p>-3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65">
                <text:p>-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64">
                <text:p>-3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63">
                <text:p>-3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62">
                <text:p>-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61">
                <text:p>-3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60">
                <text:p>-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59">
                <text:p>-3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58">
                <text:p>-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57">
                <text:p>-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56">
                <text:p>-3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55">
                <text:p>-3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54">
                <text:p>-3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53">
                <text:p>-3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52">
                <text:p>-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51">
                <text:p>-3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50">
                <text:p>-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49">
                <text:p>-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48">
                <text:p>-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47">
                <text:p>-3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46">
                <text:p>-3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45">
                <text:p>-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44">
                <text:p>-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43">
                <text:p>-3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42">
                <text:p>-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341">
                <text:p>-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40">
                <text:p>-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339">
                <text:p>-3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38">
                <text:p>-3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337">
                <text:p>-3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36">
                <text:p>-3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35">
                <text:p>-3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34">
                <text:p>-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33">
                <text:p>-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32">
                <text:p>-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31">
                <text:p>-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30">
                <text:p>-3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29">
                <text:p>-3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28">
                <text:p>-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27">
                <text:p>-3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26">
                <text:p>-3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25">
                <text:p>-3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24">
                <text:p>-3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23">
                <text:p>-3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22">
                <text:p>-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21">
                <text:p>-3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20">
                <text:p>-3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19">
                <text:p>-3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18">
                <text:p>-3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17">
                <text:p>-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16">
                <text:p>-3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315">
                <text:p>-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314">
                <text:p>-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313">
                <text:p>-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12">
                <text:p>-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11">
                <text:p>-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310">
                <text:p>-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309">
                <text:p>-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308">
                <text:p>-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307">
                <text:p>-3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306">
                <text:p>-3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305">
                <text:p>-3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304">
                <text:p>-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303">
                <text:p>-3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302">
                <text:p>-3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301">
                <text:p>-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300">
                <text:p>-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99">
                <text:p>-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98">
                <text:p>-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97">
                <text:p>-2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96">
                <text:p>-2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95">
                <text:p>-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94">
                <text:p>-2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93">
                <text:p>-2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92">
                <text:p>-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91">
                <text:p>-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90">
                <text:p>-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89">
                <text:p>-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88">
                <text:p>-2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87">
                <text:p>-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86">
                <text:p>-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85">
                <text:p>-2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84">
                <text:p>-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83">
                <text:p>-2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82">
                <text:p>-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81">
                <text:p>-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80">
                <text:p>-2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79">
                <text:p>-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78">
                <text:p>-2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77">
                <text:p>-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76">
                <text:p>-2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75">
                <text:p>-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74">
                <text:p>-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73">
                <text:p>-2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72">
                <text:p>-2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71">
                <text:p>-2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70">
                <text:p>-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69">
                <text:p>-2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268">
                <text:p>-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67">
                <text:p>-2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66">
                <text:p>-2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65">
                <text:p>-2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64">
                <text:p>-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63">
                <text:p>-2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62">
                <text:p>-2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61">
                <text:p>-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60">
                <text:p>-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59">
                <text:p>-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58">
                <text:p>-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57">
                <text:p>-2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56">
                <text:p>-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55">
                <text:p>-2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54">
                <text:p>-2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53">
                <text:p>-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52">
                <text:p>-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51">
                <text:p>-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50">
                <text:p>-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49">
                <text:p>-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48">
                <text:p>-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47">
                <text:p>-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46">
                <text:p>-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45">
                <text:p>-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244">
                <text:p>-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43">
                <text:p>-2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42">
                <text:p>-2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41">
                <text:p>-2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40">
                <text:p>-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39">
                <text:p>-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38">
                <text:p>-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37">
                <text:p>-2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36">
                <text:p>-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35">
                <text:p>-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34">
                <text:p>-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33">
                <text:p>-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32">
                <text:p>-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31">
                <text:p>-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30">
                <text:p>-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29">
                <text:p>-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28">
                <text:p>-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27">
                <text:p>-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26">
                <text:p>-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25">
                <text:p>-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24">
                <text:p>-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23">
                <text:p>-2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22">
                <text:p>-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21">
                <text:p>-2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20">
                <text:p>-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19">
                <text:p>-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18">
                <text:p>-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17">
                <text:p>-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16">
                <text:p>-2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15">
                <text:p>-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14">
                <text:p>-2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13">
                <text:p>-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12">
                <text:p>-2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11">
                <text:p>-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10">
                <text:p>-2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09">
                <text:p>-2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08">
                <text:p>-2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07">
                <text:p>-2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206">
                <text:p>-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205">
                <text:p>-2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204">
                <text:p>-2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203">
                <text:p>-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202">
                <text:p>-2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201">
                <text:p>-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200">
                <text:p>-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99">
                <text:p>-1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98">
                <text:p>-1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97">
                <text:p>-1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96">
                <text:p>-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95">
                <text:p>-1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94">
                <text:p>-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93">
                <text:p>-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92">
                <text:p>-1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91">
                <text:p>-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90">
                <text:p>-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89">
                <text:p>-1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88">
                <text:p>-1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87">
                <text:p>-1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86">
                <text:p>-1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85">
                <text:p>-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83">
                <text:p>-1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82">
                <text:p>-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81">
                <text:p>-1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80">
                <text:p>-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79">
                <text:p>-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78">
                <text:p>-1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77">
                <text:p>-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76">
                <text:p>-1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75">
                <text:p>-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74">
                <text:p>-1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73">
                <text:p>-1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72">
                <text:p>-1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71">
                <text:p>-1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70">
                <text:p>-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69">
                <text:p>-1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68">
                <text:p>-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67">
                <text:p>-1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66">
                <text:p>-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65">
                <text:p>-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64">
                <text:p>-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63">
                <text:p>-1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62">
                <text:p>-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61">
                <text:p>-1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60">
                <text:p>-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59">
                <text:p>-1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58">
                <text:p>-1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57">
                <text:p>-1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56">
                <text:p>-1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55">
                <text:p>-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54">
                <text:p>-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53">
                <text:p>-1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52">
                <text:p>-1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51">
                <text:p>-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50">
                <text:p>-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49">
                <text:p>-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48">
                <text:p>-1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47">
                <text:p>-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46">
                <text:p>-1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45">
                <text:p>-1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44">
                <text:p>-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43">
                <text:p>-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42">
                <text:p>-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41">
                <text:p>-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40">
                <text:p>-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39">
                <text:p>-1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38">
                <text:p>-1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37">
                <text:p>-1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36">
                <text:p>-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35">
                <text:p>-1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34">
                <text:p>-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33">
                <text:p>-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32">
                <text:p>-1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31">
                <text:p>-1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30">
                <text:p>-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29">
                <text:p>-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28">
                <text:p>-1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27">
                <text:p>-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26">
                <text:p>-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25">
                <text:p>-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24">
                <text:p>-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23">
                <text:p>-1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22">
                <text:p>-1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21">
                <text:p>-1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20">
                <text:p>-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19">
                <text:p>-1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18">
                <text:p>-1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17">
                <text:p>-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16">
                <text:p>-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15">
                <text:p>-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14">
                <text:p>-1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13">
                <text:p>-1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12">
                <text:p>-1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11">
                <text:p>-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10">
                <text:p>-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9">
                <text:p>-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8">
                <text:p>-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7">
                <text:p>-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06">
                <text:p>-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05">
                <text:p>-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04">
                <text:p>-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03">
                <text:p>-1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02">
                <text:p>-1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01">
                <text:p>-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00">
                <text:p>-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9">
                <text:p>-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8">
                <text:p>-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7">
                <text:p>-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6">
                <text:p>-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95">
                <text:p>-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94">
                <text:p>-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93">
                <text:p>-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92">
                <text:p>-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91">
                <text:p>-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90">
                <text:p>-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89">
                <text:p>-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88">
                <text:p>-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87">
                <text:p>-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86">
                <text:p>-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85">
                <text:p>-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84">
                <text:p>-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83">
                <text:p>-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82">
                <text:p>-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81">
                <text:p>-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80">
                <text:p>-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79">
                <text:p>-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8">
                <text:p>-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77">
                <text:p>-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76">
                <text:p>-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75">
                <text:p>-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74">
                <text:p>-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73">
                <text:p>-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72">
                <text:p>-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71">
                <text:p>-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70">
                <text:p>-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69">
                <text:p>-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68">
                <text:p>-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7">
                <text:p>-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66">
                <text:p>-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65">
                <text:p>-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64">
                <text:p>-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63">
                <text:p>-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62">
                <text:p>-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61">
                <text:p>-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60">
                <text:p>-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59">
                <text:p>-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8">
                <text:p>-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57">
                <text:p>-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56">
                <text:p>-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5">
                <text:p>-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54">
                <text:p>-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53">
                <text:p>-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52">
                <text:p>-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51">
                <text:p>-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50">
                <text:p>-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49">
                <text:p>-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48">
                <text:p>-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47">
                <text:p>-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46">
                <text:p>-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45">
                <text:p>-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4">
                <text:p>-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43">
                <text:p>-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42">
                <text:p>-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41">
                <text:p>-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40">
                <text:p>-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9">
                <text:p>-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38">
                <text:p>-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7">
                <text:p>-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6">
                <text:p>-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5">
                <text:p>-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4">
                <text:p>-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33">
                <text:p>-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32">
                <text:p>-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31">
                <text:p>-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30">
                <text:p>-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29">
                <text:p>-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28">
                <text:p>-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27">
                <text:p>-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6">
                <text:p>-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25">
                <text:p>-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24">
                <text:p>-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3">
                <text:p>-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22">
                <text:p>-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21">
                <text:p>-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20">
                <text:p>-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7">
                <text:p>-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5">
                <text:p>-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4">
                <text:p>-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3">
                <text:p>-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2">
                <text:p>-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1">
                <text:p>-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0">
                <text:p>-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9">
                <text:p>-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8">
                <text:p>-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7">
                <text:p>-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6">
                <text:p>-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5">
                <text:p>-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3">
                <text:p>-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2">
                <text:p>-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  <table:table-cell office:value-type="float" office:value="29.9886846867722">
                <text:p>29.98868468677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5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3">
                <text:p>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3">
                <text:p>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4">
                <text:p>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5">
                <text:p>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6">
                <text:p>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7">
                <text:p>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9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0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6">
                <text:p>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7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9">
                <text:p>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0">
                <text:p>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1">
                <text:p>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2">
                <text:p>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3">
                <text:p>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4">
                <text:p>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6">
                <text:p>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8">
                <text:p>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9">
                <text:p>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1">
                <text:p>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2">
                <text:p>1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5">
                <text:p>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6">
                <text:p>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7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8">
                <text:p>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9">
                <text:p>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0">
                <text:p>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1">
                <text:p>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2">
                <text:p>1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">
                <text:p>1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4">
                <text:p>1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5">
                <text:p>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8">
                <text:p>1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9">
                <text:p>1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20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21">
                <text:p>1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3">
                <text:p>1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4">
                <text:p>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5">
                <text:p>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6">
                <text:p>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7">
                <text:p>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8">
                <text:p>1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9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30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31">
                <text:p>1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2">
                <text:p>1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33">
                <text:p>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4">
                <text:p>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5">
                <text:p>1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6">
                <text:p>1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37">
                <text:p>1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8">
                <text:p>1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9">
                <text:p>1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0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1">
                <text:p>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42">
                <text:p>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3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5">
                <text:p>1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6">
                <text:p>1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7">
                <text:p>1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8">
                <text:p>1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9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0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1">
                <text:p>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2">
                <text:p>1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3">
                <text:p>1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4">
                <text:p>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5">
                <text:p>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6">
                <text:p>1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7">
                <text:p>1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8">
                <text:p>1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9">
                <text:p>1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0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1">
                <text:p>1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2">
                <text:p>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4">
                <text:p>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5">
                <text:p>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6">
                <text:p>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7">
                <text:p>1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8">
                <text:p>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9">
                <text:p>1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70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71">
                <text:p>1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72">
                <text:p>1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73">
                <text:p>1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4">
                <text:p>1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5">
                <text:p>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7">
                <text:p>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8">
                <text:p>1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9">
                <text:p>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0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1">
                <text:p>1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82">
                <text:p>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83">
                <text:p>1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4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5">
                <text:p>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6">
                <text:p>1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7">
                <text:p>1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8">
                <text:p>1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9">
                <text:p>1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90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91">
                <text:p>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92">
                <text:p>1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93">
                <text:p>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94">
                <text:p>1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5">
                <text:p>1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96">
                <text:p>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97">
                <text:p>1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98">
                <text:p>1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9">
                <text:p>1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01">
                <text:p>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02">
                <text:p>2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03">
                <text:p>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04">
                <text:p>2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5">
                <text:p>2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07">
                <text:p>2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08">
                <text:p>2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09">
                <text:p>2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10">
                <text:p>2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11">
                <text:p>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12">
                <text:p>2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13">
                <text:p>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14">
                <text:p>2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5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16">
                <text:p>2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17">
                <text:p>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18">
                <text:p>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19">
                <text:p>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20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21">
                <text:p>2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22">
                <text:p>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23">
                <text:p>2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24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5">
                <text:p>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6">
                <text:p>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7">
                <text:p>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8">
                <text:p>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9">
                <text:p>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30">
                <text:p>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32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33">
                <text:p>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34">
                <text:p>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35">
                <text:p>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36">
                <text:p>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37">
                <text:p>2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38">
                <text:p>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41">
                <text:p>2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42">
                <text:p>2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43">
                <text:p>2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4">
                <text:p>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45">
                <text:p>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46">
                <text:p>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47">
                <text:p>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48">
                <text:p>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0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1">
                <text:p>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2">
                <text:p>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3">
                <text:p>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5">
                <text:p>2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7">
                <text:p>2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8">
                <text:p>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9">
                <text:p>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60">
                <text:p>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1">
                <text:p>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62">
                <text:p>2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63">
                <text:p>2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64">
                <text:p>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65">
                <text:p>2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6">
                <text:p>2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7">
                <text:p>2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9">
                <text:p>2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71">
                <text:p>2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72">
                <text:p>2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73">
                <text:p>2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74">
                <text:p>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75">
                <text:p>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76">
                <text:p>2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77">
                <text:p>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78">
                <text:p>2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79">
                <text:p>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80">
                <text:p>2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81">
                <text:p>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82">
                <text:p>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83">
                <text:p>2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84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85">
                <text:p>2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86">
                <text:p>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7">
                <text:p>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88">
                <text:p>2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89">
                <text:p>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90">
                <text:p>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91">
                <text:p>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92">
                <text:p>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93">
                <text:p>2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94">
                <text:p>2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95">
                <text:p>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96">
                <text:p>2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97">
                <text:p>2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98">
                <text:p>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99">
                <text:p>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01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02">
                <text:p>3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03">
                <text:p>3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04">
                <text:p>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05">
                <text:p>3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06">
                <text:p>3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07">
                <text:p>3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08">
                <text:p>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09">
                <text:p>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10">
                <text:p>3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11">
                <text:p>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12">
                <text:p>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3">
                <text:p>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15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16">
                <text:p>3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17">
                <text:p>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18">
                <text:p>3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19">
                <text:p>3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20">
                <text:p>3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21">
                <text:p>3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22">
                <text:p>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23">
                <text:p>3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24">
                <text:p>3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25">
                <text:p>3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26">
                <text:p>3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27">
                <text:p>3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28">
                <text:p>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29">
                <text:p>3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30">
                <text:p>3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31">
                <text:p>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32">
                <text:p>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33">
                <text:p>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34">
                <text:p>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35">
                <text:p>3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36">
                <text:p>3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37">
                <text:p>3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38">
                <text:p>3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39">
                <text:p>3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40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41">
                <text:p>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2">
                <text:p>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43">
                <text:p>3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44">
                <text:p>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45">
                <text:p>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46">
                <text:p>3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7">
                <text:p>3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48">
                <text:p>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49">
                <text:p>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50">
                <text:p>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51">
                <text:p>3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52">
                <text:p>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53">
                <text:p>3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54">
                <text:p>3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55">
                <text:p>3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56">
                <text:p>3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57">
                <text:p>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58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59">
                <text:p>3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60">
                <text:p>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61">
                <text:p>3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62">
                <text:p>3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63">
                <text:p>3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64">
                <text:p>3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65">
                <text:p>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66">
                <text:p>3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67">
                <text:p>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8">
                <text:p>3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9">
                <text:p>3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70">
                <text:p>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71">
                <text:p>3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72">
                <text:p>3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73">
                <text:p>3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74">
                <text:p>3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75">
                <text:p>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76">
                <text:p>3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77">
                <text:p>3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78">
                <text:p>3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79">
                <text:p>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0">
                <text:p>3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1">
                <text:p>3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2">
                <text:p>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3">
                <text:p>3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4">
                <text:p>3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5">
                <text:p>3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86">
                <text:p>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87">
                <text:p>3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8">
                <text:p>3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9">
                <text:p>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90">
                <text:p>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91">
                <text:p>3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92">
                <text:p>3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93">
                <text:p>3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94">
                <text:p>3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95">
                <text:p>3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96">
                <text:p>3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97">
                <text:p>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98">
                <text:p>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99">
                <text:p>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00">
                <text:p>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01">
                <text:p>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02">
                <text:p>4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03">
                <text:p>4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04">
                <text:p>4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05">
                <text:p>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06">
                <text:p>4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07">
                <text:p>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08">
                <text:p>4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09">
                <text:p>4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10">
                <text:p>4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11">
                <text:p>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12">
                <text:p>4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13">
                <text:p>4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14">
                <text:p>4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15">
                <text:p>4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6">
                <text:p>4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17">
                <text:p>4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18">
                <text:p>4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19">
                <text:p>4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20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21">
                <text:p>4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22">
                <text:p>4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3">
                <text:p>4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24">
                <text:p>4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25">
                <text:p>4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26">
                <text:p>4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27">
                <text:p>4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28">
                <text:p>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9">
                <text:p>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30">
                <text:p>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31">
                <text:p>4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32">
                <text:p>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33">
                <text:p>4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34">
                <text:p>4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35">
                <text:p>4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36">
                <text:p>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37">
                <text:p>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38">
                <text:p>4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39">
                <text:p>4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40">
                <text:p>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41">
                <text:p>4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42">
                <text:p>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44">
                <text:p>4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45">
                <text:p>4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46">
                <text:p>4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47">
                <text:p>4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48">
                <text:p>4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49">
                <text:p>4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50">
                <text:p>4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51">
                <text:p>4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52">
                <text:p>4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53">
                <text:p>4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54">
                <text:p>4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55">
                <text:p>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56">
                <text:p>4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57">
                <text:p>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58">
                <text:p>4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59">
                <text:p>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60">
                <text:p>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61">
                <text:p>4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62">
                <text:p>4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63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64">
                <text:p>4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65">
                <text:p>4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66">
                <text:p>4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67">
                <text:p>4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68">
                <text:p>4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69">
                <text:p>4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70">
                <text:p>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71">
                <text:p>4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72">
                <text:p>4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73">
                <text:p>4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74">
                <text:p>4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75">
                <text:p>4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76">
                <text:p>4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77">
                <text:p>4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78">
                <text:p>4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79">
                <text:p>4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80">
                <text:p>4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81">
                <text:p>4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82">
                <text:p>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83">
                <text:p>4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84">
                <text:p>4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85">
                <text:p>4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86">
                <text:p>4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88">
                <text:p>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89">
                <text:p>4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90">
                <text:p>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91">
                <text:p>4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92">
                <text:p>4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93">
                <text:p>4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94">
                <text:p>4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95">
                <text:p>4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96">
                <text:p>4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97">
                <text:p>4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98">
                <text:p>4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99">
                <text:p>4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0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1">
                <text:p>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2">
                <text:p>5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3">
                <text:p>5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4">
                <text:p>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5">
                <text:p>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6">
                <text:p>5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07">
                <text:p>5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08">
                <text:p>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09">
                <text:p>5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10">
                <text:p>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1">
                <text:p>5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12">
                <text:p>5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13">
                <text:p>5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4">
                <text:p>5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5">
                <text:p>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6">
                <text:p>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7">
                <text:p>5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8">
                <text:p>5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9">
                <text:p>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20">
                <text:p>5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21">
                <text:p>5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22">
                <text:p>5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23">
                <text:p>5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24">
                <text:p>5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25">
                <text:p>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26">
                <text:p>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27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28">
                <text:p>5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29">
                <text:p>5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30">
                <text:p>5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31">
                <text:p>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32">
                <text:p>5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3">
                <text:p>5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34">
                <text:p>5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35">
                <text:p>5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36">
                <text:p>5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37">
                <text:p>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38">
                <text:p>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39">
                <text:p>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40">
                <text:p>5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41">
                <text:p>5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42">
                <text:p>5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43">
                <text:p>5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44">
                <text:p>5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45">
                <text:p>5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46">
                <text:p>5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47">
                <text:p>5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48">
                <text:p>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49">
                <text:p>5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50">
                <text:p>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51">
                <text:p>5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52">
                <text:p>5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53">
                <text:p>5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54">
                <text:p>5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55">
                <text:p>5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56">
                <text:p>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57">
                <text:p>5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58">
                <text:p>5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59">
                <text:p>5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60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61">
                <text:p>5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62">
                <text:p>5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63">
                <text:p>5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64">
                <text:p>5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65">
                <text:p>5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66">
                <text:p>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67">
                <text:p>5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68">
                <text:p>5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69">
                <text:p>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70">
                <text:p>5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71">
                <text:p>5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72">
                <text:p>5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73">
                <text:p>5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74">
                <text:p>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75">
                <text:p>5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76">
                <text:p>5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77">
                <text:p>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78">
                <text:p>5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79">
                <text:p>5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80">
                <text:p>5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81">
                <text:p>5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82">
                <text:p>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83">
                <text:p>5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84">
                <text:p>5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85">
                <text:p>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86">
                <text:p>5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87">
                <text:p>5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88">
                <text:p>5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89">
                <text:p>5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90">
                <text:p>5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91">
                <text:p>5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92">
                <text:p>5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93">
                <text:p>5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94">
                <text:p>5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95">
                <text:p>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96">
                <text:p>5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97">
                <text:p>5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98">
                <text:p>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99">
                <text:p>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600">
                <text:p>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601">
                <text:p>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02">
                <text:p>6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03">
                <text:p>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04">
                <text:p>6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05">
                <text:p>6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606">
                <text:p>6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07">
                <text:p>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608">
                <text:p>6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09">
                <text:p>6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10">
                <text:p>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11">
                <text:p>6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12">
                <text:p>6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13">
                <text:p>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4">
                <text:p>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15">
                <text:p>6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16">
                <text:p>6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17">
                <text:p>6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18">
                <text:p>6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19">
                <text:p>6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20">
                <text:p>6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21">
                <text:p>6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22">
                <text:p>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23">
                <text:p>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24">
                <text:p>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25">
                <text:p>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26">
                <text:p>6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27">
                <text:p>6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28">
                <text:p>6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29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30">
                <text:p>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31">
                <text:p>6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32">
                <text:p>6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33">
                <text:p>6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34">
                <text:p>6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35">
                <text:p>6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36">
                <text:p>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37">
                <text:p>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38">
                <text:p>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39">
                <text:p>6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40">
                <text:p>6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41">
                <text:p>6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42">
                <text:p>6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43">
                <text:p>6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44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45">
                <text:p>6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46">
                <text:p>6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47">
                <text:p>6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48">
                <text:p>6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49">
                <text:p>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50">
                <text:p>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51">
                <text:p>6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52">
                <text:p>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53">
                <text:p>6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54">
                <text:p>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55">
                <text:p>6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56">
                <text:p>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57">
                <text:p>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58">
                <text:p>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59">
                <text:p>6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60">
                <text:p>6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61">
                <text:p>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62">
                <text:p>6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63">
                <text:p>6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64">
                <text:p>6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65">
                <text:p>6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66">
                <text:p>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67">
                <text:p>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68">
                <text:p>6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69">
                <text:p>6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70">
                <text:p>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71">
                <text:p>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72">
                <text:p>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73">
                <text:p>6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74">
                <text:p>6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75">
                <text:p>6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76">
                <text:p>6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77">
                <text:p>6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78">
                <text:p>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79">
                <text:p>6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80">
                <text:p>6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81">
                <text:p>6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82">
                <text:p>6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83">
                <text:p>6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84">
                <text:p>6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85">
                <text:p>6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86">
                <text:p>6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87">
                <text:p>6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88">
                <text:p>6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89">
                <text:p>6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90">
                <text:p>6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91">
                <text:p>6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92">
                <text:p>6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93">
                <text:p>6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94">
                <text:p>6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95">
                <text:p>6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96">
                <text:p>6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97">
                <text:p>6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98">
                <text:p>6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99">
                <text:p>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00">
                <text:p>7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01">
                <text:p>7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02">
                <text:p>7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03">
                <text:p>7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04">
                <text:p>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05">
                <text:p>7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06">
                <text:p>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07">
                <text:p>7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08">
                <text:p>7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09">
                <text:p>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10">
                <text:p>7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11">
                <text:p>7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12">
                <text:p>7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13">
                <text:p>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14">
                <text:p>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15">
                <text:p>7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16">
                <text:p>7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17">
                <text:p>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18">
                <text:p>7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19">
                <text:p>7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20">
                <text:p>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21">
                <text:p>7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22">
                <text:p>7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23">
                <text:p>7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24">
                <text:p>7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25">
                <text:p>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26">
                <text:p>7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27">
                <text:p>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28">
                <text:p>7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29">
                <text:p>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30">
                <text:p>7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31">
                <text:p>7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32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3">
                <text:p>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34">
                <text:p>7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35">
                <text:p>7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36">
                <text:p>7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37">
                <text:p>7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38">
                <text:p>7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39">
                <text:p>7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40">
                <text:p>7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41">
                <text:p>7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42">
                <text:p>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43">
                <text:p>7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44">
                <text:p>7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45">
                <text:p>7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46">
                <text:p>7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47">
                <text:p>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48">
                <text:p>7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49">
                <text:p>7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51">
                <text:p>7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52">
                <text:p>7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53">
                <text:p>7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54">
                <text:p>7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55">
                <text:p>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56">
                <text:p>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57">
                <text:p>7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58">
                <text:p>7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59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60">
                <text:p>7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62">
                <text:p>7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63">
                <text:p>7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64">
                <text:p>7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65">
                <text:p>7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66">
                <text:p>7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67">
                <text:p>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68">
                <text:p>7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69">
                <text:p>7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70">
                <text:p>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71">
                <text:p>7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72">
                <text:p>7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73">
                <text:p>7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74">
                <text:p>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76">
                <text:p>7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77">
                <text:p>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78">
                <text:p>7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79">
                <text:p>7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80">
                <text:p>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81">
                <text:p>7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82">
                <text:p>7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83">
                <text:p>7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84">
                <text:p>7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85">
                <text:p>7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86">
                <text:p>7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87">
                <text:p>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88">
                <text:p>7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89">
                <text:p>7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90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91">
                <text:p>7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92">
                <text:p>7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93">
                <text:p>7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94">
                <text:p>7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95">
                <text:p>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96">
                <text:p>7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97">
                <text:p>7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98">
                <text:p>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99">
                <text:p>7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00">
                <text:p>8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01">
                <text:p>8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02">
                <text:p>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03">
                <text:p>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04">
                <text:p>8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05">
                <text:p>8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06">
                <text:p>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07">
                <text:p>8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08">
                <text:p>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09">
                <text:p>8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10">
                <text:p>8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11">
                <text:p>8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12">
                <text:p>8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13">
                <text:p>8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14">
                <text:p>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15">
                <text:p>8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16">
                <text:p>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17">
                <text:p>8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18">
                <text:p>8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19">
                <text:p>8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20">
                <text:p>8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21">
                <text:p>8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22">
                <text:p>8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23">
                <text:p>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24">
                <text:p>8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25">
                <text:p>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26">
                <text:p>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27">
                <text:p>8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28">
                <text:p>8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29">
                <text:p>8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30">
                <text:p>8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31">
                <text:p>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32">
                <text:p>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33">
                <text:p>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34">
                <text:p>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35">
                <text:p>8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36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37">
                <text:p>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38">
                <text:p>8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39">
                <text:p>8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40">
                <text:p>8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41">
                <text:p>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42">
                <text:p>8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43">
                <text:p>8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44">
                <text:p>8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45">
                <text:p>8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46">
                <text:p>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47">
                <text:p>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48">
                <text:p>8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49">
                <text:p>8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50">
                <text:p>8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51">
                <text:p>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52">
                <text:p>8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54">
                <text:p>8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55">
                <text:p>8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56">
                <text:p>8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58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59">
                <text:p>8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60">
                <text:p>8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61">
                <text:p>8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62">
                <text:p>8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63">
                <text:p>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64">
                <text:p>8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65">
                <text:p>8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66">
                <text:p>8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68">
                <text:p>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69">
                <text:p>8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70">
                <text:p>8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71">
                <text:p>8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72">
                <text:p>8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73">
                <text:p>8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74">
                <text:p>8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75">
                <text:p>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76">
                <text:p>8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77">
                <text:p>8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78">
                <text:p>8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79">
                <text:p>8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80">
                <text:p>8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81">
                <text:p>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82">
                <text:p>8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83">
                <text:p>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84">
                <text:p>8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85">
                <text:p>8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86">
                <text:p>8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87">
                <text:p>8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88">
                <text:p>8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89">
                <text:p>8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90">
                <text:p>8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91">
                <text:p>8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92">
                <text:p>8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93">
                <text:p>8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94">
                <text:p>8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95">
                <text:p>8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96">
                <text:p>8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97">
                <text:p>8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98">
                <text:p>8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99">
                <text:p>8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00">
                <text:p>9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01">
                <text:p>9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02">
                <text:p>9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03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04">
                <text:p>9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05">
                <text:p>9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06">
                <text:p>9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07">
                <text:p>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08">
                <text:p>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09">
                <text:p>9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10">
                <text:p>9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11">
                <text:p>9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12">
                <text:p>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13">
                <text:p>9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14">
                <text:p>9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15">
                <text:p>9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16">
                <text:p>9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7">
                <text:p>9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18">
                <text:p>9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19">
                <text:p>9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20">
                <text:p>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21">
                <text:p>9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22">
                <text:p>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23">
                <text:p>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24">
                <text:p>9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25">
                <text:p>9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26">
                <text:p>9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27">
                <text:p>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28">
                <text:p>9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29">
                <text:p>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30">
                <text:p>9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31">
                <text:p>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32">
                <text:p>9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33">
                <text:p>9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34">
                <text:p>9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35">
                <text:p>9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36">
                <text:p>9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37">
                <text:p>9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38">
                <text:p>9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39">
                <text:p>9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40">
                <text:p>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41">
                <text:p>9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42">
                <text:p>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43">
                <text:p>9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44">
                <text:p>9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45">
                <text:p>9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46">
                <text:p>9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47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48">
                <text:p>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49">
                <text:p>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50">
                <text:p>9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51">
                <text:p>9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52">
                <text:p>9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53">
                <text:p>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54">
                <text:p>9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55">
                <text:p>9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56">
                <text:p>9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57">
                <text:p>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58">
                <text:p>9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59">
                <text:p>9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60">
                <text:p>9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61">
                <text:p>9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62">
                <text:p>9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63">
                <text:p>9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64">
                <text:p>9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65">
                <text:p>9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66">
                <text:p>9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67">
                <text:p>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68">
                <text:p>9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69">
                <text:p>9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70">
                <text:p>9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71">
                <text:p>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72">
                <text:p>9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73">
                <text:p>9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74">
                <text:p>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75">
                <text:p>9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76">
                <text:p>9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77">
                <text:p>9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78">
                <text:p>9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79">
                <text:p>9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80">
                <text:p>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81">
                <text:p>9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82">
                <text:p>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83">
                <text:p>9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84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85">
                <text:p>9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86">
                <text:p>9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87">
                <text:p>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88">
                <text:p>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89">
                <text:p>9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90">
                <text:p>9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91">
                <text:p>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92">
                <text:p>9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93">
                <text:p>9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94">
                <text:p>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95">
                <text:p>9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96">
                <text:p>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97">
                <text:p>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98">
                <text:p>9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99">
                <text:p>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00">
                <text:p>1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01">
                <text:p>1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002">
                <text:p>10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003">
                <text:p>10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004">
                <text:p>10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05">
                <text:p>10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006">
                <text:p>1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007">
                <text:p>10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008">
                <text:p>1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009">
                <text:p>10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010">
                <text:p>10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011">
                <text:p>10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012">
                <text:p>10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13">
                <text:p>10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014">
                <text:p>10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15">
                <text:p>10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16">
                <text:p>10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7">
                <text:p>1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18">
                <text:p>10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19">
                <text:p>10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20">
                <text:p>10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21">
                <text:p>1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22">
                <text:p>10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23">
                <text:p>10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24">
                <text:p>102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